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6mm"/>
    </style:style>
    <style:style style:name="co2" style:family="table-column">
      <style:table-column-properties fo:break-before="auto" style:column-width="7.57mm"/>
    </style:style>
    <style:style style:name="co3" style:family="table-column">
      <style:table-column-properties fo:break-before="auto" style:column-width="28.26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33.16mm"/>
    </style:style>
    <style:style style:name="co7" style:family="table-column">
      <style:table-column-properties fo:break-before="auto" style:column-width="9.1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inueA-unsafe_27_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1] </text:p>
          </table:table-cell>
          <table:table-cell office:value-type="float" office:value="0.00899169999999998" calcext:value-type="float">
            <text:p>0,0089917</text:p>
          </table:table-cell>
          <table:table-cell office:value-type="string" calcext:value-type="string">
            <text:p><text:s/>[1] </text:p>
          </table:table-cell>
          <table:table-cell office:value-type="float" office:value="0.00465790000000084" calcext:value-type="float">
            <text:p>0,004657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.041928766147" calcext:value-type="float">
            <text:p>193,04192876614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39] </text:p>
          </table:table-cell>
          <table:table-cell office:value-type="float" office:value="0.0269070999999997" calcext:value-type="float">
            <text:p>0,0269071</text:p>
          </table:table-cell>
          <table:table-cell office:value-type="string" calcext:value-type="string">
            <text:p><text:s/>[39, 1] </text:p>
          </table:table-cell>
          <table:table-cell office:value-type="float" office:value="0.0333584999999999" calcext:value-type="float">
            <text:p>0,03335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.6604013969445" calcext:value-type="float">
            <text:p>80,660401396944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, 31] </text:p>
          </table:table-cell>
          <table:table-cell office:value-type="float" office:value="0.0385373000000001" calcext:value-type="float">
            <text:p>0,0385373</text:p>
          </table:table-cell>
          <table:table-cell office:value-type="string" calcext:value-type="string">
            <text:p><text:s/>[31, 1] </text:p>
          </table:table-cell>
          <table:table-cell office:value-type="float" office:value="0.0490641999999994" calcext:value-type="float">
            <text:p>0,0490641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.5446415105119" calcext:value-type="float">
            <text:p>78,54464151051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2] </text:p>
          </table:table-cell>
          <table:table-cell office:value-type="float" office:value="0.0103561999999997" calcext:value-type="float">
            <text:p>0,0103562</text:p>
          </table:table-cell>
          <table:table-cell office:value-type="string" calcext:value-type="string">
            <text:p><text:s/>[2] </text:p>
          </table:table-cell>
          <table:table-cell office:value-type="float" office:value="0.00618979999999994" calcext:value-type="float">
            <text:p>0,0061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.310737018963" calcext:value-type="float">
            <text:p>167,31073701896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] </text:p>
          </table:table-cell>
          <table:table-cell office:value-type="float" office:value="0.010284" calcext:value-type="float">
            <text:p>0,010284</text:p>
          </table:table-cell>
          <table:table-cell office:value-type="string" calcext:value-type="string">
            <text:p><text:s/>[1] </text:p>
          </table:table-cell>
          <table:table-cell office:value-type="float" office:value="0.0198318999999998" calcext:value-type="float">
            <text:p>0,0198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855848405852" calcext:value-type="float">
            <text:p>51,85584840585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] </text:p>
          </table:table-cell>
          <table:table-cell office:value-type="float" office:value="0.0107584000000003" calcext:value-type="float">
            <text:p>0,0107584</text:p>
          </table:table-cell>
          <table:table-cell office:value-type="string" calcext:value-type="string">
            <text:p><text:s/>[2] </text:p>
          </table:table-cell>
          <table:table-cell office:value-type="float" office:value="0.0204646999999994" calcext:value-type="float">
            <text:p>0,0204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5705238777045" calcext:value-type="float">
            <text:p>52,570523877704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] </text:p>
          </table:table-cell>
          <table:table-cell office:value-type="float" office:value="0.0102688999999998" calcext:value-type="float">
            <text:p>0,0102689</text:p>
          </table:table-cell>
          <table:table-cell office:value-type="string" calcext:value-type="string">
            <text:p><text:s/>[1] </text:p>
          </table:table-cell>
          <table:table-cell office:value-type="float" office:value="0.0199506" calcext:value-type="float">
            <text:p>0,0199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4716349382967" calcext:value-type="float">
            <text:p>51,471634938296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39] </text:p>
          </table:table-cell>
          <table:table-cell office:value-type="float" office:value="0.0677706999999998" calcext:value-type="float">
            <text:p>0,0677707</text:p>
          </table:table-cell>
          <table:table-cell office:value-type="string" calcext:value-type="string">
            <text:p><text:s/>[39, 1] </text:p>
          </table:table-cell>
          <table:table-cell office:value-type="float" office:value="0.1055896" calcext:value-type="float">
            <text:p>0,10558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.1831203073026" calcext:value-type="float">
            <text:p>64,183120307302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31] </text:p>
          </table:table-cell>
          <table:table-cell office:value-type="float" office:value="0.0592188000000007" calcext:value-type="float">
            <text:p>0,059218800000001</text:p>
          </table:table-cell>
          <table:table-cell office:value-type="string" calcext:value-type="string">
            <text:p><text:s/>[31, 1] </text:p>
          </table:table-cell>
          <table:table-cell office:value-type="float" office:value="0.133555199999999" calcext:value-type="float">
            <text:p>0,1335551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.3403177113291" calcext:value-type="float">
            <text:p>44,340317711329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] </text:p>
          </table:table-cell>
          <table:table-cell office:value-type="float" office:value="0.0110650000000007" calcext:value-type="float">
            <text:p>0,011065000000001</text:p>
          </table:table-cell>
          <table:table-cell office:value-type="string" calcext:value-type="string">
            <text:p><text:s/>[2] </text:p>
          </table:table-cell>
          <table:table-cell office:value-type="float" office:value="0.0212294" calcext:value-type="float">
            <text:p>0,0212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.1211150574236" calcext:value-type="float">
            <text:p>52,12111505742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] </text:p>
          </table:table-cell>
          <table:table-cell office:value-type="float" office:value="0.0202329000000006" calcext:value-type="float">
            <text:p>0,020232900000001</text:p>
          </table:table-cell>
          <table:table-cell office:value-type="string" calcext:value-type="string">
            <text:p><text:s/>[1] </text:p>
          </table:table-cell>
          <table:table-cell office:value-type="float" office:value="0.0204249000000004" calcext:value-type="float">
            <text:p>0,020424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0599709178511" calcext:value-type="float">
            <text:p>99,05997091785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39] </text:p>
          </table:table-cell>
          <table:table-cell office:value-type="float" office:value="0.0561038999999994" calcext:value-type="float">
            <text:p>0,056103899999999</text:p>
          </table:table-cell>
          <table:table-cell office:value-type="string" calcext:value-type="string">
            <text:p><text:s/>[39, 1] </text:p>
          </table:table-cell>
          <table:table-cell office:value-type="float" office:value="0.0784206999999995" calcext:value-type="float">
            <text:p>0,07842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.5422076058997" calcext:value-type="float">
            <text:p>71,542207605899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31] </text:p>
          </table:table-cell>
          <table:table-cell office:value-type="float" office:value="0.0758694000000006" calcext:value-type="float">
            <text:p>0,075869400000001</text:p>
          </table:table-cell>
          <table:table-cell office:value-type="string" calcext:value-type="string">
            <text:p><text:s/>[31, 1] </text:p>
          </table:table-cell>
          <table:table-cell office:value-type="float" office:value="0.1059014" calcext:value-type="float">
            <text:p>0,1059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.6415458152585" calcext:value-type="float">
            <text:p>71,641545815258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1] </text:p>
          </table:table-cell>
          <table:table-cell office:value-type="float" office:value="0.0196117999999998" calcext:value-type="float">
            <text:p>0,0196118</text:p>
          </table:table-cell>
          <table:table-cell office:value-type="string" calcext:value-type="string">
            <text:p><text:s/>[41] </text:p>
          </table:table-cell>
          <table:table-cell office:value-type="float" office:value="0.0205338999999995" calcext:value-type="float">
            <text:p>0,0205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093771762808" calcext:value-type="float">
            <text:p>95,50937717628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] </text:p>
          </table:table-cell>
          <table:table-cell office:value-type="float" office:value="0.0200373000000013" calcext:value-type="float">
            <text:p>0,020037300000001</text:p>
          </table:table-cell>
          <table:table-cell office:value-type="string" calcext:value-type="string">
            <text:p><text:s/>[1] </text:p>
          </table:table-cell>
          <table:table-cell office:value-type="float" office:value="0.0345515000000006" calcext:value-type="float">
            <text:p>0,0345515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.9925618279987" calcext:value-type="float">
            <text:p>57,992561827998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] </text:p>
          </table:table-cell>
          <table:table-cell office:value-type="float" office:value="0.0200278000000011" calcext:value-type="float">
            <text:p>0,020027800000001</text:p>
          </table:table-cell>
          <table:table-cell office:value-type="string" calcext:value-type="string">
            <text:p><text:s/>[2] </text:p>
          </table:table-cell>
          <table:table-cell office:value-type="float" office:value="0.0211489" calcext:value-type="float">
            <text:p>0,0211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6990150788038" calcext:value-type="float">
            <text:p>94,6990150788038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] </text:p>
          </table:table-cell>
          <table:table-cell office:value-type="float" office:value="0.0198003" calcext:value-type="float">
            <text:p>0,0198003</text:p>
          </table:table-cell>
          <table:table-cell office:value-type="string" calcext:value-type="string">
            <text:p><text:s/>[1] </text:p>
          </table:table-cell>
          <table:table-cell office:value-type="float" office:value="0.0347473999999991" calcext:value-type="float">
            <text:p>0,0347473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9835440925091" calcext:value-type="float">
            <text:p>56,983544092509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201419999999999" calcext:value-type="float">
            <text:p>0,020142</text:p>
          </table:table-cell>
          <table:table-cell office:value-type="string" calcext:value-type="string">
            <text:p><text:s/>[2] </text:p>
          </table:table-cell>
          <table:table-cell office:value-type="float" office:value="0.0346023000000002" calcext:value-type="float">
            <text:p>0,0346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2100033812774" calcext:value-type="float">
            <text:p>58,210003381277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] </text:p>
          </table:table-cell>
          <table:table-cell office:value-type="float" office:value="0.0203934000000004" calcext:value-type="float">
            <text:p>0,0203934</text:p>
          </table:table-cell>
          <table:table-cell office:value-type="string" calcext:value-type="string">
            <text:p><text:s/>[1] </text:p>
          </table:table-cell>
          <table:table-cell office:value-type="float" office:value="0.0347661000000002" calcext:value-type="float">
            <text:p>0,0347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658865964259" calcext:value-type="float">
            <text:p>58,65886596425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39] </text:p>
          </table:table-cell>
          <table:table-cell office:value-type="float" office:value="0.1154934" calcext:value-type="float">
            <text:p>0,1154934</text:p>
          </table:table-cell>
          <table:table-cell office:value-type="string" calcext:value-type="string">
            <text:p><text:s/>[39, 1] </text:p>
          </table:table-cell>
          <table:table-cell office:value-type="float" office:value="0.1774271" calcext:value-type="float">
            <text:p>0,17742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.0934383755355" calcext:value-type="float">
            <text:p>65,093438375535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31] </text:p>
          </table:table-cell>
          <table:table-cell office:value-type="float" office:value="0.1170725" calcext:value-type="float">
            <text:p>0,1170725</text:p>
          </table:table-cell>
          <table:table-cell office:value-type="string" calcext:value-type="string">
            <text:p><text:s/>[31, 1] </text:p>
          </table:table-cell>
          <table:table-cell office:value-type="float" office:value="0.222774099999999" calcext:value-type="float">
            <text:p>0,2227740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.5521144513661" calcext:value-type="float">
            <text:p>52,552114451366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221008999999995" calcext:value-type="float">
            <text:p>0,0221009</text:p>
          </table:table-cell>
          <table:table-cell office:value-type="string" calcext:value-type="string">
            <text:p><text:s/>[2] </text:p>
          </table:table-cell>
          <table:table-cell office:value-type="float" office:value="0.0372126999999992" calcext:value-type="float">
            <text:p>0,0372126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.3907456325394" calcext:value-type="float">
            <text:p>59,390745632539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6] </text:p>
          </table:table-cell>
          <table:table-cell office:value-type="float" office:value="0.0296222999999998" calcext:value-type="float">
            <text:p>0,0296223</text:p>
          </table:table-cell>
          <table:table-cell office:value-type="string" calcext:value-type="string">
            <text:p><text:s/>[46] </text:p>
          </table:table-cell>
          <table:table-cell office:value-type="float" office:value="0.0204862000000006" calcext:value-type="float">
            <text:p>0,0204862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.596362429338" calcext:value-type="float">
            <text:p>144,59636242933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6] </text:p>
          </table:table-cell>
          <table:table-cell office:value-type="float" office:value="0.0392648999999992" calcext:value-type="float">
            <text:p>0,039264899999999</text:p>
          </table:table-cell>
          <table:table-cell office:value-type="string" calcext:value-type="string">
            <text:p><text:s/>[46] </text:p>
          </table:table-cell>
          <table:table-cell office:value-type="float" office:value="0.0343133000000009" calcext:value-type="float">
            <text:p>0,0343133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430556081747" calcext:value-type="float">
            <text:p>114,43055608174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6] </text:p>
          </table:table-cell>
          <table:table-cell office:value-type="float" office:value="0.0391598000000002" calcext:value-type="float">
            <text:p>0,0391598</text:p>
          </table:table-cell>
          <table:table-cell office:value-type="string" calcext:value-type="string">
            <text:p><text:s/>[46] </text:p>
          </table:table-cell>
          <table:table-cell office:value-type="float" office:value="0.0346057999999999" calcext:value-type="float">
            <text:p>0,0346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.159643759139" calcext:value-type="float">
            <text:p>113,15964375913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5] </text:p>
          </table:table-cell>
          <table:table-cell office:value-type="float" office:value="0.0411344999999997" calcext:value-type="float">
            <text:p>0,0411345</text:p>
          </table:table-cell>
          <table:table-cell office:value-type="string" calcext:value-type="string">
            <text:p><text:s/>[35] </text:p>
          </table:table-cell>
          <table:table-cell office:value-type="float" office:value="0.0235164999999995" calcext:value-type="float">
            <text:p>0,02351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.91761103906" calcext:value-type="float">
            <text:p>174,9176110390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0413627999999989" calcext:value-type="float">
            <text:p>0,041362799999999</text:p>
          </table:table-cell>
          <table:table-cell office:value-type="string" calcext:value-type="string">
            <text:p><text:s/>[35] </text:p>
          </table:table-cell>
          <table:table-cell office:value-type="float" office:value="0.0232800000000012" calcext:value-type="float">
            <text:p>0,023280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.675257731945" calcext:value-type="float">
            <text:p>177,67525773194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0749345000000005" calcext:value-type="float">
            <text:p>0,074934500000001</text:p>
          </table:table-cell>
          <table:table-cell office:value-type="string" calcext:value-type="string">
            <text:p><text:s/>[35] </text:p>
          </table:table-cell>
          <table:table-cell office:value-type="float" office:value="0.0243613999999994" calcext:value-type="float">
            <text:p>0,0243613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.595212097837" calcext:value-type="float">
            <text:p>307,59521209783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0524387000000004" calcext:value-type="float">
            <text:p>0,052438700000001</text:p>
          </table:table-cell>
          <table:table-cell office:value-type="string" calcext:value-type="string">
            <text:p><text:s/>[35] </text:p>
          </table:table-cell>
          <table:table-cell office:value-type="float" office:value="0.0235982000000007" calcext:value-type="float">
            <text:p>0,0235982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.214829944652" calcext:value-type="float">
            <text:p>222,21482994465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0531879000000004" calcext:value-type="float">
            <text:p>0,0531879</text:p>
          </table:table-cell>
          <table:table-cell office:value-type="string" calcext:value-type="string">
            <text:p><text:s/>[35] </text:p>
          </table:table-cell>
          <table:table-cell office:value-type="float" office:value="0.0237908999999988" calcext:value-type="float">
            <text:p>0,0237908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3.564051801332" calcext:value-type="float">
            <text:p>223,56405180133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0869458000000009" calcext:value-type="float">
            <text:p>0,086945800000001</text:p>
          </table:table-cell>
          <table:table-cell office:value-type="string" calcext:value-type="string">
            <text:p><text:s/>[35] </text:p>
          </table:table-cell>
          <table:table-cell office:value-type="float" office:value="0.0250819000000007" calcext:value-type="float">
            <text:p>0,025081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.647582519659" calcext:value-type="float">
            <text:p>346,64758251965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129261100000001" calcext:value-type="float">
            <text:p>0,129261100000001</text:p>
          </table:table-cell>
          <table:table-cell office:value-type="string" calcext:value-type="string">
            <text:p><text:s/>[35] </text:p>
          </table:table-cell>
          <table:table-cell office:value-type="float" office:value="0.0424297999999993" calcext:value-type="float">
            <text:p>0,0424297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.646969818389" calcext:value-type="float">
            <text:p>304,64696981838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6] </text:p>
          </table:table-cell>
          <table:table-cell office:value-type="float" office:value="0.0507723999999996" calcext:value-type="float">
            <text:p>0,0507724</text:p>
          </table:table-cell>
          <table:table-cell office:value-type="string" calcext:value-type="string">
            <text:p><text:s/>[46] </text:p>
          </table:table-cell>
          <table:table-cell office:value-type="float" office:value="0.0348289000000008" calcext:value-type="float">
            <text:p>0,034828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.776639514881" calcext:value-type="float">
            <text:p>145,77663951488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46] </text:p>
          </table:table-cell>
          <table:table-cell office:value-type="float" office:value="0.0599672999999996" calcext:value-type="float">
            <text:p>0,0599673</text:p>
          </table:table-cell>
          <table:table-cell office:value-type="string" calcext:value-type="string">
            <text:p><text:s/>[46] </text:p>
          </table:table-cell>
          <table:table-cell office:value-type="float" office:value="0.0499725999999996" calcext:value-type="float">
            <text:p>0,0499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.000360197388" calcext:value-type="float">
            <text:p>120,00036019738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3] </text:p>
          </table:table-cell>
          <table:table-cell office:value-type="float" office:value="0.0420857999999996" calcext:value-type="float">
            <text:p>0,0420858</text:p>
          </table:table-cell>
          <table:table-cell office:value-type="string" calcext:value-type="string">
            <text:p><text:s/>[33] </text:p>
          </table:table-cell>
          <table:table-cell office:value-type="float" office:value="0.0234574999999992" calcext:value-type="float">
            <text:p>0,0234574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.41298092295" calcext:value-type="float">
            <text:p>179,4129809229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0] </text:p>
          </table:table-cell>
          <table:table-cell office:value-type="float" office:value="0.0293236000000007" calcext:value-type="float">
            <text:p>0,029323600000001</text:p>
          </table:table-cell>
          <table:table-cell office:value-type="string" calcext:value-type="string">
            <text:p><text:s/>[40] </text:p>
          </table:table-cell>
          <table:table-cell office:value-type="float" office:value="0.021024899999999" calcext:value-type="float">
            <text:p>0,0210248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.470817934935" calcext:value-type="float">
            <text:p>139,47081793493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17000999999988" calcext:value-type="float">
            <text:p>0,011700099999999</text:p>
          </table:table-cell>
          <table:table-cell office:value-type="string" calcext:value-type="string">
            <text:p><text:s/>[0] </text:p>
          </table:table-cell>
          <table:table-cell office:value-type="float" office:value="0.00990440000000206" calcext:value-type="float">
            <text:p>0,0099044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130325915718" calcext:value-type="float">
            <text:p>118,13032591571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22016000000002" calcext:value-type="float">
            <text:p>0,0122016</text:p>
          </table:table-cell>
          <table:table-cell office:value-type="string" calcext:value-type="string">
            <text:p><text:s/>[0] </text:p>
          </table:table-cell>
          <table:table-cell office:value-type="float" office:value="0.011635099999998" calcext:value-type="float">
            <text:p>0,0116350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868888105837" calcext:value-type="float">
            <text:p>104,86888810583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0] </text:p>
          </table:table-cell>
          <table:table-cell office:value-type="float" office:value="0.0397279999999995" calcext:value-type="float">
            <text:p>0,039728</text:p>
          </table:table-cell>
          <table:table-cell office:value-type="string" calcext:value-type="string">
            <text:p><text:s/>[40] </text:p>
          </table:table-cell>
          <table:table-cell office:value-type="float" office:value="0.0350540999999993" calcext:value-type="float">
            <text:p>0,0350540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.333390388001" calcext:value-type="float">
            <text:p>113,3333903880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5] </text:p>
          </table:table-cell>
          <table:table-cell office:value-type="float" office:value="0.0422910000000002" calcext:value-type="float">
            <text:p>0,042291</text:p>
          </table:table-cell>
          <table:table-cell office:value-type="string" calcext:value-type="string">
            <text:p><text:s/>[35] </text:p>
          </table:table-cell>
          <table:table-cell office:value-type="float" office:value="0.0235489000000001" calcext:value-type="float">
            <text:p>0,0235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.588006233837" calcext:value-type="float">
            <text:p>179,58800623383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0426837000000006" calcext:value-type="float">
            <text:p>0,042683700000001</text:p>
          </table:table-cell>
          <table:table-cell office:value-type="string" calcext:value-type="string">
            <text:p><text:s/>[35] </text:p>
          </table:table-cell>
          <table:table-cell office:value-type="float" office:value="0.0236718999999994" calcext:value-type="float">
            <text:p>0,0236718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.313789767622" calcext:value-type="float">
            <text:p>180,31378976762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0748357000000027" calcext:value-type="float">
            <text:p>0,074835700000003</text:p>
          </table:table-cell>
          <table:table-cell office:value-type="string" calcext:value-type="string">
            <text:p><text:s/>[35] </text:p>
          </table:table-cell>
          <table:table-cell office:value-type="float" office:value="0.0251775000000009" calcext:value-type="float">
            <text:p>0,0251775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.232449607785" calcext:value-type="float">
            <text:p>297,2324496077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0531520000000001" calcext:value-type="float">
            <text:p>0,053152</text:p>
          </table:table-cell>
          <table:table-cell office:value-type="string" calcext:value-type="string">
            <text:p><text:s/>[35] </text:p>
          </table:table-cell>
          <table:table-cell office:value-type="float" office:value="0.0240201999999982" calcext:value-type="float">
            <text:p>0,0240201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.280422311238" calcext:value-type="float">
            <text:p>221,28042231123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0533857000000012" calcext:value-type="float">
            <text:p>0,053385700000001</text:p>
          </table:table-cell>
          <table:table-cell office:value-type="string" calcext:value-type="string">
            <text:p><text:s/>[35] </text:p>
          </table:table-cell>
          <table:table-cell office:value-type="float" office:value="0.0245790999999997" calcext:value-type="float">
            <text:p>0,0245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.1995719941" calcext:value-type="float">
            <text:p>217,199571994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0879515999999995" calcext:value-type="float">
            <text:p>0,0879516</text:p>
          </table:table-cell>
          <table:table-cell office:value-type="string" calcext:value-type="string">
            <text:p><text:s/>[35] </text:p>
          </table:table-cell>
          <table:table-cell office:value-type="float" office:value="0.0261111" calcext:value-type="float">
            <text:p>0,0261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.836058228109" calcext:value-type="float">
            <text:p>336,83605822810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132718599999998" calcext:value-type="float">
            <text:p>0,132718599999998</text:p>
          </table:table-cell>
          <table:table-cell office:value-type="string" calcext:value-type="string">
            <text:p><text:s/>[35] </text:p>
          </table:table-cell>
          <table:table-cell office:value-type="float" office:value="0.0430906999999991" calcext:value-type="float">
            <text:p>0,0430906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.99824556111" calcext:value-type="float">
            <text:p>307,9982455611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30] </text:p>
          </table:table-cell>
          <table:table-cell office:value-type="float" office:value="0.0324028999999996" calcext:value-type="float">
            <text:p>0,0324029</text:p>
          </table:table-cell>
          <table:table-cell office:value-type="string" calcext:value-type="string">
            <text:p><text:s/>[30] </text:p>
          </table:table-cell>
          <table:table-cell office:value-type="float" office:value="0.0227437000000009" calcext:value-type="float">
            <text:p>0,0227437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469782840955" calcext:value-type="float">
            <text:p>142,46978284095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0] </text:p>
          </table:table-cell>
          <table:table-cell office:value-type="float" office:value="0.0317144999999982" calcext:value-type="float">
            <text:p>0,031714499999998</text:p>
          </table:table-cell>
          <table:table-cell office:value-type="string" calcext:value-type="string">
            <text:p><text:s/>[30] </text:p>
          </table:table-cell>
          <table:table-cell office:value-type="float" office:value="0.0358527999999978" calcext:value-type="float">
            <text:p>0,0358527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4575263298826" calcext:value-type="float">
            <text:p>88,457526329882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0] </text:p>
          </table:table-cell>
          <table:table-cell office:value-type="float" office:value="0.0431565000000006" calcext:value-type="float">
            <text:p>0,043156500000001</text:p>
          </table:table-cell>
          <table:table-cell office:value-type="string" calcext:value-type="string">
            <text:p><text:s/>[35] </text:p>
          </table:table-cell>
          <table:table-cell office:value-type="float" office:value="0.0245301000000012" calcext:value-type="float">
            <text:p>0,0245301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932833539197" calcext:value-type="float">
            <text:p>175,93283353919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0] </text:p>
          </table:table-cell>
          <table:table-cell office:value-type="float" office:value="0.043377799999999" calcext:value-type="float">
            <text:p>0,043377799999999</text:p>
          </table:table-cell>
          <table:table-cell office:value-type="string" calcext:value-type="string">
            <text:p><text:s/>[35] </text:p>
          </table:table-cell>
          <table:table-cell office:value-type="float" office:value="0.0246754999999979" calcext:value-type="float">
            <text:p>0,0246754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792993049797" calcext:value-type="float">
            <text:p>175,79299304979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0] </text:p>
          </table:table-cell>
          <table:table-cell office:value-type="float" office:value="0.0778906000000006" calcext:value-type="float">
            <text:p>0,077890600000001</text:p>
          </table:table-cell>
          <table:table-cell office:value-type="string" calcext:value-type="string">
            <text:p><text:s/>[35] </text:p>
          </table:table-cell>
          <table:table-cell office:value-type="float" office:value="0.0257950999999991" calcext:value-type="float">
            <text:p>0,0257950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.958899170785" calcext:value-type="float">
            <text:p>301,9588991707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0] </text:p>
          </table:table-cell>
          <table:table-cell office:value-type="float" office:value="0.0544921999999986" calcext:value-type="float">
            <text:p>0,054492199999999</text:p>
          </table:table-cell>
          <table:table-cell office:value-type="string" calcext:value-type="string">
            <text:p><text:s/>[35] </text:p>
          </table:table-cell>
          <table:table-cell office:value-type="float" office:value="0.0263037999999995" calcext:value-type="float">
            <text:p>0,02630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7.164744257482" calcext:value-type="float">
            <text:p>207,16474425748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0] </text:p>
          </table:table-cell>
          <table:table-cell office:value-type="float" office:value="0.0549735999999996" calcext:value-type="float">
            <text:p>0,0549736</text:p>
          </table:table-cell>
          <table:table-cell office:value-type="string" calcext:value-type="string">
            <text:p><text:s/>[35] </text:p>
          </table:table-cell>
          <table:table-cell office:value-type="float" office:value="0.0252035000000006" calcext:value-type="float">
            <text:p>0,0252035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.118912055858" calcext:value-type="float">
            <text:p>218,11891205585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0] </text:p>
          </table:table-cell>
          <table:table-cell office:value-type="float" office:value="0.0899642999999998" calcext:value-type="float">
            <text:p>0,0899643</text:p>
          </table:table-cell>
          <table:table-cell office:value-type="string" calcext:value-type="string">
            <text:p><text:s/>[35] </text:p>
          </table:table-cell>
          <table:table-cell office:value-type="float" office:value="0.0271408000000008" calcext:value-type="float">
            <text:p>0,0271408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1.472543182209" calcext:value-type="float">
            <text:p>331,47254318220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0] </text:p>
          </table:table-cell>
          <table:table-cell office:value-type="float" office:value="0.1323284" calcext:value-type="float">
            <text:p>0,1323284</text:p>
          </table:table-cell>
          <table:table-cell office:value-type="string" calcext:value-type="string">
            <text:p><text:s/>[35] </text:p>
          </table:table-cell>
          <table:table-cell office:value-type="float" office:value="0.0426366999999999" calcext:value-type="float">
            <text:p>0,0426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.362668780652" calcext:value-type="float">
            <text:p>310,36266878065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0, 29] </text:p>
          </table:table-cell>
          <table:table-cell office:value-type="float" office:value="0.101190700000001" calcext:value-type="float">
            <text:p>0,101190700000001</text:p>
          </table:table-cell>
          <table:table-cell office:value-type="string" calcext:value-type="string">
            <text:p><text:s/>[0, 29] </text:p>
          </table:table-cell>
          <table:table-cell office:value-type="float" office:value="0.1205951" calcext:value-type="float">
            <text:p>0,12059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.9094623247552" calcext:value-type="float">
            <text:p>83,909462324755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9] </text:p>
          </table:table-cell>
          <table:table-cell office:value-type="float" office:value="0.0330692999999997" calcext:value-type="float">
            <text:p>0,0330693</text:p>
          </table:table-cell>
          <table:table-cell office:value-type="string" calcext:value-type="string">
            <text:p><text:s/>[29] </text:p>
          </table:table-cell>
          <table:table-cell office:value-type="float" office:value="0.0374322000000006" calcext:value-type="float">
            <text:p>0,0374322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3445269046412" calcext:value-type="float">
            <text:p>88,344526904641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16745000000009" calcext:value-type="float">
            <text:p>0,011674500000001</text:p>
          </table:table-cell>
          <table:table-cell office:value-type="string" calcext:value-type="string">
            <text:p><text:s/>[0] </text:p>
          </table:table-cell>
          <table:table-cell office:value-type="float" office:value="0.0119012999999995" calcext:value-type="float">
            <text:p>0,0119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943258299625" calcext:value-type="float">
            <text:p>98,09432582996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1939799999999" calcext:value-type="float">
            <text:p>0,011939799999999</text:p>
          </table:table-cell>
          <table:table-cell office:value-type="string" calcext:value-type="string">
            <text:p><text:s/>[0] </text:p>
          </table:table-cell>
          <table:table-cell office:value-type="float" office:value="0.0113132000000007" calcext:value-type="float">
            <text:p>0,0113132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53866280096" calcext:value-type="float">
            <text:p>105,5386628009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26039999999989" calcext:value-type="float">
            <text:p>0,012603999999999</text:p>
          </table:table-cell>
          <table:table-cell office:value-type="string" calcext:value-type="string">
            <text:p><text:s/>[0] </text:p>
          </table:table-cell>
          <table:table-cell office:value-type="float" office:value="0.0143122000000005" calcext:value-type="float">
            <text:p>0,0143122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0647279942876" calcext:value-type="float">
            <text:p>88,064727994287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25562000000002" calcext:value-type="float">
            <text:p>0,0125562</text:p>
          </table:table-cell>
          <table:table-cell office:value-type="string" calcext:value-type="string">
            <text:p><text:s/>[0] </text:p>
          </table:table-cell>
          <table:table-cell office:value-type="float" office:value="0.0110651999999988" calcext:value-type="float">
            <text:p>0,0110651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.474677366895" calcext:value-type="float">
            <text:p>113,47467736689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19150999999988" calcext:value-type="float">
            <text:p>0,011915099999999</text:p>
          </table:table-cell>
          <table:table-cell office:value-type="string" calcext:value-type="string">
            <text:p><text:s/>[0] </text:p>
          </table:table-cell>
          <table:table-cell office:value-type="float" office:value="0.0123793999999975" calcext:value-type="float">
            <text:p>0,0123793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2494143496549" calcext:value-type="float">
            <text:p>96,249414349654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24953999999974" calcext:value-type="float">
            <text:p>0,012495399999997</text:p>
          </table:table-cell>
          <table:table-cell office:value-type="string" calcext:value-type="string">
            <text:p><text:s/>[0] </text:p>
          </table:table-cell>
          <table:table-cell office:value-type="float" office:value="0.0151731999999981" calcext:value-type="float">
            <text:p>0,0151731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351778135126" calcext:value-type="float">
            <text:p>82,35177813512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27776000000011" calcext:value-type="float">
            <text:p>0,012777600000001</text:p>
          </table:table-cell>
          <table:table-cell office:value-type="string" calcext:value-type="string">
            <text:p><text:s/>[0] </text:p>
          </table:table-cell>
          <table:table-cell office:value-type="float" office:value="0.0145157000000012" calcext:value-type="float">
            <text:p>0,0145157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0260683260202" calcext:value-type="float">
            <text:p>88,026068326020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9] </text:p>
          </table:table-cell>
          <table:table-cell office:value-type="float" office:value="0.0333287000000013" calcext:value-type="float">
            <text:p>0,033328700000001</text:p>
          </table:table-cell>
          <table:table-cell office:value-type="string" calcext:value-type="string">
            <text:p><text:s/>[29] </text:p>
          </table:table-cell>
          <table:table-cell office:value-type="float" office:value="0.0503312999999992" calcext:value-type="float">
            <text:p>0,0503312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2186353223577" calcext:value-type="float">
            <text:p>66,218635322357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6] </text:p>
          </table:table-cell>
          <table:table-cell office:value-type="float" office:value="0.0319456000000002" calcext:value-type="float">
            <text:p>0,0319456</text:p>
          </table:table-cell>
          <table:table-cell office:value-type="string" calcext:value-type="string">
            <text:p><text:s/>[26] </text:p>
          </table:table-cell>
          <table:table-cell office:value-type="float" office:value="0.0227628999999979" calcext:value-type="float">
            <text:p>0,0227628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.3406420096" calcext:value-type="float">
            <text:p>140,340642009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6] </text:p>
          </table:table-cell>
          <table:table-cell office:value-type="float" office:value="0.0321230000000014" calcext:value-type="float">
            <text:p>0,032123000000002</text:p>
          </table:table-cell>
          <table:table-cell office:value-type="string" calcext:value-type="string">
            <text:p><text:s/>[26] </text:p>
          </table:table-cell>
          <table:table-cell office:value-type="float" office:value="0.0359034000000008" calcext:value-type="float">
            <text:p>0,0359034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4706350930571" calcext:value-type="float">
            <text:p>89,470635093057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6] </text:p>
          </table:table-cell>
          <table:table-cell office:value-type="float" office:value="0.032393399999998" calcext:value-type="float">
            <text:p>0,032393399999998</text:p>
          </table:table-cell>
          <table:table-cell office:value-type="string" calcext:value-type="string">
            <text:p><text:s/>[26] </text:p>
          </table:table-cell>
          <table:table-cell office:value-type="float" office:value="0.0366328999999979" calcext:value-type="float">
            <text:p>0,0366328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4270696559646" calcext:value-type="float">
            <text:p>88,427069655964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6] </text:p>
          </table:table-cell>
          <table:table-cell office:value-type="float" office:value="0.0333163000000013" calcext:value-type="float">
            <text:p>0,033316300000001</text:p>
          </table:table-cell>
          <table:table-cell office:value-type="string" calcext:value-type="string">
            <text:p><text:s/>[26] </text:p>
          </table:table-cell>
          <table:table-cell office:value-type="float" office:value="0.0377861999999993" calcext:value-type="float">
            <text:p>0,0377861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1705490364258" calcext:value-type="float">
            <text:p>88,170549036425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6] </text:p>
          </table:table-cell>
          <table:table-cell office:value-type="float" office:value="0.0443015000000003" calcext:value-type="float">
            <text:p>0,0443015</text:p>
          </table:table-cell>
          <table:table-cell office:value-type="string" calcext:value-type="string">
            <text:p><text:s/>[35] </text:p>
          </table:table-cell>
          <table:table-cell office:value-type="float" office:value="0.0252355999999992" calcext:value-type="float">
            <text:p>0,0252355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551601705534" calcext:value-type="float">
            <text:p>175,55160170553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6] </text:p>
          </table:table-cell>
          <table:table-cell office:value-type="float" office:value="0.0447072999999989" calcext:value-type="float">
            <text:p>0,044707299999999</text:p>
          </table:table-cell>
          <table:table-cell office:value-type="string" calcext:value-type="string">
            <text:p><text:s/>[35] </text:p>
          </table:table-cell>
          <table:table-cell office:value-type="float" office:value="0.0256331999999986" calcext:value-type="float">
            <text:p>0,0256331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.411700450983" calcext:value-type="float">
            <text:p>174,41170045098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6] </text:p>
          </table:table-cell>
          <table:table-cell office:value-type="float" office:value="0.0322205000000025" calcext:value-type="float">
            <text:p>0,032220500000003</text:p>
          </table:table-cell>
          <table:table-cell office:value-type="string" calcext:value-type="string">
            <text:p><text:s/>[26] </text:p>
          </table:table-cell>
          <table:table-cell office:value-type="float" office:value="0.0362560000000002" calcext:value-type="float">
            <text:p>0,036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8694285083913" calcext:value-type="float">
            <text:p>88,869428508391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6] </text:p>
          </table:table-cell>
          <table:table-cell office:value-type="float" office:value="0.0328498999999994" calcext:value-type="float">
            <text:p>0,032849899999999</text:p>
          </table:table-cell>
          <table:table-cell office:value-type="string" calcext:value-type="string">
            <text:p><text:s/>[26] </text:p>
          </table:table-cell>
          <table:table-cell office:value-type="float" office:value="0.0507064999999983" calcext:value-type="float">
            <text:p>0,0507064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.78439647777" calcext:value-type="float">
            <text:p>64,7843964777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6] </text:p>
          </table:table-cell>
          <table:table-cell office:value-type="float" office:value="0.0333171000000021" calcext:value-type="float">
            <text:p>0,033317100000002</text:p>
          </table:table-cell>
          <table:table-cell office:value-type="string" calcext:value-type="string">
            <text:p><text:s/>[26] </text:p>
          </table:table-cell>
          <table:table-cell office:value-type="float" office:value="0.0503008999999992" calcext:value-type="float">
            <text:p>0,0503008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235594194145" calcext:value-type="float">
            <text:p>66,23559419414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6] </text:p>
          </table:table-cell>
          <table:table-cell office:value-type="float" office:value="0.0447772000000015" calcext:value-type="float">
            <text:p>0,044777200000002</text:p>
          </table:table-cell>
          <table:table-cell office:value-type="string" calcext:value-type="string">
            <text:p><text:s/>[33] </text:p>
          </table:table-cell>
          <table:table-cell office:value-type="float" office:value="0.0256193999999994" calcext:value-type="float">
            <text:p>0,0256193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.778488176939" calcext:value-type="float">
            <text:p>174,77848817693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5] </text:p>
          </table:table-cell>
          <table:table-cell office:value-type="float" office:value="0.0319823000000014" calcext:value-type="float">
            <text:p>0,031982300000001</text:p>
          </table:table-cell>
          <table:table-cell office:value-type="string" calcext:value-type="string">
            <text:p><text:s/>[25] </text:p>
          </table:table-cell>
          <table:table-cell office:value-type="float" office:value="0.0232306999999992" calcext:value-type="float">
            <text:p>0,0232306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672562600363" calcext:value-type="float">
            <text:p>137,67256260036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5] </text:p>
          </table:table-cell>
          <table:table-cell office:value-type="float" office:value="0.032633100000001" calcext:value-type="float">
            <text:p>0,032633100000001</text:p>
          </table:table-cell>
          <table:table-cell office:value-type="string" calcext:value-type="string">
            <text:p><text:s/>[25] </text:p>
          </table:table-cell>
          <table:table-cell office:value-type="float" office:value="0.0366478000000001" calcext:value-type="float">
            <text:p>0,0366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0451814297201" calcext:value-type="float">
            <text:p>89,045181429720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5, 29] </text:p>
          </table:table-cell>
          <table:table-cell office:value-type="float" office:value="0.3652502" calcext:value-type="float">
            <text:p>0,3652502</text:p>
          </table:table-cell>
          <table:table-cell office:value-type="string" calcext:value-type="string">
            <text:p><text:s/>[25, 29] </text:p>
          </table:table-cell>
          <table:table-cell office:value-type="float" office:value="0.4564795" calcext:value-type="float">
            <text:p>0,45647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.0145899213436" calcext:value-type="float">
            <text:p>80,014589921343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25] </text:p>
          </table:table-cell>
          <table:table-cell office:value-type="float" office:value="0.2338638" calcext:value-type="float">
            <text:p>0,2338638</text:p>
          </table:table-cell>
          <table:table-cell office:value-type="string" calcext:value-type="string">
            <text:p><text:s/>[41, 25] </text:p>
          </table:table-cell>
          <table:table-cell office:value-type="float" office:value="0.286376300000001" calcext:value-type="float">
            <text:p>0,28637630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.6631124852161" calcext:value-type="float">
            <text:p>81,663112485216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5] </text:p>
          </table:table-cell>
          <table:table-cell office:value-type="float" office:value="0.0339586999999995" calcext:value-type="float">
            <text:p>0,0339587</text:p>
          </table:table-cell>
          <table:table-cell office:value-type="string" calcext:value-type="string">
            <text:p><text:s/>[25] </text:p>
          </table:table-cell>
          <table:table-cell office:value-type="float" office:value="0.0377269000000012" calcext:value-type="float">
            <text:p>0,037726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0119013223942" calcext:value-type="float">
            <text:p>90,011901322394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5] </text:p>
          </table:table-cell>
          <table:table-cell office:value-type="float" office:value="0.0445505999999995" calcext:value-type="float">
            <text:p>0,0445506</text:p>
          </table:table-cell>
          <table:table-cell office:value-type="string" calcext:value-type="string">
            <text:p><text:s/>[35] </text:p>
          </table:table-cell>
          <table:table-cell office:value-type="float" office:value="0.0256497999999993" calcext:value-type="float">
            <text:p>0,0256497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.687903999254" calcext:value-type="float">
            <text:p>173,68790399925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5] </text:p>
          </table:table-cell>
          <table:table-cell office:value-type="float" office:value="0.0452579000000014" calcext:value-type="float">
            <text:p>0,045257900000002</text:p>
          </table:table-cell>
          <table:table-cell office:value-type="string" calcext:value-type="string">
            <text:p><text:s/>[35] </text:p>
          </table:table-cell>
          <table:table-cell office:value-type="float" office:value="0.0258808000000016" calcext:value-type="float">
            <text:p>0,0258808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.870560415438" calcext:value-type="float">
            <text:p>174,87056041543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5] </text:p>
          </table:table-cell>
          <table:table-cell office:value-type="float" office:value="0.0813630999999987" calcext:value-type="float">
            <text:p>0,081363099999999</text:p>
          </table:table-cell>
          <table:table-cell office:value-type="string" calcext:value-type="string">
            <text:p><text:s/>[35] </text:p>
          </table:table-cell>
          <table:table-cell office:value-type="float" office:value="0.0269107999999989" calcext:value-type="float">
            <text:p>0,0269107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.343668712941" calcext:value-type="float">
            <text:p>302,34366871294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5] </text:p>
          </table:table-cell>
          <table:table-cell office:value-type="float" office:value="0.0587831999999992" calcext:value-type="float">
            <text:p>0,058783199999999</text:p>
          </table:table-cell>
          <table:table-cell office:value-type="string" calcext:value-type="string">
            <text:p><text:s/>[35] </text:p>
          </table:table-cell>
          <table:table-cell office:value-type="float" office:value="0.0279661000000004" calcext:value-type="float">
            <text:p>0,0279661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.194485466326" calcext:value-type="float">
            <text:p>210,1944854663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5] </text:p>
          </table:table-cell>
          <table:table-cell office:value-type="float" office:value="0.0569028000000003" calcext:value-type="float">
            <text:p>0,0569028</text:p>
          </table:table-cell>
          <table:table-cell office:value-type="string" calcext:value-type="string">
            <text:p><text:s/>[35] </text:p>
          </table:table-cell>
          <table:table-cell office:value-type="float" office:value="0.0267430000000019" calcext:value-type="float">
            <text:p>0,026743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.776427476335" calcext:value-type="float">
            <text:p>212,77642747633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5] </text:p>
          </table:table-cell>
          <table:table-cell office:value-type="float" office:value="0.0919392000000016" calcext:value-type="float">
            <text:p>0,091939200000002</text:p>
          </table:table-cell>
          <table:table-cell office:value-type="string" calcext:value-type="string">
            <text:p><text:s/>[35] </text:p>
          </table:table-cell>
          <table:table-cell office:value-type="float" office:value="0.0284669000000008" calcext:value-type="float">
            <text:p>0,028466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2.968781286333" calcext:value-type="float">
            <text:p>322,96878128633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5] </text:p>
          </table:table-cell>
          <table:table-cell office:value-type="float" office:value="0.137068000000002" calcext:value-type="float">
            <text:p>0,137068000000002</text:p>
          </table:table-cell>
          <table:table-cell office:value-type="string" calcext:value-type="string">
            <text:p><text:s/>[35] </text:p>
          </table:table-cell>
          <table:table-cell office:value-type="float" office:value="0.0439123999999993" calcext:value-type="float">
            <text:p>0,0439123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.139623432116" calcext:value-type="float">
            <text:p>312,1396234321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5] </text:p>
          </table:table-cell>
          <table:table-cell office:value-type="float" office:value="0.0340388999999988" calcext:value-type="float">
            <text:p>0,034038899999999</text:p>
          </table:table-cell>
          <table:table-cell office:value-type="string" calcext:value-type="string">
            <text:p><text:s/>[25] </text:p>
          </table:table-cell>
          <table:table-cell office:value-type="float" office:value="0.0386839000000009" calcext:value-type="float">
            <text:p>0,038683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9924206194256" calcext:value-type="float">
            <text:p>87,992420619425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5] </text:p>
          </table:table-cell>
          <table:table-cell office:value-type="float" office:value="0.032904400000001" calcext:value-type="float">
            <text:p>0,032904400000001</text:p>
          </table:table-cell>
          <table:table-cell office:value-type="string" calcext:value-type="string">
            <text:p><text:s/>[25] </text:p>
          </table:table-cell>
          <table:table-cell office:value-type="float" office:value="0.0505036000000018" calcext:value-type="float">
            <text:p>0,0505036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.1525831821887" calcext:value-type="float">
            <text:p>65,152583182188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5, 29] </text:p>
          </table:table-cell>
          <table:table-cell office:value-type="float" office:value="0.436434599999998" calcext:value-type="float">
            <text:p>0,436434599999998</text:p>
          </table:table-cell>
          <table:table-cell office:value-type="string" calcext:value-type="string">
            <text:p><text:s/>[25, 29] </text:p>
          </table:table-cell>
          <table:table-cell office:value-type="float" office:value="0.683552599999999" calcext:value-type="float">
            <text:p>0,6835525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.8479906301284" calcext:value-type="float">
            <text:p>63,847990630128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5] </text:p>
          </table:table-cell>
          <table:table-cell office:value-type="float" office:value="0.0459468000000015" calcext:value-type="float">
            <text:p>0,045946800000002</text:p>
          </table:table-cell>
          <table:table-cell office:value-type="string" calcext:value-type="string">
            <text:p><text:s/>[33] </text:p>
          </table:table-cell>
          <table:table-cell office:value-type="float" office:value="0.0278301999999996" calcext:value-type="float">
            <text:p>0,0278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.096909113129" calcext:value-type="float">
            <text:p>165,09690911312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0463229999999982" calcext:value-type="float">
            <text:p>0,046322999999998</text:p>
          </table:table-cell>
          <table:table-cell office:value-type="string" calcext:value-type="string">
            <text:p><text:s/>[35] </text:p>
          </table:table-cell>
          <table:table-cell office:value-type="float" office:value="0.0273124999999993" calcext:value-type="float">
            <text:p>0,0273124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.603661327229" calcext:value-type="float">
            <text:p>169,60366132722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0466025000000002" calcext:value-type="float">
            <text:p>0,0466025</text:p>
          </table:table-cell>
          <table:table-cell office:value-type="string" calcext:value-type="string">
            <text:p><text:s/>[35] </text:p>
          </table:table-cell>
          <table:table-cell office:value-type="float" office:value="0.0274146000000002" calcext:value-type="float">
            <text:p>0,0274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.991537356007" calcext:value-type="float">
            <text:p>169,99153735600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3] </text:p>
          </table:table-cell>
          <table:table-cell office:value-type="float" office:value="0.0817690999999997" calcext:value-type="float">
            <text:p>0,0817691</text:p>
          </table:table-cell>
          <table:table-cell office:value-type="string" calcext:value-type="string">
            <text:p><text:s/>[35] </text:p>
          </table:table-cell>
          <table:table-cell office:value-type="float" office:value="0.0278781000000009" calcext:value-type="float">
            <text:p>0,0278781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.309443613435" calcext:value-type="float">
            <text:p>293,30944361343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3] </text:p>
          </table:table-cell>
          <table:table-cell office:value-type="float" office:value="0.124610200000001" calcext:value-type="float">
            <text:p>0,124610200000001</text:p>
          </table:table-cell>
          <table:table-cell office:value-type="string" calcext:value-type="string">
            <text:p><text:s/>[35] </text:p>
          </table:table-cell>
          <table:table-cell office:value-type="float" office:value="0.0438263000000006" calcext:value-type="float">
            <text:p>0,0438263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4.327447217764" calcext:value-type="float">
            <text:p>284,3274472177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9] </text:p>
          </table:table-cell>
          <table:table-cell office:value-type="float" office:value="0.0333446000000009" calcext:value-type="float">
            <text:p>0,033344600000001</text:p>
          </table:table-cell>
          <table:table-cell office:value-type="string" calcext:value-type="string">
            <text:p><text:s/>[19] </text:p>
          </table:table-cell>
          <table:table-cell office:value-type="float" office:value="0.024509599999999" calcext:value-type="float">
            <text:p>0,0245095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.047099911881" calcext:value-type="float">
            <text:p>136,04709991188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] </text:p>
          </table:table-cell>
          <table:table-cell office:value-type="float" office:value="0.0334530000000001" calcext:value-type="float">
            <text:p>0,033453</text:p>
          </table:table-cell>
          <table:table-cell office:value-type="string" calcext:value-type="string">
            <text:p><text:s/>[19] </text:p>
          </table:table-cell>
          <table:table-cell office:value-type="float" office:value="0.0366227000000009" calcext:value-type="float">
            <text:p>0,0366227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3449854871412" calcext:value-type="float">
            <text:p>91,344985487141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, 29] </text:p>
          </table:table-cell>
          <table:table-cell office:value-type="float" office:value="0.459393700000001" calcext:value-type="float">
            <text:p>0,459393700000001</text:p>
          </table:table-cell>
          <table:table-cell office:value-type="string" calcext:value-type="string">
            <text:p><text:s/>[19, 29] </text:p>
          </table:table-cell>
          <table:table-cell office:value-type="float" office:value="0.5552367" calcext:value-type="float">
            <text:p>0,55523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.738352850235" calcext:value-type="float">
            <text:p>82,73835285023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] </text:p>
          </table:table-cell>
          <table:table-cell office:value-type="float" office:value="0.0354760999999996" calcext:value-type="float">
            <text:p>0,0354761</text:p>
          </table:table-cell>
          <table:table-cell office:value-type="string" calcext:value-type="string">
            <text:p><text:s/>[19] </text:p>
          </table:table-cell>
          <table:table-cell office:value-type="float" office:value="0.0394812999999999" calcext:value-type="float">
            <text:p>0,0394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554505550722" calcext:value-type="float">
            <text:p>89,855450555072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19] </text:p>
          </table:table-cell>
          <table:table-cell office:value-type="float" office:value="0.274867399999999" calcext:value-type="float">
            <text:p>0,274867399999999</text:p>
          </table:table-cell>
          <table:table-cell office:value-type="string" calcext:value-type="string">
            <text:p><text:s/>[41, 19] </text:p>
          </table:table-cell>
          <table:table-cell office:value-type="float" office:value="0.3401253" calcext:value-type="float">
            <text:p>0,34012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.8135707634803" calcext:value-type="float">
            <text:p>80,813570763480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] </text:p>
          </table:table-cell>
          <table:table-cell office:value-type="float" office:value="0.0341153999999989" calcext:value-type="float">
            <text:p>0,034115399999999</text:p>
          </table:table-cell>
          <table:table-cell office:value-type="string" calcext:value-type="string">
            <text:p><text:s/>[19] </text:p>
          </table:table-cell>
          <table:table-cell office:value-type="float" office:value="0.0383772999999991" calcext:value-type="float">
            <text:p>0,0383772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8947372535319" calcext:value-type="float">
            <text:p>88,89473725353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0341970000000003" calcext:value-type="float">
            <text:p>0,034197</text:p>
          </table:table-cell>
          <table:table-cell office:value-type="string" calcext:value-type="string">
            <text:p><text:s/>[19] </text:p>
          </table:table-cell>
          <table:table-cell office:value-type="float" office:value="0.0509877000000017" calcext:value-type="float">
            <text:p>0,0509877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0691166693128" calcext:value-type="float">
            <text:p>67,069116669312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0456481999999994" calcext:value-type="float">
            <text:p>0,045648199999999</text:p>
          </table:table-cell>
          <table:table-cell office:value-type="string" calcext:value-type="string">
            <text:p><text:s/>[35] </text:p>
          </table:table-cell>
          <table:table-cell office:value-type="float" office:value="0.0270080999999976" calcext:value-type="float">
            <text:p>0,0270080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.016702396701" calcext:value-type="float">
            <text:p>169,01670239670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9] </text:p>
          </table:table-cell>
          <table:table-cell office:value-type="float" office:value="0.0470816000000014" calcext:value-type="float">
            <text:p>0,047081600000001</text:p>
          </table:table-cell>
          <table:table-cell office:value-type="string" calcext:value-type="string">
            <text:p><text:s/>[35] </text:p>
          </table:table-cell>
          <table:table-cell office:value-type="float" office:value="0.0278717" calcext:value-type="float">
            <text:p>0,0278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.922598908575" calcext:value-type="float">
            <text:p>168,92259890857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] </text:p>
          </table:table-cell>
          <table:table-cell office:value-type="float" office:value="0.0334960999999993" calcext:value-type="float">
            <text:p>0,033496099999999</text:p>
          </table:table-cell>
          <table:table-cell office:value-type="string" calcext:value-type="string">
            <text:p><text:s/>[19] </text:p>
          </table:table-cell>
          <table:table-cell office:value-type="float" office:value="0.0374835000000019" calcext:value-type="float">
            <text:p>0,0374835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3622527245257" calcext:value-type="float">
            <text:p>89,362252724525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0347363000000001" calcext:value-type="float">
            <text:p>0,0347363</text:p>
          </table:table-cell>
          <table:table-cell office:value-type="string" calcext:value-type="string">
            <text:p><text:s/>[19] </text:p>
          </table:table-cell>
          <table:table-cell office:value-type="float" office:value="0.0512991999999997" calcext:value-type="float">
            <text:p>0,0512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7131417254077" calcext:value-type="float">
            <text:p>67,713141725407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29] </text:p>
          </table:table-cell>
          <table:table-cell office:value-type="float" office:value="0.534116399999999" calcext:value-type="float">
            <text:p>0,534116399999999</text:p>
          </table:table-cell>
          <table:table-cell office:value-type="string" calcext:value-type="string">
            <text:p><text:s/>[19, 29] </text:p>
          </table:table-cell>
          <table:table-cell office:value-type="float" office:value="0.808833199999998" calcext:value-type="float">
            <text:p>0,808833199999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0354199110522" calcext:value-type="float">
            <text:p>66,035419911052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0359620000000007" calcext:value-type="float">
            <text:p>0,035962000000001</text:p>
          </table:table-cell>
          <table:table-cell office:value-type="string" calcext:value-type="string">
            <text:p><text:s/>[19] </text:p>
          </table:table-cell>
          <table:table-cell office:value-type="float" office:value="0.0531751000000014" calcext:value-type="float">
            <text:p>0,0531751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629397970102" calcext:value-type="float">
            <text:p>67,62939797010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] </text:p>
          </table:table-cell>
          <table:table-cell office:value-type="float" office:value="0.0456961000000007" calcext:value-type="float">
            <text:p>0,045696100000001</text:p>
          </table:table-cell>
          <table:table-cell office:value-type="string" calcext:value-type="string">
            <text:p><text:s/>[33] </text:p>
          </table:table-cell>
          <table:table-cell office:value-type="float" office:value="0.0276813000000004" calcext:value-type="float">
            <text:p>0,0276813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.079313471549" calcext:value-type="float">
            <text:p>165,07931347154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4] </text:p>
          </table:table-cell>
          <table:table-cell office:value-type="float" office:value="0.0332683000000003" calcext:value-type="float">
            <text:p>0,0332683</text:p>
          </table:table-cell>
          <table:table-cell office:value-type="string" calcext:value-type="string">
            <text:p><text:s/>[14] </text:p>
          </table:table-cell>
          <table:table-cell office:value-type="float" office:value="0.0244450999999998" calcext:value-type="float">
            <text:p>0,0244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.093941117036" calcext:value-type="float">
            <text:p>136,09394111703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4] </text:p>
          </table:table-cell>
          <table:table-cell office:value-type="float" office:value="0.0333196999999984" calcext:value-type="float">
            <text:p>0,033319699999999</text:p>
          </table:table-cell>
          <table:table-cell office:value-type="string" calcext:value-type="string">
            <text:p><text:s/>[14] </text:p>
          </table:table-cell>
          <table:table-cell office:value-type="float" office:value="0.0375579000000016" calcext:value-type="float">
            <text:p>0,0375579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7155565140676" calcext:value-type="float">
            <text:p>88,715556514067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4, 29] </text:p>
          </table:table-cell>
          <table:table-cell office:value-type="float" office:value="0.506705299999999" calcext:value-type="float">
            <text:p>0,506705299999999</text:p>
          </table:table-cell>
          <table:table-cell office:value-type="string" calcext:value-type="string">
            <text:p><text:s/>[14, 29] </text:p>
          </table:table-cell>
          <table:table-cell office:value-type="float" office:value="0.604583700000001" calcext:value-type="float">
            <text:p>0,60458370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.8106121617235" calcext:value-type="float">
            <text:p>83,81061216172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4, 19] </text:p>
          </table:table-cell>
          <table:table-cell office:value-type="float" office:value="0.500797200000002" calcext:value-type="float">
            <text:p>0,500797200000002</text:p>
          </table:table-cell>
          <table:table-cell office:value-type="string" calcext:value-type="string">
            <text:p><text:s/>[14, 19] </text:p>
          </table:table-cell>
          <table:table-cell office:value-type="float" office:value="0.603191700000002" calcext:value-type="float">
            <text:p>0,60319170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.0245509014797" calcext:value-type="float">
            <text:p>83,024550901479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4] </text:p>
          </table:table-cell>
          <table:table-cell office:value-type="float" office:value="0.0346303999999975" calcext:value-type="float">
            <text:p>0,034630399999998</text:p>
          </table:table-cell>
          <table:table-cell office:value-type="string" calcext:value-type="string">
            <text:p><text:s/>[14] </text:p>
          </table:table-cell>
          <table:table-cell office:value-type="float" office:value="0.0382360000000006" calcext:value-type="float">
            <text:p>0,038236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5701433204232" calcext:value-type="float">
            <text:p>90,570143320423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4, 19] </text:p>
          </table:table-cell>
          <table:table-cell office:value-type="float" office:value="0.534612600000003" calcext:value-type="float">
            <text:p>0,534612600000003</text:p>
          </table:table-cell>
          <table:table-cell office:value-type="string" calcext:value-type="string">
            <text:p><text:s/>[14, 19] </text:p>
          </table:table-cell>
          <table:table-cell office:value-type="float" office:value="0.829056800000001" calcext:value-type="float">
            <text:p>0,82905680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.4844358070523" calcext:value-type="float">
            <text:p>64,484435807052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4] </text:p>
          </table:table-cell>
          <table:table-cell office:value-type="float" office:value="0.0485123999999985" calcext:value-type="float">
            <text:p>0,048512399999999</text:p>
          </table:table-cell>
          <table:table-cell office:value-type="string" calcext:value-type="string">
            <text:p><text:s/>[35] </text:p>
          </table:table-cell>
          <table:table-cell office:value-type="float" office:value="0.0269929999999988" calcext:value-type="float">
            <text:p>0,026992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.722150187088" calcext:value-type="float">
            <text:p>179,72215018708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4] </text:p>
          </table:table-cell>
          <table:table-cell office:value-type="float" office:value="0.0464972999999986" calcext:value-type="float">
            <text:p>0,046497299999999</text:p>
          </table:table-cell>
          <table:table-cell office:value-type="string" calcext:value-type="string">
            <text:p><text:s/>[35] </text:p>
          </table:table-cell>
          <table:table-cell office:value-type="float" office:value="0.0288463000000036" calcext:value-type="float">
            <text:p>0,0288463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.189823304871" calcext:value-type="float">
            <text:p>161,18982330487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4] </text:p>
          </table:table-cell>
          <table:table-cell office:value-type="float" office:value="0.048836799999998" calcext:value-type="float">
            <text:p>0,048836799999998</text:p>
          </table:table-cell>
          <table:table-cell office:value-type="string" calcext:value-type="string">
            <text:p><text:s/>[35] </text:p>
          </table:table-cell>
          <table:table-cell office:value-type="float" office:value="0.0277976000000024" calcext:value-type="float">
            <text:p>0,0277976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.687109678511" calcext:value-type="float">
            <text:p>175,6871096785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4] </text:p>
          </table:table-cell>
          <table:table-cell office:value-type="float" office:value="0.0474910000000023" calcext:value-type="float">
            <text:p>0,047491000000002</text:p>
          </table:table-cell>
          <table:table-cell office:value-type="string" calcext:value-type="string">
            <text:p><text:s/>[35] </text:p>
          </table:table-cell>
          <table:table-cell office:value-type="float" office:value="0.0271988999999962" calcext:value-type="float">
            <text:p>0,0271988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.606325991157" calcext:value-type="float">
            <text:p>174,60632599115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14] </text:p>
          </table:table-cell>
          <table:table-cell office:value-type="float" office:value="0.0474968999999987" calcext:value-type="float">
            <text:p>0,047496899999999</text:p>
          </table:table-cell>
          <table:table-cell office:value-type="string" calcext:value-type="string">
            <text:p><text:s/>[35] </text:p>
          </table:table-cell>
          <table:table-cell office:value-type="float" office:value="0.0282946999999979" calcext:value-type="float">
            <text:p>0,0282946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.865006520664" calcext:value-type="float">
            <text:p>167,86500652066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14] </text:p>
          </table:table-cell>
          <table:table-cell office:value-type="float" office:value="0.049535000000003" calcext:value-type="float">
            <text:p>0,049535000000003</text:p>
          </table:table-cell>
          <table:table-cell office:value-type="string" calcext:value-type="string">
            <text:p><text:s/>[35] </text:p>
          </table:table-cell>
          <table:table-cell office:value-type="float" office:value="0.0302339000000018" calcext:value-type="float">
            <text:p>0,0302339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83926651871" calcext:value-type="float">
            <text:p>163,8392665187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4] </text:p>
          </table:table-cell>
          <table:table-cell office:value-type="float" office:value="0.0759415999999987" calcext:value-type="float">
            <text:p>0,075941599999999</text:p>
          </table:table-cell>
          <table:table-cell office:value-type="string" calcext:value-type="string">
            <text:p><text:s/>[35] </text:p>
          </table:table-cell>
          <table:table-cell office:value-type="float" office:value="0.0438093999999978" calcext:value-type="float">
            <text:p>0,0438093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.34544641105" calcext:value-type="float">
            <text:p>173,3454464110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4] </text:p>
          </table:table-cell>
          <table:table-cell office:value-type="float" office:value="0.0351922000000002" calcext:value-type="float">
            <text:p>0,0351922</text:p>
          </table:table-cell>
          <table:table-cell office:value-type="string" calcext:value-type="string">
            <text:p><text:s/>[14] </text:p>
          </table:table-cell>
          <table:table-cell office:value-type="float" office:value="0.0380944999999997" calcext:value-type="float">
            <text:p>0,0380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3813148879772" calcext:value-type="float">
            <text:p>92,381314887977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4] </text:p>
          </table:table-cell>
          <table:table-cell office:value-type="float" office:value="0.0341780999999969" calcext:value-type="float">
            <text:p>0,034178099999997</text:p>
          </table:table-cell>
          <table:table-cell office:value-type="string" calcext:value-type="string">
            <text:p><text:s/>[14] </text:p>
          </table:table-cell>
          <table:table-cell office:value-type="float" office:value="0.0515653000000043" calcext:value-type="float">
            <text:p>0,0515653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2812007299367" calcext:value-type="float">
            <text:p>66,281200729936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4, 29] </text:p>
          </table:table-cell>
          <table:table-cell office:value-type="float" office:value="0.596770100000003" calcext:value-type="float">
            <text:p>0,596770100000003</text:p>
          </table:table-cell>
          <table:table-cell office:value-type="string" calcext:value-type="string">
            <text:p><text:s/>[14, 29] </text:p>
          </table:table-cell>
          <table:table-cell office:value-type="float" office:value="0.913453800000002" calcext:value-type="float">
            <text:p>0,91345380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.3311749318906" calcext:value-type="float">
            <text:p>65,331174931890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4, 19] </text:p>
          </table:table-cell>
          <table:table-cell office:value-type="float" office:value="0.604581199999995" calcext:value-type="float">
            <text:p>0,604581199999995</text:p>
          </table:table-cell>
          <table:table-cell office:value-type="string" calcext:value-type="string">
            <text:p><text:s/>[14, 19] </text:p>
          </table:table-cell>
          <table:table-cell office:value-type="float" office:value="0.941789299999999" calcext:value-type="float">
            <text:p>0,9417892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.1949531599049" calcext:value-type="float">
            <text:p>64,194953159904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4] </text:p>
          </table:table-cell>
          <table:table-cell office:value-type="float" office:value="0.0485593999999992" calcext:value-type="float">
            <text:p>0,048559399999999</text:p>
          </table:table-cell>
          <table:table-cell office:value-type="string" calcext:value-type="string">
            <text:p><text:s/>[33] </text:p>
          </table:table-cell>
          <table:table-cell office:value-type="float" office:value="0.0281817999999987" calcext:value-type="float">
            <text:p>0,0281817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.307659553334" calcext:value-type="float">
            <text:p>172,30765955333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2] </text:p>
          </table:table-cell>
          <table:table-cell office:value-type="float" office:value="0.0345501999999954" calcext:value-type="float">
            <text:p>0,034550199999995</text:p>
          </table:table-cell>
          <table:table-cell office:value-type="string" calcext:value-type="string">
            <text:p><text:s/>[12] </text:p>
          </table:table-cell>
          <table:table-cell office:value-type="float" office:value="0.0244529" calcext:value-type="float">
            <text:p>0,0244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.292852790448" calcext:value-type="float">
            <text:p>141,29285279044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2] </text:p>
          </table:table-cell>
          <table:table-cell office:value-type="float" office:value="0.0343939000000034" calcext:value-type="float">
            <text:p>0,034393900000004</text:p>
          </table:table-cell>
          <table:table-cell office:value-type="string" calcext:value-type="string">
            <text:p><text:s/>[12] </text:p>
          </table:table-cell>
          <table:table-cell office:value-type="float" office:value="0.0373036000000013" calcext:value-type="float">
            <text:p>0,0373036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999485304427" calcext:value-type="float">
            <text:p>92,199948530442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2, 29] </text:p>
          </table:table-cell>
          <table:table-cell office:value-type="float" office:value="0.5598454" calcext:value-type="float">
            <text:p>0,5598454</text:p>
          </table:table-cell>
          <table:table-cell office:value-type="string" calcext:value-type="string">
            <text:p><text:s/>[12, 29] </text:p>
          </table:table-cell>
          <table:table-cell office:value-type="float" office:value="0.656113199999999" calcext:value-type="float">
            <text:p>0,6561131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.3275623779557" calcext:value-type="float">
            <text:p>85,327562377955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2, 19] </text:p>
          </table:table-cell>
          <table:table-cell office:value-type="float" office:value="0.5549735" calcext:value-type="float">
            <text:p>0,5549735</text:p>
          </table:table-cell>
          <table:table-cell office:value-type="string" calcext:value-type="string">
            <text:p><text:s/>[12, 19] </text:p>
          </table:table-cell>
          <table:table-cell office:value-type="float" office:value="0.672125699999998" calcext:value-type="float">
            <text:p>0,672125699999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.5698972677285" calcext:value-type="float">
            <text:p>82,569897267728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2] </text:p>
          </table:table-cell>
          <table:table-cell office:value-type="float" office:value="0.0363945000000001" calcext:value-type="float">
            <text:p>0,0363945</text:p>
          </table:table-cell>
          <table:table-cell office:value-type="string" calcext:value-type="string">
            <text:p><text:s/>[12] </text:p>
          </table:table-cell>
          <table:table-cell office:value-type="float" office:value="0.0386605999999972" calcext:value-type="float">
            <text:p>0,0386605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1384768989688" calcext:value-type="float">
            <text:p>94,138476898968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2, 19] </text:p>
          </table:table-cell>
          <table:table-cell office:value-type="float" office:value="0.591845000000001" calcext:value-type="float">
            <text:p>0,591845000000001</text:p>
          </table:table-cell>
          <table:table-cell office:value-type="string" calcext:value-type="string">
            <text:p><text:s/>[12, 19] </text:p>
          </table:table-cell>
          <table:table-cell office:value-type="float" office:value="0.895188999999999" calcext:value-type="float">
            <text:p>0,8951889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1139714630096" calcext:value-type="float">
            <text:p>66,113971463009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2] </text:p>
          </table:table-cell>
          <table:table-cell office:value-type="float" office:value="0.0483569999999986" calcext:value-type="float">
            <text:p>0,048356999999999</text:p>
          </table:table-cell>
          <table:table-cell office:value-type="string" calcext:value-type="string">
            <text:p><text:s/>[35] </text:p>
          </table:table-cell>
          <table:table-cell office:value-type="float" office:value="0.0285595999999998" calcext:value-type="float">
            <text:p>0,02855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.319598313698" calcext:value-type="float">
            <text:p>169,31959831369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2] </text:p>
          </table:table-cell>
          <table:table-cell office:value-type="float" office:value="0.0467355999999995" calcext:value-type="float">
            <text:p>0,0467356</text:p>
          </table:table-cell>
          <table:table-cell office:value-type="string" calcext:value-type="string">
            <text:p><text:s/>[35] </text:p>
          </table:table-cell>
          <table:table-cell office:value-type="float" office:value="0.0281229999999994" calcext:value-type="float">
            <text:p>0,028122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182839668601" calcext:value-type="float">
            <text:p>166,18283966860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2] </text:p>
          </table:table-cell>
          <table:table-cell office:value-type="float" office:value="0.0495996999999989" calcext:value-type="float">
            <text:p>0,049599699999999</text:p>
          </table:table-cell>
          <table:table-cell office:value-type="string" calcext:value-type="string">
            <text:p><text:s/>[35] </text:p>
          </table:table-cell>
          <table:table-cell office:value-type="float" office:value="0.0291967" calcext:value-type="float">
            <text:p>0,0291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.881185202434" calcext:value-type="float">
            <text:p>169,88118520243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2] </text:p>
          </table:table-cell>
          <table:table-cell office:value-type="float" office:value="0.0491624999999999" calcext:value-type="float">
            <text:p>0,0491625</text:p>
          </table:table-cell>
          <table:table-cell office:value-type="string" calcext:value-type="string">
            <text:p><text:s/>[35] </text:p>
          </table:table-cell>
          <table:table-cell office:value-type="float" office:value="0.027684000000005" calcext:value-type="float">
            <text:p>0,027684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.584525357575" calcext:value-type="float">
            <text:p>177,58452535757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12] </text:p>
          </table:table-cell>
          <table:table-cell office:value-type="float" office:value="0.0485831999999959" calcext:value-type="float">
            <text:p>0,048583199999996</text:p>
          </table:table-cell>
          <table:table-cell office:value-type="string" calcext:value-type="string">
            <text:p><text:s/>[35] </text:p>
          </table:table-cell>
          <table:table-cell office:value-type="float" office:value="0.0284824999999955" calcext:value-type="float">
            <text:p>0,0284824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.572105678938" calcext:value-type="float">
            <text:p>170,57210567893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12] </text:p>
          </table:table-cell>
          <table:table-cell office:value-type="float" office:value="0.0502828999999963" calcext:value-type="float">
            <text:p>0,050282899999996</text:p>
          </table:table-cell>
          <table:table-cell office:value-type="string" calcext:value-type="string">
            <text:p><text:s/>[35] </text:p>
          </table:table-cell>
          <table:table-cell office:value-type="float" office:value="0.0297101999999995" calcext:value-type="float">
            <text:p>0,0297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.244569205179" calcext:value-type="float">
            <text:p>169,24456920517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2] </text:p>
          </table:table-cell>
          <table:table-cell office:value-type="float" office:value="0.0768425999999977" calcext:value-type="float">
            <text:p>0,076842599999998</text:p>
          </table:table-cell>
          <table:table-cell office:value-type="string" calcext:value-type="string">
            <text:p><text:s/>[35] </text:p>
          </table:table-cell>
          <table:table-cell office:value-type="float" office:value="0.0457116000000042" calcext:value-type="float">
            <text:p>0,0457116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.103063554963" calcext:value-type="float">
            <text:p>168,10306355496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2] </text:p>
          </table:table-cell>
          <table:table-cell office:value-type="float" office:value="0.0357214999999996" calcext:value-type="float">
            <text:p>0,0357215</text:p>
          </table:table-cell>
          <table:table-cell office:value-type="string" calcext:value-type="string">
            <text:p><text:s/>[12] </text:p>
          </table:table-cell>
          <table:table-cell office:value-type="float" office:value="0.0387196000000017" calcext:value-type="float">
            <text:p>0,0387196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2568931497176" calcext:value-type="float">
            <text:p>92,256893149717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2] </text:p>
          </table:table-cell>
          <table:table-cell office:value-type="float" office:value="0.0342240000000004" calcext:value-type="float">
            <text:p>0,034224</text:p>
          </table:table-cell>
          <table:table-cell office:value-type="string" calcext:value-type="string">
            <text:p><text:s/>[12] </text:p>
          </table:table-cell>
          <table:table-cell office:value-type="float" office:value="0.0508552000000009" calcext:value-type="float">
            <text:p>0,0508552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2969529173021" calcext:value-type="float">
            <text:p>67,296952917302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2, 29] </text:p>
          </table:table-cell>
          <table:table-cell office:value-type="float" office:value="0.631371300000001" calcext:value-type="float">
            <text:p>0,631371300000001</text:p>
          </table:table-cell>
          <table:table-cell office:value-type="string" calcext:value-type="string">
            <text:p><text:s/>[12, 29] </text:p>
          </table:table-cell>
          <table:table-cell office:value-type="float" office:value="0.935718599999996" calcext:value-type="float">
            <text:p>0,935718599999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.4744843161185" calcext:value-type="float">
            <text:p>67,474484316118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2, 19] </text:p>
          </table:table-cell>
          <table:table-cell office:value-type="float" office:value="0.628545000000003" calcext:value-type="float">
            <text:p>0,628545000000003</text:p>
          </table:table-cell>
          <table:table-cell office:value-type="string" calcext:value-type="string">
            <text:p><text:s/>[12, 19] </text:p>
          </table:table-cell>
          <table:table-cell office:value-type="float" office:value="0.938977299999999" calcext:value-type="float">
            <text:p>0,9389772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.9393179153536" calcext:value-type="float">
            <text:p>66,939317915353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2] </text:p>
          </table:table-cell>
          <table:table-cell office:value-type="float" office:value="0.0484252999999967" calcext:value-type="float">
            <text:p>0,048425299999997</text:p>
          </table:table-cell>
          <table:table-cell office:value-type="string" calcext:value-type="string">
            <text:p><text:s/>[33] </text:p>
          </table:table-cell>
          <table:table-cell office:value-type="float" office:value="0.0295668999999975" calcext:value-type="float">
            <text:p>0,0295668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782134752039" calcext:value-type="float">
            <text:p>163,78213475203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7] </text:p>
          </table:table-cell>
          <table:table-cell office:value-type="float" office:value="0.0339496999999994" calcext:value-type="float">
            <text:p>0,0339497</text:p>
          </table:table-cell>
          <table:table-cell office:value-type="string" calcext:value-type="string">
            <text:p><text:s/>[7] </text:p>
          </table:table-cell>
          <table:table-cell office:value-type="float" office:value="0.0247413999999992" calcext:value-type="float">
            <text:p>0,0247413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218184904656" calcext:value-type="float">
            <text:p>137,21818490465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] </text:p>
          </table:table-cell>
          <table:table-cell office:value-type="float" office:value="0.0338089000000025" calcext:value-type="float">
            <text:p>0,033808900000003</text:p>
          </table:table-cell>
          <table:table-cell office:value-type="string" calcext:value-type="string">
            <text:p><text:s/>[7] </text:p>
          </table:table-cell>
          <table:table-cell office:value-type="float" office:value="0.037912399999999" calcext:value-type="float">
            <text:p>0,0379123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1763644612405" calcext:value-type="float">
            <text:p>89,176364461240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29] </text:p>
          </table:table-cell>
          <table:table-cell office:value-type="float" office:value="0.602738099999999" calcext:value-type="float">
            <text:p>0,602738099999999</text:p>
          </table:table-cell>
          <table:table-cell office:value-type="string" calcext:value-type="string">
            <text:p><text:s/>[7, 29] </text:p>
          </table:table-cell>
          <table:table-cell office:value-type="float" office:value="0.704948300000001" calcext:value-type="float">
            <text:p>0,70494830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.5010360334224" calcext:value-type="float">
            <text:p>85,501036033422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] </text:p>
          </table:table-cell>
          <table:table-cell office:value-type="float" office:value="0.0363282000000027" calcext:value-type="float">
            <text:p>0,036328200000003</text:p>
          </table:table-cell>
          <table:table-cell office:value-type="string" calcext:value-type="string">
            <text:p><text:s/>[7] </text:p>
          </table:table-cell>
          <table:table-cell office:value-type="float" office:value="0.0411301999999978" calcext:value-type="float">
            <text:p>0,0411301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3248805014432" calcext:value-type="float">
            <text:p>88,324880501443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7] </text:p>
          </table:table-cell>
          <table:table-cell office:value-type="float" office:value="0.349944499999998" calcext:value-type="float">
            <text:p>0,349944499999998</text:p>
          </table:table-cell>
          <table:table-cell office:value-type="string" calcext:value-type="string">
            <text:p><text:s/>[41, 7] </text:p>
          </table:table-cell>
          <table:table-cell office:value-type="float" office:value="0.416362500000002" calcext:value-type="float">
            <text:p>0,41636250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.0480350655969" calcext:value-type="float">
            <text:p>84,048035065596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] </text:p>
          </table:table-cell>
          <table:table-cell office:value-type="float" office:value="0.0356167000000028" calcext:value-type="float">
            <text:p>0,035616700000003</text:p>
          </table:table-cell>
          <table:table-cell office:value-type="string" calcext:value-type="string">
            <text:p><text:s/>[7] </text:p>
          </table:table-cell>
          <table:table-cell office:value-type="float" office:value="0.0384294000000011" calcext:value-type="float">
            <text:p>0,0384294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6808641300716" calcext:value-type="float">
            <text:p>92,68086413007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] </text:p>
          </table:table-cell>
          <table:table-cell office:value-type="float" office:value="0.0370650999999953" calcext:value-type="float">
            <text:p>0,037065099999995</text:p>
          </table:table-cell>
          <table:table-cell office:value-type="string" calcext:value-type="string">
            <text:p><text:s/>[7] </text:p>
          </table:table-cell>
          <table:table-cell office:value-type="float" office:value="0.052443599999998" calcext:value-type="float">
            <text:p>0,0524435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6761168188238" calcext:value-type="float">
            <text:p>70,676116818823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] </text:p>
          </table:table-cell>
          <table:table-cell office:value-type="float" office:value="0.0466813999999999" calcext:value-type="float">
            <text:p>0,0466814</text:p>
          </table:table-cell>
          <table:table-cell office:value-type="string" calcext:value-type="string">
            <text:p><text:s/>[35] </text:p>
          </table:table-cell>
          <table:table-cell office:value-type="float" office:value="0.0277986999999996" calcext:value-type="float">
            <text:p>0,0277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.92655771673" calcext:value-type="float">
            <text:p>167,9265577167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7] </text:p>
          </table:table-cell>
          <table:table-cell office:value-type="float" office:value="0.0480781999999977" calcext:value-type="float">
            <text:p>0,048078199999998</text:p>
          </table:table-cell>
          <table:table-cell office:value-type="string" calcext:value-type="string">
            <text:p><text:s/>[35] </text:p>
          </table:table-cell>
          <table:table-cell office:value-type="float" office:value="0.0281204000000002" calcext:value-type="float">
            <text:p>0,028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.972674641887" calcext:value-type="float">
            <text:p>170,97267464188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] </text:p>
          </table:table-cell>
          <table:table-cell office:value-type="float" office:value="0.0342372000000012" calcext:value-type="float">
            <text:p>0,034237200000001</text:p>
          </table:table-cell>
          <table:table-cell office:value-type="string" calcext:value-type="string">
            <text:p><text:s/>[7] </text:p>
          </table:table-cell>
          <table:table-cell office:value-type="float" office:value="0.0378061000000003" calcext:value-type="float">
            <text:p>0,03780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5599889964872" calcext:value-type="float">
            <text:p>90,559988996487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] </text:p>
          </table:table-cell>
          <table:table-cell office:value-type="float" office:value="0.0348225000000013" calcext:value-type="float">
            <text:p>0,034822500000001</text:p>
          </table:table-cell>
          <table:table-cell office:value-type="string" calcext:value-type="string">
            <text:p><text:s/>[7] </text:p>
          </table:table-cell>
          <table:table-cell office:value-type="float" office:value="0.0516073000000006" calcext:value-type="float">
            <text:p>0,0516073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4759191044696" calcext:value-type="float">
            <text:p>67,475919104469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29] </text:p>
          </table:table-cell>
          <table:table-cell office:value-type="float" office:value="0.684106600000001" calcext:value-type="float">
            <text:p>0,684106600000001</text:p>
          </table:table-cell>
          <table:table-cell office:value-type="string" calcext:value-type="string">
            <text:p><text:s/>[7, 29] </text:p>
          </table:table-cell>
          <table:table-cell office:value-type="float" office:value="0.9955217" calcext:value-type="float">
            <text:p>0,99552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.7184016179658" calcext:value-type="float">
            <text:p>68,718401617965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] </text:p>
          </table:table-cell>
          <table:table-cell office:value-type="float" office:value="0.0372767999999951" calcext:value-type="float">
            <text:p>0,037276799999995</text:p>
          </table:table-cell>
          <table:table-cell office:value-type="string" calcext:value-type="string">
            <text:p><text:s/>[7] </text:p>
          </table:table-cell>
          <table:table-cell office:value-type="float" office:value="0.052049999999997" calcext:value-type="float">
            <text:p>0,052049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.6172910662771" calcext:value-type="float">
            <text:p>71,617291066277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] </text:p>
          </table:table-cell>
          <table:table-cell office:value-type="float" office:value="0.0478584000000012" calcext:value-type="float">
            <text:p>0,047858400000001</text:p>
          </table:table-cell>
          <table:table-cell office:value-type="string" calcext:value-type="string">
            <text:p><text:s/>[33] </text:p>
          </table:table-cell>
          <table:table-cell office:value-type="float" office:value="0.0279364000000044" calcext:value-type="float">
            <text:p>0,0279364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.311980068991" calcext:value-type="float">
            <text:p>171,31198006899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[6] </text:p>
          </table:table-cell>
          <table:table-cell office:value-type="float" office:value="0.0233724999999993" calcext:value-type="float">
            <text:p>0,023372499999999</text:p>
          </table:table-cell>
          <table:table-cell office:value-type="string" calcext:value-type="string">
            <text:p><text:s/>[6] </text:p>
          </table:table-cell>
          <table:table-cell office:value-type="float" office:value="0.0114992000000029" calcext:value-type="float">
            <text:p>0,0114992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.253269792623" calcext:value-type="float">
            <text:p>203,25326979262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6] </text:p>
          </table:table-cell>
          <table:table-cell office:value-type="float" office:value="0.0232326000000001" calcext:value-type="float">
            <text:p>0,0232326</text:p>
          </table:table-cell>
          <table:table-cell office:value-type="string" calcext:value-type="string">
            <text:p><text:s/>[6] </text:p>
          </table:table-cell>
          <table:table-cell office:value-type="float" office:value="0.0244731000000002" calcext:value-type="float">
            <text:p>0,0244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9311693246867" calcext:value-type="float">
            <text:p>94,931169324686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6] </text:p>
          </table:table-cell>
          <table:table-cell office:value-type="float" office:value="0.0235905000000003" calcext:value-type="float">
            <text:p>0,0235905</text:p>
          </table:table-cell>
          <table:table-cell office:value-type="string" calcext:value-type="string">
            <text:p><text:s/>[6] </text:p>
          </table:table-cell>
          <table:table-cell office:value-type="float" office:value="0.0262062000000014" calcext:value-type="float">
            <text:p>0,0262062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0187741832045" calcext:value-type="float">
            <text:p>90,018774183204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6] </text:p>
          </table:table-cell>
          <table:table-cell office:value-type="float" office:value="0.0232498000000021" calcext:value-type="float">
            <text:p>0,023249800000002</text:p>
          </table:table-cell>
          <table:table-cell office:value-type="string" calcext:value-type="string">
            <text:p><text:s/>[6] </text:p>
          </table:table-cell>
          <table:table-cell office:value-type="float" office:value="0.0245179000000007" calcext:value-type="float">
            <text:p>0,024517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8278604611382" calcext:value-type="float">
            <text:p>94,827860461138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] </text:p>
          </table:table-cell>
          <table:table-cell office:value-type="float" office:value="0.0353880000000004" calcext:value-type="float">
            <text:p>0,035388</text:p>
          </table:table-cell>
          <table:table-cell office:value-type="string" calcext:value-type="string">
            <text:p><text:s/>[35] </text:p>
          </table:table-cell>
          <table:table-cell office:value-type="float" office:value="0.018828400000001" calcext:value-type="float">
            <text:p>0,0188284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.950117906983" calcext:value-type="float">
            <text:p>187,95011790698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6] </text:p>
          </table:table-cell>
          <table:table-cell office:value-type="float" office:value="0.0233396000000027" calcext:value-type="float">
            <text:p>0,023339600000003</text:p>
          </table:table-cell>
          <table:table-cell office:value-type="string" calcext:value-type="string">
            <text:p><text:s/>[6] </text:p>
          </table:table-cell>
          <table:table-cell office:value-type="float" office:value="0.0247467999999969" calcext:value-type="float">
            <text:p>0,0247467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3136082241164" calcext:value-type="float">
            <text:p>94,313608224116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] </text:p>
          </table:table-cell>
          <table:table-cell office:value-type="float" office:value="0.0236229999999978" calcext:value-type="float">
            <text:p>0,023622999999998</text:p>
          </table:table-cell>
          <table:table-cell office:value-type="string" calcext:value-type="string">
            <text:p><text:s/>[6] </text:p>
          </table:table-cell>
          <table:table-cell office:value-type="float" office:value="0.0388972000000024" calcext:value-type="float">
            <text:p>0,0388972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.731877872948" calcext:value-type="float">
            <text:p>60,73187787294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] </text:p>
          </table:table-cell>
          <table:table-cell office:value-type="float" office:value="0.0239399999999989" calcext:value-type="float">
            <text:p>0,023939999999999</text:p>
          </table:table-cell>
          <table:table-cell office:value-type="string" calcext:value-type="string">
            <text:p><text:s/>[6] </text:p>
          </table:table-cell>
          <table:table-cell office:value-type="float" office:value="0.0392740000000003" calcext:value-type="float">
            <text:p>0,039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.9563578958056" calcext:value-type="float">
            <text:p>60,956357895805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] </text:p>
          </table:table-cell>
          <table:table-cell office:value-type="float" office:value="0.0364334999999983" calcext:value-type="float">
            <text:p>0,036433499999998</text:p>
          </table:table-cell>
          <table:table-cell office:value-type="string" calcext:value-type="string">
            <text:p><text:s/>[33] </text:p>
          </table:table-cell>
          <table:table-cell office:value-type="float" office:value="0.0210549000000015" calcext:value-type="float">
            <text:p>0,0210549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.040479888272" calcext:value-type="float">
            <text:p>173,04047988827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6] </text:p>
          </table:table-cell>
          <table:table-cell office:value-type="float" office:value="0.0345920000000035" calcext:value-type="float">
            <text:p>0,034592000000004</text:p>
          </table:table-cell>
          <table:table-cell office:value-type="string" calcext:value-type="string">
            <text:p><text:s/>[6] </text:p>
          </table:table-cell>
          <table:table-cell office:value-type="float" office:value="0.0246289999999988" calcext:value-type="float">
            <text:p>0,024628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.452312314772" calcext:value-type="float">
            <text:p>140,45231231477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] </text:p>
          </table:table-cell>
          <table:table-cell office:value-type="float" office:value="0.0347842999999955" calcext:value-type="float">
            <text:p>0,034784299999996</text:p>
          </table:table-cell>
          <table:table-cell office:value-type="string" calcext:value-type="string">
            <text:p><text:s/>[6] </text:p>
          </table:table-cell>
          <table:table-cell office:value-type="float" office:value="0.0375935999999967" calcext:value-type="float">
            <text:p>0,0375935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71854783753" calcext:value-type="float">
            <text:p>92,527185478375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] </text:p>
          </table:table-cell>
          <table:table-cell office:value-type="float" office:value="0.0350685999999996" calcext:value-type="float">
            <text:p>0,0350686</text:p>
          </table:table-cell>
          <table:table-cell office:value-type="string" calcext:value-type="string">
            <text:p><text:s/>[6] </text:p>
          </table:table-cell>
          <table:table-cell office:value-type="float" office:value="0.0388036" calcext:value-type="float">
            <text:p>0,0388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3746044181458" calcext:value-type="float">
            <text:p>90,374604418145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, 19] </text:p>
          </table:table-cell>
          <table:table-cell office:value-type="float" office:value="0.650466" calcext:value-type="float">
            <text:p>0,650466</text:p>
          </table:table-cell>
          <table:table-cell office:value-type="string" calcext:value-type="string">
            <text:p><text:s/>[6, 19] </text:p>
          </table:table-cell>
          <table:table-cell office:value-type="float" office:value="0.7478835" calcext:value-type="float">
            <text:p>0,74788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.9742413089739" calcext:value-type="float">
            <text:p>86,974241308973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, 7] </text:p>
          </table:table-cell>
          <table:table-cell office:value-type="float" office:value="0.660621700000002" calcext:value-type="float">
            <text:p>0,660621700000002</text:p>
          </table:table-cell>
          <table:table-cell office:value-type="string" calcext:value-type="string">
            <text:p><text:s/>[6, 7] </text:p>
          </table:table-cell>
          <table:table-cell office:value-type="float" office:value="0.748792600000002" calcext:value-type="float">
            <text:p>0,74879260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.2249236971626" calcext:value-type="float">
            <text:p>88,224923697162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6] </text:p>
          </table:table-cell>
          <table:table-cell office:value-type="float" office:value="0.378076700000003" calcext:value-type="float">
            <text:p>0,378076700000003</text:p>
          </table:table-cell>
          <table:table-cell office:value-type="string" calcext:value-type="string">
            <text:p><text:s/>[41, 6] </text:p>
          </table:table-cell>
          <table:table-cell office:value-type="float" office:value="0.439312799999999" calcext:value-type="float">
            <text:p>0,4393127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.0609342591437" calcext:value-type="float">
            <text:p>86,060934259143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] </text:p>
          </table:table-cell>
          <table:table-cell office:value-type="float" office:value="0.0349650999999994" calcext:value-type="float">
            <text:p>0,0349651</text:p>
          </table:table-cell>
          <table:table-cell office:value-type="string" calcext:value-type="string">
            <text:p><text:s/>[6] </text:p>
          </table:table-cell>
          <table:table-cell office:value-type="float" office:value="0.0389458999999988" calcext:value-type="float">
            <text:p>0,0389458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7786416541934" calcext:value-type="float">
            <text:p>89,778641654193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6, 19] </text:p>
          </table:table-cell>
          <table:table-cell office:value-type="float" office:value="0.691176200000001" calcext:value-type="float">
            <text:p>0,691176200000001</text:p>
          </table:table-cell>
          <table:table-cell office:value-type="string" calcext:value-type="string">
            <text:p><text:s/>[6, 19] </text:p>
          </table:table-cell>
          <table:table-cell office:value-type="float" office:value="1.0060634" calcext:value-type="float">
            <text:p>1,00606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.7010580048933" calcext:value-type="float">
            <text:p>68,701058004893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6, 7] </text:p>
          </table:table-cell>
          <table:table-cell office:value-type="float" office:value="0.7000766" calcext:value-type="float">
            <text:p>0,7000766</text:p>
          </table:table-cell>
          <table:table-cell office:value-type="string" calcext:value-type="string">
            <text:p><text:s/>[6, 7] </text:p>
          </table:table-cell>
          <table:table-cell office:value-type="float" office:value="1.0168159" calcext:value-type="float">
            <text:p>1,01681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.8498871821339" calcext:value-type="float">
            <text:p>68,849887182133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6] </text:p>
          </table:table-cell>
          <table:table-cell office:value-type="float" office:value="0.0500680999999986" calcext:value-type="float">
            <text:p>0,050068099999999</text:p>
          </table:table-cell>
          <table:table-cell office:value-type="string" calcext:value-type="string">
            <text:p><text:s/>[35] </text:p>
          </table:table-cell>
          <table:table-cell office:value-type="float" office:value="0.0304520000000025" calcext:value-type="float">
            <text:p>0,030452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.416458689066" calcext:value-type="float">
            <text:p>164,41645868906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6] </text:p>
          </table:table-cell>
          <table:table-cell office:value-type="float" office:value="0.0479603999999995" calcext:value-type="float">
            <text:p>0,0479604</text:p>
          </table:table-cell>
          <table:table-cell office:value-type="string" calcext:value-type="string">
            <text:p><text:s/>[35] </text:p>
          </table:table-cell>
          <table:table-cell office:value-type="float" office:value="0.0300493999999958" calcext:value-type="float">
            <text:p>0,0300493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.605183464582" calcext:value-type="float">
            <text:p>159,60518346458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6] </text:p>
          </table:table-cell>
          <table:table-cell office:value-type="float" office:value="0.0495626000000016" calcext:value-type="float">
            <text:p>0,049562600000002</text:p>
          </table:table-cell>
          <table:table-cell office:value-type="string" calcext:value-type="string">
            <text:p><text:s/>[35] </text:p>
          </table:table-cell>
          <table:table-cell office:value-type="float" office:value="0.0302797000000055" calcext:value-type="float">
            <text:p>0,0302797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682599233125" calcext:value-type="float">
            <text:p>163,6825992331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6] </text:p>
          </table:table-cell>
          <table:table-cell office:value-type="float" office:value="0.0490623000000028" calcext:value-type="float">
            <text:p>0,049062300000003</text:p>
          </table:table-cell>
          <table:table-cell office:value-type="string" calcext:value-type="string">
            <text:p><text:s/>[35] </text:p>
          </table:table-cell>
          <table:table-cell office:value-type="float" office:value="0.0282177000000047" calcext:value-type="float">
            <text:p>0,0282177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.870655652284" calcext:value-type="float">
            <text:p>173,87065565228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6] </text:p>
          </table:table-cell>
          <table:table-cell office:value-type="float" office:value="0.0484530999999947" calcext:value-type="float">
            <text:p>0,048453099999995</text:p>
          </table:table-cell>
          <table:table-cell office:value-type="string" calcext:value-type="string">
            <text:p><text:s/>[35] </text:p>
          </table:table-cell>
          <table:table-cell office:value-type="float" office:value="0.0297459000000003" calcext:value-type="float">
            <text:p>0,02974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.89001173269" calcext:value-type="float">
            <text:p>162,8900117326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6] </text:p>
          </table:table-cell>
          <table:table-cell office:value-type="float" office:value="0.0487958000000049" calcext:value-type="float">
            <text:p>0,048795800000005</text:p>
          </table:table-cell>
          <table:table-cell office:value-type="string" calcext:value-type="string">
            <text:p><text:s/>[35] </text:p>
          </table:table-cell>
          <table:table-cell office:value-type="float" office:value="0.0296547999999916" calcext:value-type="float">
            <text:p>0,029654799999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.546043136419" calcext:value-type="float">
            <text:p>164,54604313641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6] </text:p>
          </table:table-cell>
          <table:table-cell office:value-type="float" office:value="0.0497273000000064" calcext:value-type="float">
            <text:p>0,049727300000006</text:p>
          </table:table-cell>
          <table:table-cell office:value-type="string" calcext:value-type="string">
            <text:p><text:s/>[35] </text:p>
          </table:table-cell>
          <table:table-cell office:value-type="float" office:value="0.0321572999999944" calcext:value-type="float">
            <text:p>0,0321572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.637671695121" calcext:value-type="float">
            <text:p>154,6376716951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6] </text:p>
          </table:table-cell>
          <table:table-cell office:value-type="float" office:value="0.0542682000000013" calcext:value-type="float">
            <text:p>0,054268200000001</text:p>
          </table:table-cell>
          <table:table-cell office:value-type="string" calcext:value-type="string">
            <text:p><text:s/>[35] </text:p>
          </table:table-cell>
          <table:table-cell office:value-type="float" office:value="0.0461725999999999" calcext:value-type="float">
            <text:p>0,0461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.533342285255" calcext:value-type="float">
            <text:p>117,53334228525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6] </text:p>
          </table:table-cell>
          <table:table-cell office:value-type="float" office:value="0.0351729999999975" calcext:value-type="float">
            <text:p>0,035172999999998</text:p>
          </table:table-cell>
          <table:table-cell office:value-type="string" calcext:value-type="string">
            <text:p><text:s/>[6] </text:p>
          </table:table-cell>
          <table:table-cell office:value-type="float" office:value="0.038818399999991" calcext:value-type="float">
            <text:p>0,0388183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6090925952786" calcext:value-type="float">
            <text:p>90,609092595278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6] </text:p>
          </table:table-cell>
          <table:table-cell office:value-type="float" office:value="0.035520299999996" calcext:value-type="float">
            <text:p>0,035520299999996</text:p>
          </table:table-cell>
          <table:table-cell office:value-type="string" calcext:value-type="string">
            <text:p><text:s/>[6] </text:p>
          </table:table-cell>
          <table:table-cell office:value-type="float" office:value="0.0519389000000047" calcext:value-type="float">
            <text:p>0,0519389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.3886258661482" calcext:value-type="float">
            <text:p>68,388625866148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6] </text:p>
          </table:table-cell>
          <table:table-cell office:value-type="float" office:value="0.0362463000000048" calcext:value-type="float">
            <text:p>0,036246300000005</text:p>
          </table:table-cell>
          <table:table-cell office:value-type="string" calcext:value-type="string">
            <text:p><text:s/>[6] </text:p>
          </table:table-cell>
          <table:table-cell office:value-type="float" office:value="0.0520228999999972" calcext:value-type="float">
            <text:p>0,0520228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6737398338169" calcext:value-type="float">
            <text:p>69,673739833816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6, 19] </text:p>
          </table:table-cell>
          <table:table-cell office:value-type="float" office:value="0.740031099999999" calcext:value-type="float">
            <text:p>0,740031099999999</text:p>
          </table:table-cell>
          <table:table-cell office:value-type="string" calcext:value-type="string">
            <text:p><text:s/>[6, 19] </text:p>
          </table:table-cell>
          <table:table-cell office:value-type="float" office:value="1.0538099" calcext:value-type="float">
            <text:p>1,05380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.2243450170661" calcext:value-type="float">
            <text:p>70,224345017066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6, 7] </text:p>
          </table:table-cell>
          <table:table-cell office:value-type="float" office:value="0.741072499999996" calcext:value-type="float">
            <text:p>0,741072499999996</text:p>
          </table:table-cell>
          <table:table-cell office:value-type="string" calcext:value-type="string">
            <text:p><text:s/>[6, 7] </text:p>
          </table:table-cell>
          <table:table-cell office:value-type="float" office:value="1.0669577" calcext:value-type="float">
            <text:p>1,06695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.4565960768637" calcext:value-type="float">
            <text:p>69,456596076863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6] </text:p>
          </table:table-cell>
          <table:table-cell office:value-type="float" office:value="0.0512427000000002" calcext:value-type="float">
            <text:p>0,0512427</text:p>
          </table:table-cell>
          <table:table-cell office:value-type="string" calcext:value-type="string">
            <text:p><text:s/>[33] </text:p>
          </table:table-cell>
          <table:table-cell office:value-type="float" office:value="0.0300713999999971" calcext:value-type="float">
            <text:p>0,0300713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.403439813262" calcext:value-type="float">
            <text:p>170,40343981326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5] </text:p>
          </table:table-cell>
          <table:table-cell office:value-type="float" office:value="0.0345518000000084" calcext:value-type="float">
            <text:p>0,034551800000008</text:p>
          </table:table-cell>
          <table:table-cell office:value-type="string" calcext:value-type="string">
            <text:p><text:s/>[5] </text:p>
          </table:table-cell>
          <table:table-cell office:value-type="float" office:value="0.0256558999999925" calcext:value-type="float">
            <text:p>0,025655899999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.673895673192" calcext:value-type="float">
            <text:p>134,67389567319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] </text:p>
          </table:table-cell>
          <table:table-cell office:value-type="float" office:value="0.0352802999999994" calcext:value-type="float">
            <text:p>0,0352803</text:p>
          </table:table-cell>
          <table:table-cell office:value-type="string" calcext:value-type="string">
            <text:p><text:s/>[5] </text:p>
          </table:table-cell>
          <table:table-cell office:value-type="float" office:value="0.0379053999999996" calcext:value-type="float">
            <text:p>0,03790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074601507964" calcext:value-type="float">
            <text:p>93,07460150796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, 29] </text:p>
          </table:table-cell>
          <table:table-cell office:value-type="float" office:value="0.706946100000005" calcext:value-type="float">
            <text:p>0,706946100000005</text:p>
          </table:table-cell>
          <table:table-cell office:value-type="string" calcext:value-type="string">
            <text:p><text:s/>[5, 29] </text:p>
          </table:table-cell>
          <table:table-cell office:value-type="float" office:value="0.802956999999992" calcext:value-type="float">
            <text:p>0,802956999999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.0428341741851" calcext:value-type="float">
            <text:p>88,042834174185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, 19] </text:p>
          </table:table-cell>
          <table:table-cell office:value-type="float" office:value="0.707070799999997" calcext:value-type="float">
            <text:p>0,707070799999997</text:p>
          </table:table-cell>
          <table:table-cell office:value-type="string" calcext:value-type="string">
            <text:p><text:s/>[5, 19] </text:p>
          </table:table-cell>
          <table:table-cell office:value-type="float" office:value="0.803020800000001" calcext:value-type="float">
            <text:p>0,80302080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.0513680343019" calcext:value-type="float">
            <text:p>88,05136803430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, 7] </text:p>
          </table:table-cell>
          <table:table-cell office:value-type="float" office:value="0.714168099999995" calcext:value-type="float">
            <text:p>0,714168099999995</text:p>
          </table:table-cell>
          <table:table-cell office:value-type="string" calcext:value-type="string">
            <text:p><text:s/>[5, 7] </text:p>
          </table:table-cell>
          <table:table-cell office:value-type="float" office:value="0.799540000000002" calcext:value-type="float">
            <text:p>0,79954000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.3223728643962" calcext:value-type="float">
            <text:p>89,322372864396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] </text:p>
          </table:table-cell>
          <table:table-cell office:value-type="float" office:value="0.0367522000000008" calcext:value-type="float">
            <text:p>0,036752200000001</text:p>
          </table:table-cell>
          <table:table-cell office:value-type="string" calcext:value-type="string">
            <text:p><text:s/>[5] </text:p>
          </table:table-cell>
          <table:table-cell office:value-type="float" office:value="0.0395628999999985" calcext:value-type="float">
            <text:p>0,0395628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8956168531684" calcext:value-type="float">
            <text:p>92,895616853168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5, 19] </text:p>
          </table:table-cell>
          <table:table-cell office:value-type="float" office:value="0.745399899999995" calcext:value-type="float">
            <text:p>0,745399899999995</text:p>
          </table:table-cell>
          <table:table-cell office:value-type="string" calcext:value-type="string">
            <text:p><text:s/>[5, 19] </text:p>
          </table:table-cell>
          <table:table-cell office:value-type="float" office:value="1.0639369" calcext:value-type="float">
            <text:p>1,06393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.0605364848231" calcext:value-type="float">
            <text:p>70,06053648482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5, 7] </text:p>
          </table:table-cell>
          <table:table-cell office:value-type="float" office:value="0.753943400000003" calcext:value-type="float">
            <text:p>0,753943400000003</text:p>
          </table:table-cell>
          <table:table-cell office:value-type="string" calcext:value-type="string">
            <text:p><text:s/>[5, 7] </text:p>
          </table:table-cell>
          <table:table-cell office:value-type="float" office:value="1.0741993" calcext:value-type="float">
            <text:p>1,074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.1865473194783" calcext:value-type="float">
            <text:p>70,186547319478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5] </text:p>
          </table:table-cell>
          <table:table-cell office:value-type="float" office:value="0.0495706000000041" calcext:value-type="float">
            <text:p>0,049570600000004</text:p>
          </table:table-cell>
          <table:table-cell office:value-type="string" calcext:value-type="string">
            <text:p><text:s/>[35] </text:p>
          </table:table-cell>
          <table:table-cell office:value-type="float" office:value="0.0302679000000012" calcext:value-type="float">
            <text:p>0,030267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.77284185557" calcext:value-type="float">
            <text:p>163,7728418555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5] </text:p>
          </table:table-cell>
          <table:table-cell office:value-type="float" office:value="0.0498514" calcext:value-type="float">
            <text:p>0,0498514</text:p>
          </table:table-cell>
          <table:table-cell office:value-type="string" calcext:value-type="string">
            <text:p><text:s/>[35] </text:p>
          </table:table-cell>
          <table:table-cell office:value-type="float" office:value="0.0298205000000053" calcext:value-type="float">
            <text:p>0,0298205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.17157659996" calcext:value-type="float">
            <text:p>167,1715765999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5] </text:p>
          </table:table-cell>
          <table:table-cell office:value-type="float" office:value="0.0496638999999959" calcext:value-type="float">
            <text:p>0,049663899999996</text:p>
          </table:table-cell>
          <table:table-cell office:value-type="string" calcext:value-type="string">
            <text:p><text:s/>[35] </text:p>
          </table:table-cell>
          <table:table-cell office:value-type="float" office:value="0.030629399999998" calcext:value-type="float">
            <text:p>0,0306293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.144540865963" calcext:value-type="float">
            <text:p>162,14454086596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5] </text:p>
          </table:table-cell>
          <table:table-cell office:value-type="float" office:value="0.0492663999999991" calcext:value-type="float">
            <text:p>0,049266399999999</text:p>
          </table:table-cell>
          <table:table-cell office:value-type="string" calcext:value-type="string">
            <text:p><text:s/>[35] </text:p>
          </table:table-cell>
          <table:table-cell office:value-type="float" office:value="0.0299397999999996" calcext:value-type="float">
            <text:p>0,0299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.551533410376" calcext:value-type="float">
            <text:p>164,55153341037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5] </text:p>
          </table:table-cell>
          <table:table-cell office:value-type="float" office:value="0.0511485999999991" calcext:value-type="float">
            <text:p>0,051148599999999</text:p>
          </table:table-cell>
          <table:table-cell office:value-type="string" calcext:value-type="string">
            <text:p><text:s/>[35] </text:p>
          </table:table-cell>
          <table:table-cell office:value-type="float" office:value="0.0302380999999968" calcext:value-type="float">
            <text:p>0,0302380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.152823755475" calcext:value-type="float">
            <text:p>169,15282375547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5] </text:p>
          </table:table-cell>
          <table:table-cell office:value-type="float" office:value="0.0520878000000039" calcext:value-type="float">
            <text:p>0,052087800000004</text:p>
          </table:table-cell>
          <table:table-cell office:value-type="string" calcext:value-type="string">
            <text:p><text:s/>[35] </text:p>
          </table:table-cell>
          <table:table-cell office:value-type="float" office:value="0.0339805000000069" calcext:value-type="float">
            <text:p>0,0339805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287326554916" calcext:value-type="float">
            <text:p>153,2873265549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5] </text:p>
          </table:table-cell>
          <table:table-cell office:value-type="float" office:value="0.054219599999999" calcext:value-type="float">
            <text:p>0,054219599999999</text:p>
          </table:table-cell>
          <table:table-cell office:value-type="string" calcext:value-type="string">
            <text:p><text:s/>[35] </text:p>
          </table:table-cell>
          <table:table-cell office:value-type="float" office:value="0.0449506000000042" calcext:value-type="float">
            <text:p>0,0449506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.620414410473" calcext:value-type="float">
            <text:p>120,62041441047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] </text:p>
          </table:table-cell>
          <table:table-cell office:value-type="float" office:value="0.0361018000000058" calcext:value-type="float">
            <text:p>0,036101800000006</text:p>
          </table:table-cell>
          <table:table-cell office:value-type="string" calcext:value-type="string">
            <text:p><text:s/>[5] </text:p>
          </table:table-cell>
          <table:table-cell office:value-type="float" office:value="0.0425965000000019" calcext:value-type="float">
            <text:p>0,0425965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752972662083" calcext:value-type="float">
            <text:p>84,75297266208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5] </text:p>
          </table:table-cell>
          <table:table-cell office:value-type="float" office:value="0.0358085000000074" calcext:value-type="float">
            <text:p>0,035808500000007</text:p>
          </table:table-cell>
          <table:table-cell office:value-type="string" calcext:value-type="string">
            <text:p><text:s/>[5] </text:p>
          </table:table-cell>
          <table:table-cell office:value-type="float" office:value="0.0516185999999948" calcext:value-type="float">
            <text:p>0,0516185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3713118914713" calcext:value-type="float">
            <text:p>69,371311891471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5, 29] </text:p>
          </table:table-cell>
          <table:table-cell office:value-type="float" office:value="0.788442799999996" calcext:value-type="float">
            <text:p>0,788442799999996</text:p>
          </table:table-cell>
          <table:table-cell office:value-type="string" calcext:value-type="string">
            <text:p><text:s/>[5, 29] </text:p>
          </table:table-cell>
          <table:table-cell office:value-type="float" office:value="1.1152431" calcext:value-type="float">
            <text:p>1,11524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.6969449082444" calcext:value-type="float">
            <text:p>70,696944908244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5, 19] </text:p>
          </table:table-cell>
          <table:table-cell office:value-type="float" office:value="0.791005500000006" calcext:value-type="float">
            <text:p>0,791005500000006</text:p>
          </table:table-cell>
          <table:table-cell office:value-type="string" calcext:value-type="string">
            <text:p><text:s/>[5, 19] </text:p>
          </table:table-cell>
          <table:table-cell office:value-type="float" office:value="1.1106702" calcext:value-type="float">
            <text:p>1,11067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.2187560267668" calcext:value-type="float">
            <text:p>71,218756026766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5, 7] </text:p>
          </table:table-cell>
          <table:table-cell office:value-type="float" office:value="0.798757599999999" calcext:value-type="float">
            <text:p>0,798757599999999</text:p>
          </table:table-cell>
          <table:table-cell office:value-type="string" calcext:value-type="string">
            <text:p><text:s/>[5, 7] </text:p>
          </table:table-cell>
          <table:table-cell office:value-type="float" office:value="1.12676210000001" calcext:value-type="float">
            <text:p>1,1267621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.8896403242524" calcext:value-type="float">
            <text:p>70,88964032425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5] </text:p>
          </table:table-cell>
          <table:table-cell office:value-type="float" office:value="0.0500292999999942" calcext:value-type="float">
            <text:p>0,050029299999994</text:p>
          </table:table-cell>
          <table:table-cell office:value-type="string" calcext:value-type="string">
            <text:p><text:s/>[33] </text:p>
          </table:table-cell>
          <table:table-cell office:value-type="float" office:value="0.0302820999999994" calcext:value-type="float">
            <text:p>0,0302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.210801100304" calcext:value-type="float">
            <text:p>165,21080110030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] </text:p>
          </table:table-cell>
          <table:table-cell office:value-type="float" office:value="0.0354548000000023" calcext:value-type="float">
            <text:p>0,035454800000002</text:p>
          </table:table-cell>
          <table:table-cell office:value-type="string" calcext:value-type="string">
            <text:p><text:s/>[4] </text:p>
          </table:table-cell>
          <table:table-cell office:value-type="float" office:value="0.0255383000000052" calcext:value-type="float">
            <text:p>0,0255383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829914285583" calcext:value-type="float">
            <text:p>138,82991428558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, 5, 19] </text:p>
          </table:table-cell>
          <table:table-cell office:value-type="float" office:value="6.75003860000001" calcext:value-type="float">
            <text:p>6,75003860000001</text:p>
          </table:table-cell>
          <table:table-cell office:value-type="string" calcext:value-type="string">
            <text:p><text:s/>[4, 5, 19] </text:p>
          </table:table-cell>
          <table:table-cell office:value-type="float" office:value="7.6560389" calcext:value-type="float">
            <text:p>7,65603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.1662004094573" calcext:value-type="float">
            <text:p>88,166200409457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, 5, 7] </text:p>
          </table:table-cell>
          <table:table-cell office:value-type="float" office:value="7.4759314" calcext:value-type="float">
            <text:p>7,4759314</text:p>
          </table:table-cell>
          <table:table-cell office:value-type="string" calcext:value-type="string">
            <text:p><text:s/>[4, 5, 7] </text:p>
          </table:table-cell>
          <table:table-cell office:value-type="float" office:value="8.381402" calcext:value-type="float">
            <text:p>8,3814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.196669005973" calcext:value-type="float">
            <text:p>89,19666900597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4] </text:p>
          </table:table-cell>
          <table:table-cell office:value-type="float" office:value="0.431294400000002" calcext:value-type="float">
            <text:p>0,431294400000002</text:p>
          </table:table-cell>
          <table:table-cell office:value-type="string" calcext:value-type="string">
            <text:p><text:s/>[41, 4] </text:p>
          </table:table-cell>
          <table:table-cell office:value-type="float" office:value="0.487319700000012" calcext:value-type="float">
            <text:p>0,487319700000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.5033787880915" calcext:value-type="float">
            <text:p>88,50337878809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4] </text:p>
          </table:table-cell>
          <table:table-cell office:value-type="float" office:value="0.209687399999984" calcext:value-type="float">
            <text:p>0,209687399999984</text:p>
          </table:table-cell>
          <table:table-cell office:value-type="string" calcext:value-type="string">
            <text:p><text:s/>[44] </text:p>
          </table:table-cell>
          <table:table-cell office:value-type="float" office:value="0.0260909000000083" calcext:value-type="float">
            <text:p>0,0260909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3.68021034122" calcext:value-type="float">
            <text:p>803,6802103412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4] </text:p>
          </table:table-cell>
          <table:table-cell office:value-type="float" office:value="0.224247300000002" calcext:value-type="float">
            <text:p>0,224247300000002</text:p>
          </table:table-cell>
          <table:table-cell office:value-type="string" calcext:value-type="string">
            <text:p><text:s/>[44] </text:p>
          </table:table-cell>
          <table:table-cell office:value-type="float" office:value="0.038948900000014" calcext:value-type="float">
            <text:p>0,038948900000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5.747453714794" calcext:value-type="float">
            <text:p>575,74745371479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9, 44] </text:p>
          </table:table-cell>
          <table:table-cell office:value-type="float" office:value="2.30476650000001" calcext:value-type="float">
            <text:p>2,30476650000001</text:p>
          </table:table-cell>
          <table:table-cell office:value-type="string" calcext:value-type="string">
            <text:p><text:s/>[44, 29] </text:p>
          </table:table-cell>
          <table:table-cell office:value-type="float" office:value="0.903830500000004" calcext:value-type="float">
            <text:p>0,903830500000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4.999858933727" calcext:value-type="float">
            <text:p>254,9998589337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, 44] </text:p>
          </table:table-cell>
          <table:table-cell office:value-type="float" office:value="2.00405109999999" calcext:value-type="float">
            <text:p>2,00405109999999</text:p>
          </table:table-cell>
          <table:table-cell office:value-type="string" calcext:value-type="string">
            <text:p><text:s/>[44, 19] </text:p>
          </table:table-cell>
          <table:table-cell office:value-type="float" office:value="0.902503200000001" calcext:value-type="float">
            <text:p>0,90250320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2.054736204812" calcext:value-type="float">
            <text:p>222,0547362048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44] </text:p>
          </table:table-cell>
          <table:table-cell office:value-type="float" office:value="1.61390329999999" calcext:value-type="float">
            <text:p>1,61390329999999</text:p>
          </table:table-cell>
          <table:table-cell office:value-type="string" calcext:value-type="string">
            <text:p><text:s/>[44, 7] </text:p>
          </table:table-cell>
          <table:table-cell office:value-type="float" office:value="0.891569299999992" calcext:value-type="float">
            <text:p>0,891569299999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1.018267452682" calcext:value-type="float">
            <text:p>181,01826745268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44] </text:p>
          </table:table-cell>
          <table:table-cell office:value-type="float" office:value="0.637690600000019" calcext:value-type="float">
            <text:p>0,637690600000019</text:p>
          </table:table-cell>
          <table:table-cell office:value-type="string" calcext:value-type="string">
            <text:p><text:s/>[41, 44] </text:p>
          </table:table-cell>
          <table:table-cell office:value-type="float" office:value="0.509775799999989" calcext:value-type="float">
            <text:p>0,5097757999999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092364133416" calcext:value-type="float">
            <text:p>125,09236413341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4] </text:p>
          </table:table-cell>
          <table:table-cell office:value-type="float" office:value="0.222265100000004" calcext:value-type="float">
            <text:p>0,222265100000004</text:p>
          </table:table-cell>
          <table:table-cell office:value-type="string" calcext:value-type="string">
            <text:p><text:s/>[44] </text:p>
          </table:table-cell>
          <table:table-cell office:value-type="float" office:value="0.0393694000000096" calcext:value-type="float">
            <text:p>0,0393694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4.563087067494" calcext:value-type="float">
            <text:p>564,56308706749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44] </text:p>
          </table:table-cell>
          <table:table-cell office:value-type="float" office:value="2.1518002" calcext:value-type="float">
            <text:p>2,1518002</text:p>
          </table:table-cell>
          <table:table-cell office:value-type="string" calcext:value-type="string">
            <text:p><text:s/>[44, 19] </text:p>
          </table:table-cell>
          <table:table-cell office:value-type="float" office:value="1.18929000000001" calcext:value-type="float">
            <text:p>1,1892900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.931496943554" calcext:value-type="float">
            <text:p>180,93149694355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44] </text:p>
          </table:table-cell>
          <table:table-cell office:value-type="float" office:value="1.71463140000001" calcext:value-type="float">
            <text:p>1,71463140000001</text:p>
          </table:table-cell>
          <table:table-cell office:value-type="string" calcext:value-type="string">
            <text:p><text:s/>[44, 7] </text:p>
          </table:table-cell>
          <table:table-cell office:value-type="float" office:value="1.19285219999999" calcext:value-type="float">
            <text:p>1,1928521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.742150117174" calcext:value-type="float">
            <text:p>143,74215011717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4] </text:p>
          </table:table-cell>
          <table:table-cell office:value-type="float" office:value="0.234677499999998" calcext:value-type="float">
            <text:p>0,234677499999998</text:p>
          </table:table-cell>
          <table:table-cell office:value-type="string" calcext:value-type="string">
            <text:p><text:s/>[44] </text:p>
          </table:table-cell>
          <table:table-cell office:value-type="float" office:value="0.0390750999999909" calcext:value-type="float">
            <text:p>0,0390750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.580676697059" calcext:value-type="float">
            <text:p>600,58067669705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44] </text:p>
          </table:table-cell>
          <table:table-cell office:value-type="float" office:value="0.24899969999999" calcext:value-type="float">
            <text:p>0,24899969999999</text:p>
          </table:table-cell>
          <table:table-cell office:value-type="string" calcext:value-type="string">
            <text:p><text:s/>[44] </text:p>
          </table:table-cell>
          <table:table-cell office:value-type="float" office:value="0.0522656000000097" calcext:value-type="float">
            <text:p>0,0522656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6.412209942953" calcext:value-type="float">
            <text:p>476,41220994295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9, 44] </text:p>
          </table:table-cell>
          <table:table-cell office:value-type="float" office:value="2.6752988" calcext:value-type="float">
            <text:p>2,6752988</text:p>
          </table:table-cell>
          <table:table-cell office:value-type="string" calcext:value-type="string">
            <text:p><text:s/>[44, 29] </text:p>
          </table:table-cell>
          <table:table-cell office:value-type="float" office:value="1.23693149999999" calcext:value-type="float">
            <text:p>1,2369314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.285121690248" calcext:value-type="float">
            <text:p>216,28512169024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44] </text:p>
          </table:table-cell>
          <table:table-cell office:value-type="float" office:value="2.2717007" calcext:value-type="float">
            <text:p>2,2717007</text:p>
          </table:table-cell>
          <table:table-cell office:value-type="string" calcext:value-type="string">
            <text:p><text:s/>[44, 19] </text:p>
          </table:table-cell>
          <table:table-cell office:value-type="float" office:value="1.241039" calcext:value-type="float">
            <text:p>1,2410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.04829259999" calcext:value-type="float">
            <text:p>183,0482925999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44] </text:p>
          </table:table-cell>
          <table:table-cell office:value-type="float" office:value="1.81187180000002" calcext:value-type="float">
            <text:p>1,81187180000002</text:p>
          </table:table-cell>
          <table:table-cell office:value-type="string" calcext:value-type="string">
            <text:p><text:s/>[44, 7] </text:p>
          </table:table-cell>
          <table:table-cell office:value-type="float" office:value="1.24241729999999" calcext:value-type="float">
            <text:p>1,2424172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.834398796607" calcext:value-type="float">
            <text:p>145,83439879660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3] </text:p>
          </table:table-cell>
          <table:table-cell office:value-type="float" office:value="0.196344299999987" calcext:value-type="float">
            <text:p>0,196344299999987</text:p>
          </table:table-cell>
          <table:table-cell office:value-type="string" calcext:value-type="string">
            <text:p><text:s/>[33] </text:p>
          </table:table-cell>
          <table:table-cell office:value-type="float" office:value="0.0316173000000163" calcext:value-type="float">
            <text:p>0,031617300000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1.002742169275" calcext:value-type="float">
            <text:p>621,00274216927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1] </text:p>
          </table:table-cell>
          <table:table-cell office:value-type="float" office:value="0.119036299999993" calcext:value-type="float">
            <text:p>0,119036299999993</text:p>
          </table:table-cell>
          <table:table-cell office:value-type="string" calcext:value-type="string">
            <text:p><text:s/>[21] </text:p>
          </table:table-cell>
          <table:table-cell office:value-type="float" office:value="0.0275826999999936" calcext:value-type="float">
            <text:p>0,0275826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.561449749376" calcext:value-type="float">
            <text:p>431,56144974937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1] </text:p>
          </table:table-cell>
          <table:table-cell office:value-type="float" office:value="0.119634100000007" calcext:value-type="float">
            <text:p>0,119634100000007</text:p>
          </table:table-cell>
          <table:table-cell office:value-type="string" calcext:value-type="string">
            <text:p><text:s/>[21] </text:p>
          </table:table-cell>
          <table:table-cell office:value-type="float" office:value="0.0396724999999833" calcext:value-type="float">
            <text:p>0,039672499999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.554225219126" calcext:value-type="float">
            <text:p>301,55422521912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, 21] </text:p>
          </table:table-cell>
          <table:table-cell office:value-type="float" office:value="2.01261009999998" calcext:value-type="float">
            <text:p>2,01261009999998</text:p>
          </table:table-cell>
          <table:table-cell office:value-type="string" calcext:value-type="string">
            <text:p><text:s/>[21, 19] </text:p>
          </table:table-cell>
          <table:table-cell office:value-type="float" office:value="0.93564060000001" calcext:value-type="float">
            <text:p>0,9356406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5.105041401577" calcext:value-type="float">
            <text:p>215,10504140157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21] </text:p>
          </table:table-cell>
          <table:table-cell office:value-type="float" office:value="0.56588690000001" calcext:value-type="float">
            <text:p>0,56588690000001</text:p>
          </table:table-cell>
          <table:table-cell office:value-type="string" calcext:value-type="string">
            <text:p><text:s/>[41, 21] </text:p>
          </table:table-cell>
          <table:table-cell office:value-type="float" office:value="0.53142620000001" calcext:value-type="float">
            <text:p>0,5314262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484569259099" calcext:value-type="float">
            <text:p>106,48456925909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8] </text:p>
          </table:table-cell>
          <table:table-cell office:value-type="float" office:value="0.107452499999999" calcext:value-type="float">
            <text:p>0,107452499999999</text:p>
          </table:table-cell>
          <table:table-cell office:value-type="string" calcext:value-type="string">
            <text:p><text:s/>[18] </text:p>
          </table:table-cell>
          <table:table-cell office:value-type="float" office:value="0.0280574000000115" calcext:value-type="float">
            <text:p>0,028057400000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.973832215228" calcext:value-type="float">
            <text:p>382,9738322152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8] </text:p>
          </table:table-cell>
          <table:table-cell office:value-type="float" office:value="0.108606699999996" calcext:value-type="float">
            <text:p>0,108606699999996</text:p>
          </table:table-cell>
          <table:table-cell office:value-type="string" calcext:value-type="string">
            <text:p><text:s/>[18] </text:p>
          </table:table-cell>
          <table:table-cell office:value-type="float" office:value="0.0406063000000131" calcext:value-type="float">
            <text:p>0,040606300000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.462684361689" calcext:value-type="float">
            <text:p>267,46268436168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18] </text:p>
          </table:table-cell>
          <table:table-cell office:value-type="float" office:value="0.579587399999991" calcext:value-type="float">
            <text:p>0,579587399999991</text:p>
          </table:table-cell>
          <table:table-cell office:value-type="string" calcext:value-type="string">
            <text:p><text:s/>[41, 18] </text:p>
          </table:table-cell>
          <table:table-cell office:value-type="float" office:value="0.553901400000018" calcext:value-type="float">
            <text:p>0,5539014000000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.637287430574" calcext:value-type="float">
            <text:p>104,63728743057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7] </text:p>
          </table:table-cell>
          <table:table-cell office:value-type="float" office:value="0.10793970000002" calcext:value-type="float">
            <text:p>0,10793970000002</text:p>
          </table:table-cell>
          <table:table-cell office:value-type="string" calcext:value-type="string">
            <text:p><text:s/>[17] </text:p>
          </table:table-cell>
          <table:table-cell office:value-type="float" office:value="0.0299087999999983" calcext:value-type="float">
            <text:p>0,0299087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.896124217708" calcext:value-type="float">
            <text:p>360,89612421770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7] </text:p>
          </table:table-cell>
          <table:table-cell office:value-type="float" office:value="0.108739500000002" calcext:value-type="float">
            <text:p>0,108739500000002</text:p>
          </table:table-cell>
          <table:table-cell office:value-type="string" calcext:value-type="string">
            <text:p><text:s/>[17] </text:p>
          </table:table-cell>
          <table:table-cell office:value-type="float" office:value="0.0412143000000015" calcext:value-type="float">
            <text:p>0,0412143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.839249969058" calcext:value-type="float">
            <text:p>263,83924996905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7, 29] </text:p>
          </table:table-cell>
          <table:table-cell office:value-type="float" office:value="2.19094930000001" calcext:value-type="float">
            <text:p>2,19094930000001</text:p>
          </table:table-cell>
          <table:table-cell office:value-type="string" calcext:value-type="string">
            <text:p><text:s/>[17, 29] </text:p>
          </table:table-cell>
          <table:table-cell office:value-type="float" office:value="1.04766509999999" calcext:value-type="float">
            <text:p>1,0476650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9.12687651808" calcext:value-type="float">
            <text:p>209,1268765180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7, 19] </text:p>
          </table:table-cell>
          <table:table-cell office:value-type="float" office:value="2.2510074" calcext:value-type="float">
            <text:p>2,2510074</text:p>
          </table:table-cell>
          <table:table-cell office:value-type="string" calcext:value-type="string">
            <text:p><text:s/>[17, 19] </text:p>
          </table:table-cell>
          <table:table-cell office:value-type="float" office:value="1.0203344" calcext:value-type="float">
            <text:p>1,02033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.614672993481" calcext:value-type="float">
            <text:p>220,6146729934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17] </text:p>
          </table:table-cell>
          <table:table-cell office:value-type="float" office:value="1.73611870000002" calcext:value-type="float">
            <text:p>1,73611870000002</text:p>
          </table:table-cell>
          <table:table-cell office:value-type="string" calcext:value-type="string">
            <text:p><text:s/>[17, 7] </text:p>
          </table:table-cell>
          <table:table-cell office:value-type="float" office:value="0.992845699999998" calcext:value-type="float">
            <text:p>0,992845699999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4.862891585271" calcext:value-type="float">
            <text:p>174,86289158527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17] </text:p>
          </table:table-cell>
          <table:table-cell office:value-type="float" office:value="0.610222299999987" calcext:value-type="float">
            <text:p>0,610222299999987</text:p>
          </table:table-cell>
          <table:table-cell office:value-type="string" calcext:value-type="string">
            <text:p><text:s/>[41, 17] </text:p>
          </table:table-cell>
          <table:table-cell office:value-type="float" office:value="0.5772741" calcext:value-type="float">
            <text:p>0,57727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.707548632441" calcext:value-type="float">
            <text:p>105,70754863244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7] </text:p>
          </table:table-cell>
          <table:table-cell office:value-type="float" office:value="0.11121720000001" calcext:value-type="float">
            <text:p>0,11121720000001</text:p>
          </table:table-cell>
          <table:table-cell office:value-type="string" calcext:value-type="string">
            <text:p><text:s/>[17] </text:p>
          </table:table-cell>
          <table:table-cell office:value-type="float" office:value="0.040736099999981" calcext:value-type="float">
            <text:p>0,040736099999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.01877204755" calcext:value-type="float">
            <text:p>273,0187720475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, 19] </text:p>
          </table:table-cell>
          <table:table-cell office:value-type="float" office:value="2.3905974" calcext:value-type="float">
            <text:p>2,3905974</text:p>
          </table:table-cell>
          <table:table-cell office:value-type="string" calcext:value-type="string">
            <text:p><text:s/>[17, 19] </text:p>
          </table:table-cell>
          <table:table-cell office:value-type="float" office:value="1.3357002" calcext:value-type="float">
            <text:p>1,3357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8.97709381192" calcext:value-type="float">
            <text:p>178,9770938119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7] </text:p>
          </table:table-cell>
          <table:table-cell office:value-type="float" office:value="1.82581869999999" calcext:value-type="float">
            <text:p>1,82581869999999</text:p>
          </table:table-cell>
          <table:table-cell office:value-type="string" calcext:value-type="string">
            <text:p><text:s/>[17, 7] </text:p>
          </table:table-cell>
          <table:table-cell office:value-type="float" office:value="1.32659860000001" calcext:value-type="float">
            <text:p>1,3265986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.631586525116" calcext:value-type="float">
            <text:p>137,6315865251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7] </text:p>
          </table:table-cell>
          <table:table-cell office:value-type="float" office:value="0.110486199999991" calcext:value-type="float">
            <text:p>0,110486199999991</text:p>
          </table:table-cell>
          <table:table-cell office:value-type="string" calcext:value-type="string">
            <text:p><text:s/>[17] </text:p>
          </table:table-cell>
          <table:table-cell office:value-type="float" office:value="0.0399513999999954" calcext:value-type="float">
            <text:p>0,0399513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.551510084763" calcext:value-type="float">
            <text:p>276,55151008476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] </text:p>
          </table:table-cell>
          <table:table-cell office:value-type="float" office:value="0.112725799999998" calcext:value-type="float">
            <text:p>0,112725799999998</text:p>
          </table:table-cell>
          <table:table-cell office:value-type="string" calcext:value-type="string">
            <text:p><text:s/>[17] </text:p>
          </table:table-cell>
          <table:table-cell office:value-type="float" office:value="0.0529222000000118" calcext:value-type="float">
            <text:p>0,052922200000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.002860803166" calcext:value-type="float">
            <text:p>213,00286080316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, 29] </text:p>
          </table:table-cell>
          <table:table-cell office:value-type="float" office:value="2.4561792" calcext:value-type="float">
            <text:p>2,4561792</text:p>
          </table:table-cell>
          <table:table-cell office:value-type="string" calcext:value-type="string">
            <text:p><text:s/>[17, 29] </text:p>
          </table:table-cell>
          <table:table-cell office:value-type="float" office:value="1.41457710000002" calcext:value-type="float">
            <text:p>1,4145771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.633462608716" calcext:value-type="float">
            <text:p>173,63346260871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, 19] </text:p>
          </table:table-cell>
          <table:table-cell office:value-type="float" office:value="2.52519440000001" calcext:value-type="float">
            <text:p>2,52519440000001</text:p>
          </table:table-cell>
          <table:table-cell office:value-type="string" calcext:value-type="string">
            <text:p><text:s/>[17, 19] </text:p>
          </table:table-cell>
          <table:table-cell office:value-type="float" office:value="1.3787358" calcext:value-type="float">
            <text:p>1,37873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.152885418657" calcext:value-type="float">
            <text:p>183,15288541865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7] </text:p>
          </table:table-cell>
          <table:table-cell office:value-type="float" office:value="1.91163610000001" calcext:value-type="float">
            <text:p>1,91163610000001</text:p>
          </table:table-cell>
          <table:table-cell office:value-type="string" calcext:value-type="string">
            <text:p><text:s/>[17, 7] </text:p>
          </table:table-cell>
          <table:table-cell office:value-type="float" office:value="1.3715385" calcext:value-type="float">
            <text:p>1,37153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.378960196889" calcext:value-type="float">
            <text:p>139,37896019688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7] </text:p>
          </table:table-cell>
          <table:table-cell office:value-type="float" office:value="0.129226499999982" calcext:value-type="float">
            <text:p>0,129226499999982</text:p>
          </table:table-cell>
          <table:table-cell office:value-type="string" calcext:value-type="string">
            <text:p><text:s/>[33] </text:p>
          </table:table-cell>
          <table:table-cell office:value-type="float" office:value="0.0334834000000001" calcext:value-type="float">
            <text:p>0,03348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5.941989164724" calcext:value-type="float">
            <text:p>385,94198916472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5] </text:p>
          </table:table-cell>
          <table:table-cell office:value-type="float" office:value="0.263733599999978" calcext:value-type="float">
            <text:p>0,263733599999978</text:p>
          </table:table-cell>
          <table:table-cell office:value-type="string" calcext:value-type="string">
            <text:p><text:s/>[45] </text:p>
          </table:table-cell>
          <table:table-cell office:value-type="float" office:value="0.0274857000000111" calcext:value-type="float">
            <text:p>0,0274857000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9.530228445597" calcext:value-type="float">
            <text:p>959,53022844559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, 45, 46] </text:p>
          </table:table-cell>
          <table:table-cell office:value-type="float" office:value="29.4484546" calcext:value-type="float">
            <text:p>29,4484546</text:p>
          </table:table-cell>
          <table:table-cell office:value-type="string" calcext:value-type="string">
            <text:p><text:s/>[45, 19, 46] </text:p>
          </table:table-cell>
          <table:table-cell office:value-type="float" office:value="13.7167126" calcext:value-type="float">
            <text:p>13,71671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4.690323102636" calcext:value-type="float">
            <text:p>214,69032310263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45, 46] </text:p>
          </table:table-cell>
          <table:table-cell office:value-type="float" office:value="23.5493005" calcext:value-type="float">
            <text:p>23,5493005</text:p>
          </table:table-cell>
          <table:table-cell office:value-type="string" calcext:value-type="string">
            <text:p><text:s/>[45, 7, 46] </text:p>
          </table:table-cell>
          <table:table-cell office:value-type="float" office:value="13.6760273" calcext:value-type="float">
            <text:p>13,67602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2.194014997323" calcext:value-type="float">
            <text:p>172,1940149973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45] </text:p>
          </table:table-cell>
          <table:table-cell office:value-type="float" office:value="0.805367499999966" calcext:value-type="float">
            <text:p>0,805367499999966</text:p>
          </table:table-cell>
          <table:table-cell office:value-type="string" calcext:value-type="string">
            <text:p><text:s/>[41, 45] </text:p>
          </table:table-cell>
          <table:table-cell office:value-type="float" office:value="0.6000227" calcext:value-type="float">
            <text:p>0,60002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.222838569269" calcext:value-type="float">
            <text:p>134,22283856926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32] </text:p>
          </table:table-cell>
          <table:table-cell office:value-type="float" office:value="0.217212900000004" calcext:value-type="float">
            <text:p>0,217212900000004</text:p>
          </table:table-cell>
          <table:table-cell office:value-type="string" calcext:value-type="string">
            <text:p><text:s/>[32] </text:p>
          </table:table-cell>
          <table:table-cell office:value-type="float" office:value="0.0300996999999825" calcext:value-type="float">
            <text:p>0,030099699999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1.644734001105" calcext:value-type="float">
            <text:p>721,64473400110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, 32] </text:p>
          </table:table-cell>
          <table:table-cell office:value-type="float" office:value="3.03667869999999" calcext:value-type="float">
            <text:p>3,03667869999999</text:p>
          </table:table-cell>
          <table:table-cell office:value-type="string" calcext:value-type="string">
            <text:p><text:s/>[32, 19] </text:p>
          </table:table-cell>
          <table:table-cell office:value-type="float" office:value="1.10412770000003" calcext:value-type="float">
            <text:p>1,10412770000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.029663688351" calcext:value-type="float">
            <text:p>275,02966368835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32] </text:p>
          </table:table-cell>
          <table:table-cell office:value-type="float" office:value="2.04953849999997" calcext:value-type="float">
            <text:p>2,04953849999997</text:p>
          </table:table-cell>
          <table:table-cell office:value-type="string" calcext:value-type="string">
            <text:p><text:s/>[32, 7] </text:p>
          </table:table-cell>
          <table:table-cell office:value-type="float" office:value="1.0589907" calcext:value-type="float">
            <text:p>1,05899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3.536968738249" calcext:value-type="float">
            <text:p>193,53696873824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32] </text:p>
          </table:table-cell>
          <table:table-cell office:value-type="float" office:value="0.778500799999983" calcext:value-type="float">
            <text:p>0,778500799999983</text:p>
          </table:table-cell>
          <table:table-cell office:value-type="string" calcext:value-type="string">
            <text:p><text:s/>[41, 32] </text:p>
          </table:table-cell>
          <table:table-cell office:value-type="float" office:value="0.625585600000022" calcext:value-type="float">
            <text:p>0,6255856000000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.443529390695" calcext:value-type="float">
            <text:p>124,4435293906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2] </text:p>
          </table:table-cell>
          <table:table-cell office:value-type="float" office:value="0.222579299999961" calcext:value-type="float">
            <text:p>0,222579299999961</text:p>
          </table:table-cell>
          <table:table-cell office:value-type="string" calcext:value-type="string">
            <text:p><text:s/>[32] </text:p>
          </table:table-cell>
          <table:table-cell office:value-type="float" office:value="0.040286500000002" calcext:value-type="float">
            <text:p>0,0402865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.491032976184" calcext:value-type="float">
            <text:p>552,491032976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32] </text:p>
          </table:table-cell>
          <table:table-cell office:value-type="float" office:value="3.19485979999999" calcext:value-type="float">
            <text:p>3,19485979999999</text:p>
          </table:table-cell>
          <table:table-cell office:value-type="string" calcext:value-type="string">
            <text:p><text:s/>[32, 19] </text:p>
          </table:table-cell>
          <table:table-cell office:value-type="float" office:value="1.44629970000001" calcext:value-type="float">
            <text:p>1,4462997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.898877321206" calcext:value-type="float">
            <text:p>220,89887732120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32] </text:p>
          </table:table-cell>
          <table:table-cell office:value-type="float" office:value="2.14997159999998" calcext:value-type="float">
            <text:p>2,14997159999998</text:p>
          </table:table-cell>
          <table:table-cell office:value-type="string" calcext:value-type="string">
            <text:p><text:s/>[32, 7] </text:p>
          </table:table-cell>
          <table:table-cell office:value-type="float" office:value="1.4116477" calcext:value-type="float">
            <text:p>1,41164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.302277685854" calcext:value-type="float">
            <text:p>152,30227768585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32] </text:p>
          </table:table-cell>
          <table:table-cell office:value-type="float" office:value="0.809851000000026" calcext:value-type="float">
            <text:p>0,809851000000026</text:p>
          </table:table-cell>
          <table:table-cell office:value-type="string" calcext:value-type="string">
            <text:p><text:s/>[41, 32] </text:p>
          </table:table-cell>
          <table:table-cell office:value-type="float" office:value="0.946073499999966" calcext:value-type="float">
            <text:p>0,9460734999999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.6012772792024" calcext:value-type="float">
            <text:p>85,60127727920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2] </text:p>
          </table:table-cell>
          <table:table-cell office:value-type="float" office:value="0.240881200000013" calcext:value-type="float">
            <text:p>0,240881200000013</text:p>
          </table:table-cell>
          <table:table-cell office:value-type="string" calcext:value-type="string">
            <text:p><text:s/>[35] </text:p>
          </table:table-cell>
          <table:table-cell office:value-type="float" office:value="0.0320705000000089" calcext:value-type="float">
            <text:p>0,0320705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1.098985048396" calcext:value-type="float">
            <text:p>751,09898504839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2] </text:p>
          </table:table-cell>
          <table:table-cell office:value-type="float" office:value="0.24442640000002" calcext:value-type="float">
            <text:p>0,24442640000002</text:p>
          </table:table-cell>
          <table:table-cell office:value-type="string" calcext:value-type="string">
            <text:p><text:s/>[35] </text:p>
          </table:table-cell>
          <table:table-cell office:value-type="float" office:value="0.0330777000000126" calcext:value-type="float">
            <text:p>0,033077700000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.946178240711" calcext:value-type="float">
            <text:p>738,9461782407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2] </text:p>
          </table:table-cell>
          <table:table-cell office:value-type="float" office:value="0.259859400000005" calcext:value-type="float">
            <text:p>0,259859400000005</text:p>
          </table:table-cell>
          <table:table-cell office:value-type="string" calcext:value-type="string">
            <text:p><text:s/>[35] </text:p>
          </table:table-cell>
          <table:table-cell office:value-type="float" office:value="0.0333067999999912" calcext:value-type="float">
            <text:p>0,0333067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.199238594142" calcext:value-type="float">
            <text:p>780,19923859414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2] </text:p>
          </table:table-cell>
          <table:table-cell office:value-type="float" office:value="0.256491800000003" calcext:value-type="float">
            <text:p>0,256491800000003</text:p>
          </table:table-cell>
          <table:table-cell office:value-type="string" calcext:value-type="string">
            <text:p><text:s/>[35] </text:p>
          </table:table-cell>
          <table:table-cell office:value-type="float" office:value="0.0314728000000287" calcext:value-type="float">
            <text:p>0,031472800000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4.963396964267" calcext:value-type="float">
            <text:p>814,96339696426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2] </text:p>
          </table:table-cell>
          <table:table-cell office:value-type="float" office:value="0.258571699999993" calcext:value-type="float">
            <text:p>0,258571699999993</text:p>
          </table:table-cell>
          <table:table-cell office:value-type="string" calcext:value-type="string">
            <text:p><text:s/>[35] </text:p>
          </table:table-cell>
          <table:table-cell office:value-type="float" office:value="0.0314811000000191" calcext:value-type="float">
            <text:p>0,031481100000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1.355352893757" calcext:value-type="float">
            <text:p>821,35535289375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2] </text:p>
          </table:table-cell>
          <table:table-cell office:value-type="float" office:value="0.2746486" calcext:value-type="float">
            <text:p>0,2746486</text:p>
          </table:table-cell>
          <table:table-cell office:value-type="string" calcext:value-type="string">
            <text:p><text:s/>[35] </text:p>
          </table:table-cell>
          <table:table-cell office:value-type="float" office:value="0.0320674999999937" calcext:value-type="float">
            <text:p>0,0320674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6.470258049596" calcext:value-type="float">
            <text:p>856,47025804959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2] </text:p>
          </table:table-cell>
          <table:table-cell office:value-type="float" office:value="0.293186199999991" calcext:value-type="float">
            <text:p>0,293186199999991</text:p>
          </table:table-cell>
          <table:table-cell office:value-type="string" calcext:value-type="string">
            <text:p><text:s/>[35] </text:p>
          </table:table-cell>
          <table:table-cell office:value-type="float" office:value="0.0338013000000046" calcext:value-type="float">
            <text:p>0,0338013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7.381432074952" calcext:value-type="float">
            <text:p>867,38143207495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2] </text:p>
          </table:table-cell>
          <table:table-cell office:value-type="float" office:value="0.307375999999977" calcext:value-type="float">
            <text:p>0,307375999999977</text:p>
          </table:table-cell>
          <table:table-cell office:value-type="string" calcext:value-type="string">
            <text:p><text:s/>[35] </text:p>
          </table:table-cell>
          <table:table-cell office:value-type="float" office:value="0.0333561999999802" calcext:value-type="float">
            <text:p>0,0333561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1.495853844741" calcext:value-type="float">
            <text:p>921,49585384474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2] </text:p>
          </table:table-cell>
          <table:table-cell office:value-type="float" office:value="0.307965600000034" calcext:value-type="float">
            <text:p>0,307965600000034</text:p>
          </table:table-cell>
          <table:table-cell office:value-type="string" calcext:value-type="string">
            <text:p><text:s/>[35] </text:p>
          </table:table-cell>
          <table:table-cell office:value-type="float" office:value="0.031344799999988" calcext:value-type="float">
            <text:p>0,031344799999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2.509379546693" calcext:value-type="float">
            <text:p>982,50937954669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2] </text:p>
          </table:table-cell>
          <table:table-cell office:value-type="float" office:value="0.312274799999977" calcext:value-type="float">
            <text:p>0,312274799999977</text:p>
          </table:table-cell>
          <table:table-cell office:value-type="string" calcext:value-type="string">
            <text:p><text:s/>[35] </text:p>
          </table:table-cell>
          <table:table-cell office:value-type="float" office:value="0.0457047999999759" calcext:value-type="float">
            <text:p>0,045704799999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3.242897901626" calcext:value-type="float">
            <text:p>683,24289790162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2] </text:p>
          </table:table-cell>
          <table:table-cell office:value-type="float" office:value="0.222939799999995" calcext:value-type="float">
            <text:p>0,222939799999995</text:p>
          </table:table-cell>
          <table:table-cell office:value-type="string" calcext:value-type="string">
            <text:p><text:s/>[32] </text:p>
          </table:table-cell>
          <table:table-cell office:value-type="float" office:value="0.0401708999999755" calcext:value-type="float">
            <text:p>0,040170899999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4.97835497868" calcext:value-type="float">
            <text:p>554,9783549786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2] </text:p>
          </table:table-cell>
          <table:table-cell office:value-type="float" office:value="0.2249413" calcext:value-type="float">
            <text:p>0,2249413</text:p>
          </table:table-cell>
          <table:table-cell office:value-type="string" calcext:value-type="string">
            <text:p><text:s/>[32] </text:p>
          </table:table-cell>
          <table:table-cell office:value-type="float" office:value="0.053484299999991" calcext:value-type="float">
            <text:p>0,0534842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0.574448950511" calcext:value-type="float">
            <text:p>420,5744489505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32] </text:p>
          </table:table-cell>
          <table:table-cell office:value-type="float" office:value="3.37390009999999" calcext:value-type="float">
            <text:p>3,37390009999999</text:p>
          </table:table-cell>
          <table:table-cell office:value-type="string" calcext:value-type="string">
            <text:p><text:s/>[32, 19] </text:p>
          </table:table-cell>
          <table:table-cell office:value-type="float" office:value="1.48796310000002" calcext:value-type="float">
            <text:p>1,4879631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6.746221058838" calcext:value-type="float">
            <text:p>226,74622105883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32] </text:p>
          </table:table-cell>
          <table:table-cell office:value-type="float" office:value="2.2390046" calcext:value-type="float">
            <text:p>2,2390046</text:p>
          </table:table-cell>
          <table:table-cell office:value-type="string" calcext:value-type="string">
            <text:p><text:s/>[32, 7] </text:p>
          </table:table-cell>
          <table:table-cell office:value-type="float" office:value="1.45907710000001" calcext:value-type="float">
            <text:p>1,4590771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.453480970949" calcext:value-type="float">
            <text:p>153,4534809709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32] </text:p>
          </table:table-cell>
          <table:table-cell office:value-type="float" office:value="0.843938100000014" calcext:value-type="float">
            <text:p>0,843938100000014</text:p>
          </table:table-cell>
          <table:table-cell office:value-type="string" calcext:value-type="string">
            <text:p><text:s/>[41, 32] </text:p>
          </table:table-cell>
          <table:table-cell office:value-type="float" office:value="1.10856220000001" calcext:value-type="float">
            <text:p>1,1085622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.1290706105629" calcext:value-type="float">
            <text:p>76,12907061056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2] </text:p>
          </table:table-cell>
          <table:table-cell office:value-type="float" office:value="0.26695380000001" calcext:value-type="float">
            <text:p>0,26695380000001</text:p>
          </table:table-cell>
          <table:table-cell office:value-type="string" calcext:value-type="string">
            <text:p><text:s/>[33] </text:p>
          </table:table-cell>
          <table:table-cell office:value-type="float" office:value="0.0348865999999816" calcext:value-type="float">
            <text:p>0,0348865999999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5.204405130196" calcext:value-type="float">
            <text:p>765,20440513019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2] </text:p>
          </table:table-cell>
          <table:table-cell office:value-type="float" office:value="0.260874799999965" calcext:value-type="float">
            <text:p>0,260874799999965</text:p>
          </table:table-cell>
          <table:table-cell office:value-type="string" calcext:value-type="string">
            <text:p><text:s/>[33] </text:p>
          </table:table-cell>
          <table:table-cell office:value-type="float" office:value="0.0359928999999738" calcext:value-type="float">
            <text:p>0,035992899999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4.795167936329" calcext:value-type="float">
            <text:p>724,79516793632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8] </text:p>
          </table:table-cell>
          <table:table-cell office:value-type="float" office:value="0.217831999999999" calcext:value-type="float">
            <text:p>0,217831999999999</text:p>
          </table:table-cell>
          <table:table-cell office:value-type="string" calcext:value-type="string">
            <text:p><text:s/>[28] </text:p>
          </table:table-cell>
          <table:table-cell office:value-type="float" office:value="0.0302963999999975" calcext:value-type="float">
            <text:p>0,0302963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9.002917838479" calcext:value-type="float">
            <text:p>719,00291783847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8] </text:p>
          </table:table-cell>
          <table:table-cell office:value-type="float" office:value="0.210875599999963" calcext:value-type="float">
            <text:p>0,210875599999963</text:p>
          </table:table-cell>
          <table:table-cell office:value-type="string" calcext:value-type="string">
            <text:p><text:s/>[28] </text:p>
          </table:table-cell>
          <table:table-cell office:value-type="float" office:value="0.0471682999999757" calcext:value-type="float">
            <text:p>0,047168299999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7.070596142052" calcext:value-type="float">
            <text:p>447,07059614205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, 28] </text:p>
          </table:table-cell>
          <table:table-cell office:value-type="float" office:value="3.36465719999997" calcext:value-type="float">
            <text:p>3,36465719999997</text:p>
          </table:table-cell>
          <table:table-cell office:value-type="string" calcext:value-type="string">
            <text:p><text:s/>[28, 19] </text:p>
          </table:table-cell>
          <table:table-cell office:value-type="float" office:value="1.17836739999998" calcext:value-type="float">
            <text:p>1,17836739999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5.535495975196" calcext:value-type="float">
            <text:p>285,53549597519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28] </text:p>
          </table:table-cell>
          <table:table-cell office:value-type="float" office:value="2.23894730000002" calcext:value-type="float">
            <text:p>2,23894730000002</text:p>
          </table:table-cell>
          <table:table-cell office:value-type="string" calcext:value-type="string">
            <text:p><text:s/>[28, 7] </text:p>
          </table:table-cell>
          <table:table-cell office:value-type="float" office:value="1.11749880000002" calcext:value-type="float">
            <text:p>1,1174988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.353441095416" calcext:value-type="float">
            <text:p>200,3534410954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28] </text:p>
          </table:table-cell>
          <table:table-cell office:value-type="float" office:value="0.821871400000009" calcext:value-type="float">
            <text:p>0,821871400000009</text:p>
          </table:table-cell>
          <table:table-cell office:value-type="string" calcext:value-type="string">
            <text:p><text:s/>[41, 28] </text:p>
          </table:table-cell>
          <table:table-cell office:value-type="float" office:value="0.660754700000007" calcext:value-type="float">
            <text:p>0,660754700000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.383738776281" calcext:value-type="float">
            <text:p>124,38373877628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8, 32] </text:p>
          </table:table-cell>
          <table:table-cell office:value-type="float" office:value="3.6961092" calcext:value-type="float">
            <text:p>3,6961092</text:p>
          </table:table-cell>
          <table:table-cell office:value-type="string" calcext:value-type="string">
            <text:p><text:s/>[28, 32] </text:p>
          </table:table-cell>
          <table:table-cell office:value-type="float" office:value="1.17132320000001" calcext:value-type="float">
            <text:p>1,1713232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.549901171596" calcext:value-type="float">
            <text:p>315,54990117159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28, 32] </text:p>
          </table:table-cell>
          <table:table-cell office:value-type="float" office:value="44.0981266" calcext:value-type="float">
            <text:p>44,0981266</text:p>
          </table:table-cell>
          <table:table-cell office:value-type="string" calcext:value-type="string">
            <text:p><text:s/>[28, 19, 32] </text:p>
          </table:table-cell>
          <table:table-cell office:value-type="float" office:value="23.7286349" calcext:value-type="float">
            <text:p>23,72863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5.84350421271" calcext:value-type="float">
            <text:p>185,8435042127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28, 32] </text:p>
          </table:table-cell>
          <table:table-cell office:value-type="float" office:value="34.3042622" calcext:value-type="float">
            <text:p>34,3042622</text:p>
          </table:table-cell>
          <table:table-cell office:value-type="string" calcext:value-type="string">
            <text:p><text:s/>[28, 7, 32] </text:p>
          </table:table-cell>
          <table:table-cell office:value-type="float" office:value="23.8801177" calcext:value-type="float">
            <text:p>23,88011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.651981246307" calcext:value-type="float">
            <text:p>143,65198124630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28, 32] </text:p>
          </table:table-cell>
          <table:table-cell office:value-type="float" office:value="13.0578467" calcext:value-type="float">
            <text:p>13,0578467</text:p>
          </table:table-cell>
          <table:table-cell office:value-type="string" calcext:value-type="string">
            <text:p><text:s/>[41, 28, 32] </text:p>
          </table:table-cell>
          <table:table-cell office:value-type="float" office:value="14.3616464000001" calcext:value-type="float">
            <text:p>14,3616464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921655751112" calcext:value-type="float">
            <text:p>90,9216557511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5] </text:p>
          </table:table-cell>
          <table:table-cell office:value-type="float" office:value="0.326439799999935" calcext:value-type="float">
            <text:p>0,326439799999935</text:p>
          </table:table-cell>
          <table:table-cell office:value-type="string" calcext:value-type="string">
            <text:p><text:s/>[35] </text:p>
          </table:table-cell>
          <table:table-cell office:value-type="float" office:value="0.0387391000000207" calcext:value-type="float">
            <text:p>0,038739100000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2.662323078647" calcext:value-type="float">
            <text:p>842,66232307864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28344599999946" calcext:value-type="float">
            <text:p>0,328344599999946</text:p>
          </table:table-cell>
          <table:table-cell office:value-type="string" calcext:value-type="string">
            <text:p><text:s/>[35] </text:p>
          </table:table-cell>
          <table:table-cell office:value-type="float" office:value="0.0356318000000101" calcext:value-type="float">
            <text:p>0,0356318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1.493160603317" calcext:value-type="float">
            <text:p>921,4931606033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4010559999997" calcext:value-type="float">
            <text:p>0,34010559999997</text:p>
          </table:table-cell>
          <table:table-cell office:value-type="string" calcext:value-type="string">
            <text:p><text:s/>[35] </text:p>
          </table:table-cell>
          <table:table-cell office:value-type="float" office:value="0.0408819000000221" calcext:value-type="float">
            <text:p>0,040881900000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1.922195396461" calcext:value-type="float">
            <text:p>831,92219539646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3608119999999" calcext:value-type="float">
            <text:p>0,33608119999999</text:p>
          </table:table-cell>
          <table:table-cell office:value-type="string" calcext:value-type="string">
            <text:p><text:s/>[35] </text:p>
          </table:table-cell>
          <table:table-cell office:value-type="float" office:value="0.0345783000000665" calcext:value-type="float">
            <text:p>0,0345783000000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1.942518861087" calcext:value-type="float">
            <text:p>971,94251886108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3831280000004" calcext:value-type="float">
            <text:p>0,33831280000004</text:p>
          </table:table-cell>
          <table:table-cell office:value-type="string" calcext:value-type="string">
            <text:p><text:s/>[35] </text:p>
          </table:table-cell>
          <table:table-cell office:value-type="float" office:value="0.0361982000000353" calcext:value-type="float">
            <text:p>0,036198200000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4.612218286296" calcext:value-type="float">
            <text:p>934,61221828629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58115700000053" calcext:value-type="float">
            <text:p>0,358115700000053</text:p>
          </table:table-cell>
          <table:table-cell office:value-type="string" calcext:value-type="string">
            <text:p><text:s/>[35] </text:p>
          </table:table-cell>
          <table:table-cell office:value-type="float" office:value="0.0373771999999917" calcext:value-type="float">
            <text:p>0,037377199999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8.11269972104" calcext:value-type="float">
            <text:p>958,1126997210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88054800000009" calcext:value-type="float">
            <text:p>0,388054800000009</text:p>
          </table:table-cell>
          <table:table-cell office:value-type="string" calcext:value-type="string">
            <text:p><text:s/>[35] </text:p>
          </table:table-cell>
          <table:table-cell office:value-type="float" office:value="0.0402632000000267" calcext:value-type="float">
            <text:p>0,040263200000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3.795227403067" calcext:value-type="float">
            <text:p>963,79522740306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11914900000011" calcext:value-type="float">
            <text:p>0,411914900000011</text:p>
          </table:table-cell>
          <table:table-cell office:value-type="string" calcext:value-type="string">
            <text:p><text:s/>[35] </text:p>
          </table:table-cell>
          <table:table-cell office:value-type="float" office:value="0.0413714000000255" calcext:value-type="float">
            <text:p>0,041371400000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5.65134368128" calcext:value-type="float">
            <text:p>995,6513436812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06460700000025" calcext:value-type="float">
            <text:p>0,406460700000025</text:p>
          </table:table-cell>
          <table:table-cell office:value-type="string" calcext:value-type="string">
            <text:p><text:s/>[35] </text:p>
          </table:table-cell>
          <table:table-cell office:value-type="float" office:value="0.0389251999999942" calcext:value-type="float">
            <text:p>0,0389251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4.20966366283" calcext:value-type="float">
            <text:p>1044,2096636628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09631499999978" calcext:value-type="float">
            <text:p>0,409631499999978</text:p>
          </table:table-cell>
          <table:table-cell office:value-type="string" calcext:value-type="string">
            <text:p><text:s/>[35] </text:p>
          </table:table-cell>
          <table:table-cell office:value-type="float" office:value="0.0511970999999903" calcext:value-type="float">
            <text:p>0,0511970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0.106841989205" calcext:value-type="float">
            <text:p>800,1068419892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8, 32] </text:p>
          </table:table-cell>
          <table:table-cell office:value-type="float" office:value="4.87793599999995" calcext:value-type="float">
            <text:p>4,87793599999995</text:p>
          </table:table-cell>
          <table:table-cell office:value-type="string" calcext:value-type="string">
            <text:p><text:s/>[28, 32] </text:p>
          </table:table-cell>
          <table:table-cell office:value-type="float" office:value="1.81848419999997" calcext:value-type="float">
            <text:p>1,81848419999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8.24186869482" calcext:value-type="float">
            <text:p>268,2418686948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28, 29, 32] </text:p>
          </table:table-cell>
          <table:table-cell office:value-type="float" office:value="373.2666639" calcext:value-type="float">
            <text:p>373,2666639</text:p>
          </table:table-cell>
          <table:table-cell office:value-type="string" calcext:value-type="string">
            <text:p><text:s/>[28, 19, 29, 32] </text:p>
          </table:table-cell>
          <table:table-cell office:value-type="float" office:value="218.1976024" calcext:value-type="float">
            <text:p>218,1976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1.068178474174" calcext:value-type="float">
            <text:p>171,0681784741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28, 29, 32] </text:p>
          </table:table-cell>
          <table:table-cell office:value-type="float" office:value="316.4336486" calcext:value-type="float">
            <text:p>316,4336486</text:p>
          </table:table-cell>
          <table:table-cell office:value-type="string" calcext:value-type="string">
            <text:p><text:s/>[28, 7, 29, 32] </text:p>
          </table:table-cell>
          <table:table-cell office:value-type="float" office:value="236.7069367" calcext:value-type="float">
            <text:p>236,70693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.681611959283" calcext:value-type="float">
            <text:p>133,68161195928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7] </text:p>
          </table:table-cell>
          <table:table-cell office:value-type="float" office:value="0.215318800000023" calcext:value-type="float">
            <text:p>0,215318800000023</text:p>
          </table:table-cell>
          <table:table-cell office:value-type="string" calcext:value-type="string">
            <text:p><text:s/>[27] </text:p>
          </table:table-cell>
          <table:table-cell office:value-type="float" office:value="0.0305994000000283" calcext:value-type="float">
            <text:p>0,030599400000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3.670006600861" calcext:value-type="float">
            <text:p>703,67000660086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7, 28] </text:p>
          </table:table-cell>
          <table:table-cell office:value-type="float" office:value="4.44915639999999" calcext:value-type="float">
            <text:p>4,44915639999999</text:p>
          </table:table-cell>
          <table:table-cell office:value-type="string" calcext:value-type="string">
            <text:p><text:s/>[27, 28] </text:p>
          </table:table-cell>
          <table:table-cell office:value-type="float" office:value="1.35814740000005" calcext:value-type="float">
            <text:p>1,35814740000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.590098099795" calcext:value-type="float">
            <text:p>327,59009809979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, 27] </text:p>
          </table:table-cell>
          <table:table-cell office:value-type="float" office:value="3.67384600000005" calcext:value-type="float">
            <text:p>3,67384600000005</text:p>
          </table:table-cell>
          <table:table-cell office:value-type="string" calcext:value-type="string">
            <text:p><text:s/>[27, 19] </text:p>
          </table:table-cell>
          <table:table-cell office:value-type="float" office:value="1.29752590000007" calcext:value-type="float">
            <text:p>1,29752590000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3.142402012926" calcext:value-type="float">
            <text:p>283,1424020129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27] </text:p>
          </table:table-cell>
          <table:table-cell office:value-type="float" office:value="2.43867569999984" calcext:value-type="float">
            <text:p>2,43867569999984</text:p>
          </table:table-cell>
          <table:table-cell office:value-type="string" calcext:value-type="string">
            <text:p><text:s/>[27, 7] </text:p>
          </table:table-cell>
          <table:table-cell office:value-type="float" office:value="1.24683580000001" calcext:value-type="float">
            <text:p>1,2468358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.589162582581" calcext:value-type="float">
            <text:p>195,58916258258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27] </text:p>
          </table:table-cell>
          <table:table-cell office:value-type="float" office:value="0.897496799999862" calcext:value-type="float">
            <text:p>0,897496799999862</text:p>
          </table:table-cell>
          <table:table-cell office:value-type="string" calcext:value-type="string">
            <text:p><text:s/>[41, 27] </text:p>
          </table:table-cell>
          <table:table-cell office:value-type="float" office:value="0.741743900000074" calcext:value-type="float">
            <text:p>0,7417439000000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.998204366733" calcext:value-type="float">
            <text:p>120,99820436673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7, 32] </text:p>
          </table:table-cell>
          <table:table-cell office:value-type="float" office:value="4.24148349999996" calcext:value-type="float">
            <text:p>4,24148349999996</text:p>
          </table:table-cell>
          <table:table-cell office:value-type="string" calcext:value-type="string">
            <text:p><text:s/>[27, 32] </text:p>
          </table:table-cell>
          <table:table-cell office:value-type="float" office:value="1.3695866" calcext:value-type="float">
            <text:p>1,36958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9.690785526081" calcext:value-type="float">
            <text:p>309,69078552608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27, 32] </text:p>
          </table:table-cell>
          <table:table-cell office:value-type="float" office:value="47.1796148000001" calcext:value-type="float">
            <text:p>47,1796148000001</text:p>
          </table:table-cell>
          <table:table-cell office:value-type="string" calcext:value-type="string">
            <text:p><text:s/>[27, 19, 32] </text:p>
          </table:table-cell>
          <table:table-cell office:value-type="float" office:value="24.7072528000001" calcext:value-type="float">
            <text:p>24,7072528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0.954515185921" calcext:value-type="float">
            <text:p>190,9545151859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27, 32] </text:p>
          </table:table-cell>
          <table:table-cell office:value-type="float" office:value="35.6783040000002" calcext:value-type="float">
            <text:p>35,6783040000002</text:p>
          </table:table-cell>
          <table:table-cell office:value-type="string" calcext:value-type="string">
            <text:p><text:s/>[27, 7, 32] </text:p>
          </table:table-cell>
          <table:table-cell office:value-type="float" office:value="24.8720906000002" calcext:value-type="float">
            <text:p>24,8720906000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3.447145532671" calcext:value-type="float">
            <text:p>143,44714553267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27, 32] </text:p>
          </table:table-cell>
          <table:table-cell office:value-type="float" office:value="13.5193197000001" calcext:value-type="float">
            <text:p>13,5193197000001</text:p>
          </table:table-cell>
          <table:table-cell office:value-type="string" calcext:value-type="string">
            <text:p><text:s/>[41, 27, 32] </text:p>
          </table:table-cell>
          <table:table-cell office:value-type="float" office:value="14.9329614000002" calcext:value-type="float">
            <text:p>14,9329614000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5334135531875" calcext:value-type="float">
            <text:p>90,533413553187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5] </text:p>
          </table:table-cell>
          <table:table-cell office:value-type="float" office:value="0.325571299999865" calcext:value-type="float">
            <text:p>0,325571299999865</text:p>
          </table:table-cell>
          <table:table-cell office:value-type="string" calcext:value-type="string">
            <text:p><text:s/>[35] </text:p>
          </table:table-cell>
          <table:table-cell office:value-type="float" office:value="0.0350757000000158" calcext:value-type="float">
            <text:p>0,035075700000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8.196158593324" calcext:value-type="float">
            <text:p>928,1961585933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29791499999919" calcext:value-type="float">
            <text:p>0,329791499999919</text:p>
          </table:table-cell>
          <table:table-cell office:value-type="string" calcext:value-type="string">
            <text:p><text:s/>[35] </text:p>
          </table:table-cell>
          <table:table-cell office:value-type="float" office:value="0.0359576999999263" calcext:value-type="float">
            <text:p>0,035957699999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7.165169075318" calcext:value-type="float">
            <text:p>917,1651690753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44248700000026" calcext:value-type="float">
            <text:p>0,344248700000026</text:p>
          </table:table-cell>
          <table:table-cell office:value-type="string" calcext:value-type="string">
            <text:p><text:s/>[35] </text:p>
          </table:table-cell>
          <table:table-cell office:value-type="float" office:value="0.0355040999998892" calcext:value-type="float">
            <text:p>0,035504099999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9.602665610733" calcext:value-type="float">
            <text:p>969,60266561073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50594099999944" calcext:value-type="float">
            <text:p>0,350594099999944</text:p>
          </table:table-cell>
          <table:table-cell office:value-type="string" calcext:value-type="string">
            <text:p><text:s/>[35] </text:p>
          </table:table-cell>
          <table:table-cell office:value-type="float" office:value="0.0361542999999074" calcext:value-type="float">
            <text:p>0,0361542999999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9.71618867145" calcext:value-type="float">
            <text:p>969,716188671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63375799999994" calcext:value-type="float">
            <text:p>0,363375799999994</text:p>
          </table:table-cell>
          <table:table-cell office:value-type="string" calcext:value-type="string">
            <text:p><text:s/>[35] </text:p>
          </table:table-cell>
          <table:table-cell office:value-type="float" office:value="0.0368093000000954" calcext:value-type="float">
            <text:p>0,036809300000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7.184760370484" calcext:value-type="float">
            <text:p>987,18476037048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87473799999862" calcext:value-type="float">
            <text:p>0,387473799999862</text:p>
          </table:table-cell>
          <table:table-cell office:value-type="string" calcext:value-type="string">
            <text:p><text:s/>[35] </text:p>
          </table:table-cell>
          <table:table-cell office:value-type="float" office:value="0.0373430999999982" calcext:value-type="float">
            <text:p>0,0373430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7.60480517118" calcext:value-type="float">
            <text:p>1037,604805171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00185899999997" calcext:value-type="float">
            <text:p>0,400185899999997</text:p>
          </table:table-cell>
          <table:table-cell office:value-type="string" calcext:value-type="string">
            <text:p><text:s/>[35] </text:p>
          </table:table-cell>
          <table:table-cell office:value-type="float" office:value="0.0389596000000893" calcext:value-type="float">
            <text:p>0,0389596000000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7.1817472435" calcext:value-type="float">
            <text:p>1027,181747243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03514800000266" calcext:value-type="float">
            <text:p>0,403514800000266</text:p>
          </table:table-cell>
          <table:table-cell office:value-type="string" calcext:value-type="string">
            <text:p><text:s/>[35] </text:p>
          </table:table-cell>
          <table:table-cell office:value-type="float" office:value="0.0383891000001313" calcext:value-type="float">
            <text:p>0,038389100000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1.11815593199" calcext:value-type="float">
            <text:p>1051,1181559319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01638699999967" calcext:value-type="float">
            <text:p>0,401638699999967</text:p>
          </table:table-cell>
          <table:table-cell office:value-type="string" calcext:value-type="string">
            <text:p><text:s/>[35] </text:p>
          </table:table-cell>
          <table:table-cell office:value-type="float" office:value="0.0498962999998184" calcext:value-type="float">
            <text:p>0,0498962999998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4.946859790061" calcext:value-type="float">
            <text:p>804,9468597900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7, 32] </text:p>
          </table:table-cell>
          <table:table-cell office:value-type="float" office:value="4.47434039999971" calcext:value-type="float">
            <text:p>4,47434039999971</text:p>
          </table:table-cell>
          <table:table-cell office:value-type="string" calcext:value-type="string">
            <text:p><text:s/>[27, 32] </text:p>
          </table:table-cell>
          <table:table-cell office:value-type="float" office:value="1.38660490000002" calcext:value-type="float">
            <text:p>1,3866049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2.683152208653" calcext:value-type="float">
            <text:p>322,68315220865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7, 28, 32] </text:p>
          </table:table-cell>
          <table:table-cell office:value-type="float" office:value="55.2848125" calcext:value-type="float">
            <text:p>55,2848125</text:p>
          </table:table-cell>
          <table:table-cell office:value-type="string" calcext:value-type="string">
            <text:p><text:s/>[27, 28, 32] </text:p>
          </table:table-cell>
          <table:table-cell office:value-type="float" office:value="25.8775697000001" calcext:value-type="float">
            <text:p>25,8775697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3.639894089435" calcext:value-type="float">
            <text:p>213,63989408943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27, 32] </text:p>
          </table:table-cell>
          <table:table-cell office:value-type="float" office:value="51.3165819000002" calcext:value-type="float">
            <text:p>51,3165819000002</text:p>
          </table:table-cell>
          <table:table-cell office:value-type="string" calcext:value-type="string">
            <text:p><text:s/>[27, 19, 32] </text:p>
          </table:table-cell>
          <table:table-cell office:value-type="float" office:value="26.2627641999999" calcext:value-type="float">
            <text:p>26,2627641999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396727888987" calcext:value-type="float">
            <text:p>195,39672788898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27, 32] </text:p>
          </table:table-cell>
          <table:table-cell office:value-type="float" office:value="38.0820904999997" calcext:value-type="float">
            <text:p>38,0820904999997</text:p>
          </table:table-cell>
          <table:table-cell office:value-type="string" calcext:value-type="string">
            <text:p><text:s/>[27, 7, 32] </text:p>
          </table:table-cell>
          <table:table-cell office:value-type="float" office:value="26.6841023000001" calcext:value-type="float">
            <text:p>26,6841023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.714527443554" calcext:value-type="float">
            <text:p>142,71452744355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27, 32] </text:p>
          </table:table-cell>
          <table:table-cell office:value-type="float" office:value="15.3983877999999" calcext:value-type="float">
            <text:p>15,3983877999999</text:p>
          </table:table-cell>
          <table:table-cell office:value-type="string" calcext:value-type="string">
            <text:p><text:s/>[41, 27, 32] </text:p>
          </table:table-cell>
          <table:table-cell office:value-type="float" office:value="16.5986286000003" calcext:value-type="float">
            <text:p>16,59862860000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2.7690363527962" calcext:value-type="float">
            <text:p>92,769036352796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7, 32] </text:p>
          </table:table-cell>
          <table:table-cell office:value-type="float" office:value="5.79785019999981" calcext:value-type="float">
            <text:p>5,79785019999981</text:p>
          </table:table-cell>
          <table:table-cell office:value-type="string" calcext:value-type="string">
            <text:p><text:s/>[33, 35] </text:p>
          </table:table-cell>
          <table:table-cell office:value-type="float" office:value="1.36500100000012" calcext:value-type="float">
            <text:p>1,36500100000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4.750619230264" calcext:value-type="float">
            <text:p>424,7506192302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7, 32] </text:p>
          </table:table-cell>
          <table:table-cell office:value-type="float" office:value="6.34249839999975" calcext:value-type="float">
            <text:p>6,34249839999975</text:p>
          </table:table-cell>
          <table:table-cell office:value-type="string" calcext:value-type="string">
            <text:p><text:s/>[33, 35] </text:p>
          </table:table-cell>
          <table:table-cell office:value-type="float" office:value="1.39818080000005" calcext:value-type="float">
            <text:p>1,39818080000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.625053355013" calcext:value-type="float">
            <text:p>453,6250533550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6] </text:p>
          </table:table-cell>
          <table:table-cell office:value-type="float" office:value="0.12372460000006" calcext:value-type="float">
            <text:p>0,12372460000006</text:p>
          </table:table-cell>
          <table:table-cell office:value-type="string" calcext:value-type="string">
            <text:p><text:s/>[16] </text:p>
          </table:table-cell>
          <table:table-cell office:value-type="float" office:value="0.0335363999998663" calcext:value-type="float">
            <text:p>0,033536399999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.926300976112" calcext:value-type="float">
            <text:p>368,9263009761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6] </text:p>
          </table:table-cell>
          <table:table-cell office:value-type="float" office:value="0.12412529999965" calcext:value-type="float">
            <text:p>0,12412529999965</text:p>
          </table:table-cell>
          <table:table-cell office:value-type="string" calcext:value-type="string">
            <text:p><text:s/>[16] </text:p>
          </table:table-cell>
          <table:table-cell office:value-type="float" office:value="0.0476622999998654" calcext:value-type="float">
            <text:p>0,0476622999998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.426584533271" calcext:value-type="float">
            <text:p>260,42658453327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6, 29] </text:p>
          </table:table-cell>
          <table:table-cell office:value-type="float" office:value="3.35907359999983" calcext:value-type="float">
            <text:p>3,35907359999983</text:p>
          </table:table-cell>
          <table:table-cell office:value-type="string" calcext:value-type="string">
            <text:p><text:s/>[16, 29] </text:p>
          </table:table-cell>
          <table:table-cell office:value-type="float" office:value="1.45700529999995" calcext:value-type="float">
            <text:p>1,45700529999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0.546422857896" calcext:value-type="float">
            <text:p>230,54642285789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6, 19] </text:p>
          </table:table-cell>
          <table:table-cell office:value-type="float" office:value="3.40977819999971" calcext:value-type="float">
            <text:p>3,40977819999971</text:p>
          </table:table-cell>
          <table:table-cell office:value-type="string" calcext:value-type="string">
            <text:p><text:s/>[16, 19] </text:p>
          </table:table-cell>
          <table:table-cell office:value-type="float" office:value="1.39648859999979" calcext:value-type="float">
            <text:p>1,396488599999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4.167993924205" calcext:value-type="float">
            <text:p>244,16799392420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16] </text:p>
          </table:table-cell>
          <table:table-cell office:value-type="float" office:value="2.5890158000002" calcext:value-type="float">
            <text:p>2,5890158000002</text:p>
          </table:table-cell>
          <table:table-cell office:value-type="string" calcext:value-type="string">
            <text:p><text:s/>[16, 7] </text:p>
          </table:table-cell>
          <table:table-cell office:value-type="float" office:value="1.34983680000005" calcext:value-type="float">
            <text:p>1,34983680000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1.80213489513" calcext:value-type="float">
            <text:p>191,802134895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6] </text:p>
          </table:table-cell>
          <table:table-cell office:value-type="float" office:value="0.13462929999987" calcext:value-type="float">
            <text:p>0,13462929999987</text:p>
          </table:table-cell>
          <table:table-cell office:value-type="string" calcext:value-type="string">
            <text:p><text:s/>[16] </text:p>
          </table:table-cell>
          <table:table-cell office:value-type="float" office:value="0.047802899999806" calcext:value-type="float">
            <text:p>0,047802899999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.634168639175" calcext:value-type="float">
            <text:p>281,63416863917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6, 19] </text:p>
          </table:table-cell>
          <table:table-cell office:value-type="float" office:value="3.55668259999984" calcext:value-type="float">
            <text:p>3,55668259999984</text:p>
          </table:table-cell>
          <table:table-cell office:value-type="string" calcext:value-type="string">
            <text:p><text:s/>[16, 19] </text:p>
          </table:table-cell>
          <table:table-cell office:value-type="float" office:value="1.81987410000002" calcext:value-type="float">
            <text:p>1,81987410000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5.435640300602" calcext:value-type="float">
            <text:p>195,43564030060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6] </text:p>
          </table:table-cell>
          <table:table-cell office:value-type="float" office:value="2.56394089999994" calcext:value-type="float">
            <text:p>2,56394089999994</text:p>
          </table:table-cell>
          <table:table-cell office:value-type="string" calcext:value-type="string">
            <text:p><text:s/>[16, 7] </text:p>
          </table:table-cell>
          <table:table-cell office:value-type="float" office:value="1.75872079999972" calcext:value-type="float">
            <text:p>1,75872079999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.784418993643" calcext:value-type="float">
            <text:p>145,78441899364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6] </text:p>
          </table:table-cell>
          <table:table-cell office:value-type="float" office:value="0.148050299999886" calcext:value-type="float">
            <text:p>0,148050299999886</text:p>
          </table:table-cell>
          <table:table-cell office:value-type="string" calcext:value-type="string">
            <text:p><text:s/>[35] </text:p>
          </table:table-cell>
          <table:table-cell office:value-type="float" office:value="0.0398256999997102" calcext:value-type="float">
            <text:p>0,039825699999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.745631592071" calcext:value-type="float">
            <text:p>371,74563159207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6] </text:p>
          </table:table-cell>
          <table:table-cell office:value-type="float" office:value="0.151140200000009" calcext:value-type="float">
            <text:p>0,151140200000009</text:p>
          </table:table-cell>
          <table:table-cell office:value-type="string" calcext:value-type="string">
            <text:p><text:s/>[35] </text:p>
          </table:table-cell>
          <table:table-cell office:value-type="float" office:value="0.0393804000003001" calcext:value-type="float">
            <text:p>0,0393804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.795492170869" calcext:value-type="float">
            <text:p>383,79549217086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6] </text:p>
          </table:table-cell>
          <table:table-cell office:value-type="float" office:value="0.201313500000106" calcext:value-type="float">
            <text:p>0,201313500000106</text:p>
          </table:table-cell>
          <table:table-cell office:value-type="string" calcext:value-type="string">
            <text:p><text:s/>[35] </text:p>
          </table:table-cell>
          <table:table-cell office:value-type="float" office:value="0.0526153999999224" calcext:value-type="float">
            <text:p>0,0526153999999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.613265318524" calcext:value-type="float">
            <text:p>382,6132653185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6] </text:p>
          </table:table-cell>
          <table:table-cell office:value-type="float" office:value="0.130867500000022" calcext:value-type="float">
            <text:p>0,130867500000022</text:p>
          </table:table-cell>
          <table:table-cell office:value-type="string" calcext:value-type="string">
            <text:p><text:s/>[16] </text:p>
          </table:table-cell>
          <table:table-cell office:value-type="float" office:value="0.0453044999998383" calcext:value-type="float">
            <text:p>0,045304499999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.862033573904" calcext:value-type="float">
            <text:p>288,86203357390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6] </text:p>
          </table:table-cell>
          <table:table-cell office:value-type="float" office:value="0.138521100000071" calcext:value-type="float">
            <text:p>0,138521100000071</text:p>
          </table:table-cell>
          <table:table-cell office:value-type="string" calcext:value-type="string">
            <text:p><text:s/>[16] </text:p>
          </table:table-cell>
          <table:table-cell office:value-type="float" office:value="0.0629697000000306" calcext:value-type="float">
            <text:p>0,062969700000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.980562079863" calcext:value-type="float">
            <text:p>219,98056207986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6, 29] </text:p>
          </table:table-cell>
          <table:table-cell office:value-type="float" office:value="3.68141439999999" calcext:value-type="float">
            <text:p>3,68141439999999</text:p>
          </table:table-cell>
          <table:table-cell office:value-type="string" calcext:value-type="string">
            <text:p><text:s/>[16, 29] </text:p>
          </table:table-cell>
          <table:table-cell office:value-type="float" office:value="1.91234079999995" calcext:value-type="float">
            <text:p>1,91234079999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.508280950764" calcext:value-type="float">
            <text:p>192,5082809507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6, 19] </text:p>
          </table:table-cell>
          <table:table-cell office:value-type="float" office:value="3.80379199999988" calcext:value-type="float">
            <text:p>3,80379199999988</text:p>
          </table:table-cell>
          <table:table-cell office:value-type="string" calcext:value-type="string">
            <text:p><text:s/>[16, 19] </text:p>
          </table:table-cell>
          <table:table-cell office:value-type="float" office:value="1.82277589999976" calcext:value-type="float">
            <text:p>1,822775899999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8.681275630229" calcext:value-type="float">
            <text:p>208,6812756302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6] </text:p>
          </table:table-cell>
          <table:table-cell office:value-type="float" office:value="2.83953000000001" calcext:value-type="float">
            <text:p>2,83953000000001</text:p>
          </table:table-cell>
          <table:table-cell office:value-type="string" calcext:value-type="string">
            <text:p><text:s/>[16, 7] </text:p>
          </table:table-cell>
          <table:table-cell office:value-type="float" office:value="1.76437009999972" calcext:value-type="float">
            <text:p>1,76437009999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.937322617316" calcext:value-type="float">
            <text:p>160,9373226173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6] </text:p>
          </table:table-cell>
          <table:table-cell office:value-type="float" office:value="0.146959399999832" calcext:value-type="float">
            <text:p>0,146959399999832</text:p>
          </table:table-cell>
          <table:table-cell office:value-type="string" calcext:value-type="string">
            <text:p><text:s/>[33] </text:p>
          </table:table-cell>
          <table:table-cell office:value-type="float" office:value="0.0379935999997542" calcext:value-type="float">
            <text:p>0,037993599999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.800408491912" calcext:value-type="float">
            <text:p>386,8004084919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5] </text:p>
          </table:table-cell>
          <table:table-cell office:value-type="float" office:value="0.130160599999726" calcext:value-type="float">
            <text:p>0,130160599999726</text:p>
          </table:table-cell>
          <table:table-cell office:value-type="string" calcext:value-type="string">
            <text:p><text:s/>[15] </text:p>
          </table:table-cell>
          <table:table-cell office:value-type="float" office:value="0.0342760999999882" calcext:value-type="float">
            <text:p>0,034276099999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.741569197695" calcext:value-type="float">
            <text:p>379,74156919769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5, 28] </text:p>
          </table:table-cell>
          <table:table-cell office:value-type="float" office:value="3.54307589999989" calcext:value-type="float">
            <text:p>3,54307589999989</text:p>
          </table:table-cell>
          <table:table-cell office:value-type="string" calcext:value-type="string">
            <text:p><text:s/>[15, 28] </text:p>
          </table:table-cell>
          <table:table-cell office:value-type="float" office:value="1.54685389999977" calcext:value-type="float">
            <text:p>1,546853899999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.050455249873" calcext:value-type="float">
            <text:p>229,05045524987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5, 16, 19] </text:p>
          </table:table-cell>
          <table:table-cell office:value-type="float" office:value="46.2909702000001" calcext:value-type="float">
            <text:p>46,2909702000001</text:p>
          </table:table-cell>
          <table:table-cell office:value-type="string" calcext:value-type="string">
            <text:p><text:s/>[15, 16, 19] </text:p>
          </table:table-cell>
          <table:table-cell office:value-type="float" office:value="21.4284933999999" calcext:value-type="float">
            <text:p>21,4284933999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6.025314220179" calcext:value-type="float">
            <text:p>216,02531422017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15, 16] </text:p>
          </table:table-cell>
          <table:table-cell office:value-type="float" office:value="38.6076888" calcext:value-type="float">
            <text:p>38,6076888</text:p>
          </table:table-cell>
          <table:table-cell office:value-type="string" calcext:value-type="string">
            <text:p><text:s/>[15, 7, 16] </text:p>
          </table:table-cell>
          <table:table-cell office:value-type="float" office:value="21.6006782" calcext:value-type="float">
            <text:p>21,60067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8.733688093182" calcext:value-type="float">
            <text:p>178,73368809318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15] </text:p>
          </table:table-cell>
          <table:table-cell office:value-type="float" office:value="0.951308000000063" calcext:value-type="float">
            <text:p>0,951308000000063</text:p>
          </table:table-cell>
          <table:table-cell office:value-type="string" calcext:value-type="string">
            <text:p><text:s/>[41, 15] </text:p>
          </table:table-cell>
          <table:table-cell office:value-type="float" office:value="0.820852700000251" calcext:value-type="float">
            <text:p>0,8208527000002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.892656502168" calcext:value-type="float">
            <text:p>115,89265650216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5, 32] </text:p>
          </table:table-cell>
          <table:table-cell office:value-type="float" office:value="3.44879430000001" calcext:value-type="float">
            <text:p>3,44879430000001</text:p>
          </table:table-cell>
          <table:table-cell office:value-type="string" calcext:value-type="string">
            <text:p><text:s/>[15, 32] </text:p>
          </table:table-cell>
          <table:table-cell office:value-type="float" office:value="1.49026379999996" calcext:value-type="float">
            <text:p>1,49026379999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1.421732179236" calcext:value-type="float">
            <text:p>231,42173217923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5, 16, 19, 32] </text:p>
          </table:table-cell>
          <table:table-cell office:value-type="float" office:value="416.4121113" calcext:value-type="float">
            <text:p>416,4121113</text:p>
          </table:table-cell>
          <table:table-cell office:value-type="string" calcext:value-type="string">
            <text:p><text:s/>[15, 16, 19, 32] </text:p>
          </table:table-cell>
          <table:table-cell office:value-type="float" office:value="262.4050655" calcext:value-type="float">
            <text:p>262,40506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8.690576535383" calcext:value-type="float">
            <text:p>158,6905765353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5, 16, 32] </text:p>
          </table:table-cell>
          <table:table-cell office:value-type="float" office:value="355.4511333" calcext:value-type="float">
            <text:p>355,4511333</text:p>
          </table:table-cell>
          <table:table-cell office:value-type="string" calcext:value-type="string">
            <text:p><text:s/>[15, 7, 16, 32] </text:p>
          </table:table-cell>
          <table:table-cell office:value-type="float" office:value="262.7622635" calcext:value-type="float">
            <text:p>262,76226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.274802616396" calcext:value-type="float">
            <text:p>135,27480261639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15, 32] </text:p>
          </table:table-cell>
          <table:table-cell office:value-type="float" office:value="12.7759306" calcext:value-type="float">
            <text:p>12,7759306</text:p>
          </table:table-cell>
          <table:table-cell office:value-type="string" calcext:value-type="string">
            <text:p><text:s/>[41, 15, 32] </text:p>
          </table:table-cell>
          <table:table-cell office:value-type="float" office:value="15.5132782000001" calcext:value-type="float">
            <text:p>15,5132782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.3548087985681" calcext:value-type="float">
            <text:p>82,354808798568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5] </text:p>
          </table:table-cell>
          <table:table-cell office:value-type="float" office:value="0.327281600000424" calcext:value-type="float">
            <text:p>0,327281600000424</text:p>
          </table:table-cell>
          <table:table-cell office:value-type="string" calcext:value-type="string">
            <text:p><text:s/>[35] </text:p>
          </table:table-cell>
          <table:table-cell office:value-type="float" office:value="0.0342330000006768" calcext:value-type="float">
            <text:p>0,034233000000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6.041246732548" calcext:value-type="float">
            <text:p>956,04124673254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31017400000564" calcext:value-type="float">
            <text:p>0,331017400000564</text:p>
          </table:table-cell>
          <table:table-cell office:value-type="string" calcext:value-type="string">
            <text:p><text:s/>[35] </text:p>
          </table:table-cell>
          <table:table-cell office:value-type="float" office:value="0.03429810000016" calcext:value-type="float">
            <text:p>0,03429810000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5.118767509045" calcext:value-type="float">
            <text:p>965,1187675090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44446600000083" calcext:value-type="float">
            <text:p>0,344446600000083</text:p>
          </table:table-cell>
          <table:table-cell office:value-type="string" calcext:value-type="string">
            <text:p><text:s/>[35] </text:p>
          </table:table-cell>
          <table:table-cell office:value-type="float" office:value="0.0336382000001322" calcext:value-type="float">
            <text:p>0,033638200000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3.97452895437" calcext:value-type="float">
            <text:p>1023,9745289543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4726970000047" calcext:value-type="float">
            <text:p>0,34726970000047</text:p>
          </table:table-cell>
          <table:table-cell office:value-type="string" calcext:value-type="string">
            <text:p><text:s/>[35] </text:p>
          </table:table-cell>
          <table:table-cell office:value-type="float" office:value="0.0337166999997862" calcext:value-type="float">
            <text:p>0,033716699999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9.96348991055" calcext:value-type="float">
            <text:p>1029,963489910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66962599999533" calcext:value-type="float">
            <text:p>0,366962599999533</text:p>
          </table:table-cell>
          <table:table-cell office:value-type="string" calcext:value-type="string">
            <text:p><text:s/>[35] </text:p>
          </table:table-cell>
          <table:table-cell office:value-type="float" office:value="0.0340029999999388" calcext:value-type="float">
            <text:p>0,034002999999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9.20654059993" calcext:value-type="float">
            <text:p>1079,206540599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85367599999881" calcext:value-type="float">
            <text:p>0,385367599999881</text:p>
          </table:table-cell>
          <table:table-cell office:value-type="string" calcext:value-type="string">
            <text:p><text:s/>[35] </text:p>
          </table:table-cell>
          <table:table-cell office:value-type="float" office:value="0.0347366999994847" calcext:value-type="float">
            <text:p>0,034736699999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9.39611421234" calcext:value-type="float">
            <text:p>1109,396114212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96526499999891" calcext:value-type="float">
            <text:p>0,396526499999891</text:p>
          </table:table-cell>
          <table:table-cell office:value-type="string" calcext:value-type="string">
            <text:p><text:s/>[35] </text:p>
          </table:table-cell>
          <table:table-cell office:value-type="float" office:value="0.0348381999996491" calcext:value-type="float">
            <text:p>0,0348381999996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.19456804279" calcext:value-type="float">
            <text:p>1138,194568042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02873600000021" calcext:value-type="float">
            <text:p>0,402873600000021</text:p>
          </table:table-cell>
          <table:table-cell office:value-type="string" calcext:value-type="string">
            <text:p><text:s/>[35] </text:p>
          </table:table-cell>
          <table:table-cell office:value-type="float" office:value="0.0340218000004825" calcext:value-type="float">
            <text:p>0,0340218000004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4.16309541032" calcext:value-type="float">
            <text:p>1184,163095410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04824399999779" calcext:value-type="float">
            <text:p>0,404824399999779</text:p>
          </table:table-cell>
          <table:table-cell office:value-type="string" calcext:value-type="string">
            <text:p><text:s/>[35] </text:p>
          </table:table-cell>
          <table:table-cell office:value-type="float" office:value="0.0485116999996535" calcext:value-type="float">
            <text:p>0,048511699999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4.488175023079" calcext:value-type="float">
            <text:p>834,48817502307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5, 32] </text:p>
          </table:table-cell>
          <table:table-cell office:value-type="float" office:value="3.08860720000011" calcext:value-type="float">
            <text:p>3,08860720000011</text:p>
          </table:table-cell>
          <table:table-cell office:value-type="string" calcext:value-type="string">
            <text:p><text:s/>[15, 32] </text:p>
          </table:table-cell>
          <table:table-cell office:value-type="float" office:value="1.37868820000003" calcext:value-type="float">
            <text:p>1,37868820000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4.025069627784" calcext:value-type="float">
            <text:p>224,02506962778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5, 28, 32] </text:p>
          </table:table-cell>
          <table:table-cell office:value-type="float" office:value="45.6197296000006" calcext:value-type="float">
            <text:p>45,6197296000006</text:p>
          </table:table-cell>
          <table:table-cell office:value-type="string" calcext:value-type="string">
            <text:p><text:s/>[15, 28, 32] </text:p>
          </table:table-cell>
          <table:table-cell office:value-type="float" office:value="27.2172155" calcext:value-type="float">
            <text:p>27,21721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7.613507708019" calcext:value-type="float">
            <text:p>167,6135077080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5, 16, 19, 32] </text:p>
          </table:table-cell>
          <table:table-cell office:value-type="float" office:value="432.012750800001" calcext:value-type="float">
            <text:p>432,012750800001</text:p>
          </table:table-cell>
          <table:table-cell office:value-type="string" calcext:value-type="string">
            <text:p><text:s/>[15, 16, 19, 32] </text:p>
          </table:table-cell>
          <table:table-cell office:value-type="float" office:value="266.5340187" calcext:value-type="float">
            <text:p>266,53401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2.085407674079" calcext:value-type="float">
            <text:p>162,08540767407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5, 16, 32] </text:p>
          </table:table-cell>
          <table:table-cell office:value-type="float" office:value="381.6889781" calcext:value-type="float">
            <text:p>381,6889781</text:p>
          </table:table-cell>
          <table:table-cell office:value-type="string" calcext:value-type="string">
            <text:p><text:s/>[15, 7, 16, 32] </text:p>
          </table:table-cell>
          <table:table-cell office:value-type="float" office:value="277.9386012" calcext:value-type="float">
            <text:p>277,93860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.328523800601" calcext:value-type="float">
            <text:p>137,32852380060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15, 32] </text:p>
          </table:table-cell>
          <table:table-cell office:value-type="float" office:value="13.6813977999998" calcext:value-type="float">
            <text:p>13,6813977999998</text:p>
          </table:table-cell>
          <table:table-cell office:value-type="string" calcext:value-type="string">
            <text:p><text:s/>[41, 15, 32] </text:p>
          </table:table-cell>
          <table:table-cell office:value-type="float" office:value="16.4739021999994" calcext:value-type="float">
            <text:p>16,47390219999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.0489196421253" calcext:value-type="float">
            <text:p>83,048919642125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3] </text:p>
          </table:table-cell>
          <table:table-cell office:value-type="float" office:value="0.317021899999963" calcext:value-type="float">
            <text:p>0,317021899999963</text:p>
          </table:table-cell>
          <table:table-cell office:value-type="string" calcext:value-type="string">
            <text:p><text:s/>[33] </text:p>
          </table:table-cell>
          <table:table-cell office:value-type="float" office:value="0.0347894999998971" calcext:value-type="float">
            <text:p>0,034789499999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1.257419626327" calcext:value-type="float">
            <text:p>911,25741962632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3] </text:p>
          </table:table-cell>
          <table:table-cell office:value-type="float" office:value="0.332450999999855" calcext:value-type="float">
            <text:p>0,332450999999855</text:p>
          </table:table-cell>
          <table:table-cell office:value-type="string" calcext:value-type="string">
            <text:p><text:s/>[33] </text:p>
          </table:table-cell>
          <table:table-cell office:value-type="float" office:value="0.0328544999996666" calcext:value-type="float">
            <text:p>0,032854499999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1.88878236841" calcext:value-type="float">
            <text:p>1011,8887823684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3] </text:p>
          </table:table-cell>
          <table:table-cell office:value-type="float" office:value="0.101935199999571" calcext:value-type="float">
            <text:p>0,101935199999571</text:p>
          </table:table-cell>
          <table:table-cell office:value-type="string" calcext:value-type="string">
            <text:p><text:s/>[13] </text:p>
          </table:table-cell>
          <table:table-cell office:value-type="float" office:value="0.0300827999999456" calcext:value-type="float">
            <text:p>0,030082799999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.848777373632" calcext:value-type="float">
            <text:p>338,84877737363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3, 28] </text:p>
          </table:table-cell>
          <table:table-cell office:value-type="float" office:value="2.90921670000025" calcext:value-type="float">
            <text:p>2,90921670000025</text:p>
          </table:table-cell>
          <table:table-cell office:value-type="string" calcext:value-type="string">
            <text:p><text:s/>[13, 28] </text:p>
          </table:table-cell>
          <table:table-cell office:value-type="float" office:value="1.36434349999981" calcext:value-type="float">
            <text:p>1,364343499999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.231983001396" calcext:value-type="float">
            <text:p>213,23198300139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3, 14, 19] </text:p>
          </table:table-cell>
          <table:table-cell office:value-type="float" office:value="39.9695652000002" calcext:value-type="float">
            <text:p>39,9695652000002</text:p>
          </table:table-cell>
          <table:table-cell office:value-type="string" calcext:value-type="string">
            <text:p><text:s/>[13, 14, 19] </text:p>
          </table:table-cell>
          <table:table-cell office:value-type="float" office:value="19.4015466999997" calcext:value-type="float">
            <text:p>19,40154669999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6.01226189869" calcext:value-type="float">
            <text:p>206,0122618986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13, 14] </text:p>
          </table:table-cell>
          <table:table-cell office:value-type="float" office:value="35.2795962000004" calcext:value-type="float">
            <text:p>35,2795962000004</text:p>
          </table:table-cell>
          <table:table-cell office:value-type="string" calcext:value-type="string">
            <text:p><text:s/>[13, 7, 14] </text:p>
          </table:table-cell>
          <table:table-cell office:value-type="float" office:value="19.8227935000003" calcext:value-type="float">
            <text:p>19,82279350000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7.974896424159" calcext:value-type="float">
            <text:p>177,97489642415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13] </text:p>
          </table:table-cell>
          <table:table-cell office:value-type="float" office:value="0.811852800000633" calcext:value-type="float">
            <text:p>0,811852800000633</text:p>
          </table:table-cell>
          <table:table-cell office:value-type="string" calcext:value-type="string">
            <text:p><text:s/>[41, 13] </text:p>
          </table:table-cell>
          <table:table-cell office:value-type="float" office:value="0.725426900000457" calcext:value-type="float">
            <text:p>0,7254269000004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.913798619836" calcext:value-type="float">
            <text:p>111,91379861983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3, 32] </text:p>
          </table:table-cell>
          <table:table-cell office:value-type="float" office:value="2.82975899999947" calcext:value-type="float">
            <text:p>2,82975899999947</text:p>
          </table:table-cell>
          <table:table-cell office:value-type="string" calcext:value-type="string">
            <text:p><text:s/>[13, 32] </text:p>
          </table:table-cell>
          <table:table-cell office:value-type="float" office:value="1.37507110000006" calcext:value-type="float">
            <text:p>1,37507110000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.790013330899" calcext:value-type="float">
            <text:p>205,7900133308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3, 14, 19, 32] </text:p>
          </table:table-cell>
          <table:table-cell office:value-type="float" office:value="401.3377046" calcext:value-type="float">
            <text:p>401,3377046</text:p>
          </table:table-cell>
          <table:table-cell office:value-type="string" calcext:value-type="string">
            <text:p><text:s/>[13, 14, 19, 32] </text:p>
          </table:table-cell>
          <table:table-cell office:value-type="float" office:value="262.105789500001" calcext:value-type="float">
            <text:p>262,105789500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3.120503505704" calcext:value-type="float">
            <text:p>153,12050350570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3, 14, 32] </text:p>
          </table:table-cell>
          <table:table-cell office:value-type="float" office:value="377.2646809" calcext:value-type="float">
            <text:p>377,2646809</text:p>
          </table:table-cell>
          <table:table-cell office:value-type="string" calcext:value-type="string">
            <text:p><text:s/>[13, 7, 14, 32] </text:p>
          </table:table-cell>
          <table:table-cell office:value-type="float" office:value="277.3590588" calcext:value-type="float">
            <text:p>277,35905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6.020320566505" calcext:value-type="float">
            <text:p>136,0203205665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13, 32] </text:p>
          </table:table-cell>
          <table:table-cell office:value-type="float" office:value="13.4075253999996" calcext:value-type="float">
            <text:p>13,4075253999996</text:p>
          </table:table-cell>
          <table:table-cell office:value-type="string" calcext:value-type="string">
            <text:p><text:s/>[41, 13, 32] </text:p>
          </table:table-cell>
          <table:table-cell office:value-type="float" office:value="16.4246703000004" calcext:value-type="float">
            <text:p>16,4246703000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.630408130623" calcext:value-type="float">
            <text:p>81,6304081306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5] </text:p>
          </table:table-cell>
          <table:table-cell office:value-type="float" office:value="0.346121100000164" calcext:value-type="float">
            <text:p>0,346121100000164</text:p>
          </table:table-cell>
          <table:table-cell office:value-type="string" calcext:value-type="string">
            <text:p><text:s/>[35] </text:p>
          </table:table-cell>
          <table:table-cell office:value-type="float" office:value="0.033436200000142" calcext:value-type="float">
            <text:p>0,033436200000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5.16876917441" calcext:value-type="float">
            <text:p>1035,1687691744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43968100000347" calcext:value-type="float">
            <text:p>0,343968100000347</text:p>
          </table:table-cell>
          <table:table-cell office:value-type="string" calcext:value-type="string">
            <text:p><text:s/>[35] </text:p>
          </table:table-cell>
          <table:table-cell office:value-type="float" office:value="0.0350235000005341" calcext:value-type="float">
            <text:p>0,035023500000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2.10658556427" calcext:value-type="float">
            <text:p>982,1065855642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62344199999643" calcext:value-type="float">
            <text:p>0,362344199999643</text:p>
          </table:table-cell>
          <table:table-cell office:value-type="string" calcext:value-type="string">
            <text:p><text:s/>[35] </text:p>
          </table:table-cell>
          <table:table-cell office:value-type="float" office:value="0.0329452999998466" calcext:value-type="float">
            <text:p>0,0329452999998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9.83578841695" calcext:value-type="float">
            <text:p>1099,8357884169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61460899999656" calcext:value-type="float">
            <text:p>0,361460899999656</text:p>
          </table:table-cell>
          <table:table-cell office:value-type="string" calcext:value-type="string">
            <text:p><text:s/>[35] </text:p>
          </table:table-cell>
          <table:table-cell office:value-type="float" office:value="0.0332554000000528" calcext:value-type="float">
            <text:p>0,033255400000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6.92392814124" calcext:value-type="float">
            <text:p>1086,923928141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78271999999561" calcext:value-type="float">
            <text:p>0,378271999999561</text:p>
          </table:table-cell>
          <table:table-cell office:value-type="string" calcext:value-type="string">
            <text:p><text:s/>[35] </text:p>
          </table:table-cell>
          <table:table-cell office:value-type="float" office:value="0.0345382999999856" calcext:value-type="float">
            <text:p>0,034538299999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5.2247215402" calcext:value-type="float">
            <text:p>1095,224721540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00185000000056" calcext:value-type="float">
            <text:p>0,400185000000056</text:p>
          </table:table-cell>
          <table:table-cell office:value-type="string" calcext:value-type="string">
            <text:p><text:s/>[35] </text:p>
          </table:table-cell>
          <table:table-cell office:value-type="float" office:value="0.0350017999997362" calcext:value-type="float">
            <text:p>0,035001799999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3.32691462459" calcext:value-type="float">
            <text:p>1143,326914624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11806200000137" calcext:value-type="float">
            <text:p>0,411806200000137</text:p>
          </table:table-cell>
          <table:table-cell office:value-type="string" calcext:value-type="string">
            <text:p><text:s/>[35] </text:p>
          </table:table-cell>
          <table:table-cell office:value-type="float" office:value="0.0345672999996168" calcext:value-type="float">
            <text:p>0,0345672999996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1.31722756681" calcext:value-type="float">
            <text:p>1191,317227566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13072499999544" calcext:value-type="float">
            <text:p>0,413072499999544</text:p>
          </table:table-cell>
          <table:table-cell office:value-type="string" calcext:value-type="string">
            <text:p><text:s/>[35] </text:p>
          </table:table-cell>
          <table:table-cell office:value-type="float" office:value="0.0342439000000013" calcext:value-type="float">
            <text:p>0,034243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6.26593349335" calcext:value-type="float">
            <text:p>1206,265933493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18401900000026" calcext:value-type="float">
            <text:p>0,418401900000026</text:p>
          </table:table-cell>
          <table:table-cell office:value-type="string" calcext:value-type="string">
            <text:p><text:s/>[35] </text:p>
          </table:table-cell>
          <table:table-cell office:value-type="float" office:value="0.047422099999676" calcext:value-type="float">
            <text:p>0,047422099999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2.293065897303" calcext:value-type="float">
            <text:p>882,2930658973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3, 32] </text:p>
          </table:table-cell>
          <table:table-cell office:value-type="float" office:value="2.9482591" calcext:value-type="float">
            <text:p>2,9482591</text:p>
          </table:table-cell>
          <table:table-cell office:value-type="string" calcext:value-type="string">
            <text:p><text:s/>[13, 32] </text:p>
          </table:table-cell>
          <table:table-cell office:value-type="float" office:value="1.42150620000029" calcext:value-type="float">
            <text:p>1,421506200000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7.403886103303" calcext:value-type="float">
            <text:p>207,40388610330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3, 28, 32] </text:p>
          </table:table-cell>
          <table:table-cell office:value-type="float" office:value="45.8668823999993" calcext:value-type="float">
            <text:p>45,8668823999993</text:p>
          </table:table-cell>
          <table:table-cell office:value-type="string" calcext:value-type="string">
            <text:p><text:s/>[13, 28, 32] </text:p>
          </table:table-cell>
          <table:table-cell office:value-type="float" office:value="29.1435608999993" calcext:value-type="float">
            <text:p>29,14356089999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7.382560619078" calcext:value-type="float">
            <text:p>157,38256061907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3, 14, 19, 32] </text:p>
          </table:table-cell>
          <table:table-cell office:value-type="float" office:value="448.7168423" calcext:value-type="float">
            <text:p>448,7168423</text:p>
          </table:table-cell>
          <table:table-cell office:value-type="string" calcext:value-type="string">
            <text:p><text:s/>[13, 14, 19, 32] </text:p>
          </table:table-cell>
          <table:table-cell office:value-type="float" office:value="288.1591075" calcext:value-type="float">
            <text:p>288,15910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.718431457176" calcext:value-type="float">
            <text:p>155,71843145717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3, 14, 32] </text:p>
          </table:table-cell>
          <table:table-cell office:value-type="float" office:value="432.905665100001" calcext:value-type="float">
            <text:p>432,905665100001</text:p>
          </table:table-cell>
          <table:table-cell office:value-type="string" calcext:value-type="string">
            <text:p><text:s/>[13, 7, 14, 32] </text:p>
          </table:table-cell>
          <table:table-cell office:value-type="float" office:value="315.6995216" calcext:value-type="float">
            <text:p>315,69952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.125854010164" calcext:value-type="float">
            <text:p>137,1258540101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13, 32] </text:p>
          </table:table-cell>
          <table:table-cell office:value-type="float" office:value="14.5909666000007" calcext:value-type="float">
            <text:p>14,5909666000007</text:p>
          </table:table-cell>
          <table:table-cell office:value-type="string" calcext:value-type="string">
            <text:p><text:s/>[41, 13, 32] </text:p>
          </table:table-cell>
          <table:table-cell office:value-type="float" office:value="17.7757553999996" calcext:value-type="float">
            <text:p>17,77575539999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.0835248441875" calcext:value-type="float">
            <text:p>82,083524844187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3] </text:p>
          </table:table-cell>
          <table:table-cell office:value-type="float" office:value="0.338045700000657" calcext:value-type="float">
            <text:p>0,338045700000657</text:p>
          </table:table-cell>
          <table:table-cell office:value-type="string" calcext:value-type="string">
            <text:p><text:s/>[33] </text:p>
          </table:table-cell>
          <table:table-cell office:value-type="float" office:value="0.0365965000004508" calcext:value-type="float">
            <text:p>0,036596500000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3.710464105839" calcext:value-type="float">
            <text:p>923,71046410583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3] </text:p>
          </table:table-cell>
          <table:table-cell office:value-type="float" office:value="0.352187900000717" calcext:value-type="float">
            <text:p>0,352187900000717</text:p>
          </table:table-cell>
          <table:table-cell office:value-type="string" calcext:value-type="string">
            <text:p><text:s/>[33] </text:p>
          </table:table-cell>
          <table:table-cell office:value-type="float" office:value="0.0341369000001578" calcext:value-type="float">
            <text:p>0,034136900000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1.69268445316" calcext:value-type="float">
            <text:p>1031,692684453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11] </text:p>
          </table:table-cell>
          <table:table-cell office:value-type="float" office:value="0.0917256000000634" calcext:value-type="float">
            <text:p>0,091725600000064</text:p>
          </table:table-cell>
          <table:table-cell office:value-type="string" calcext:value-type="string">
            <text:p><text:s/>[11] </text:p>
          </table:table-cell>
          <table:table-cell office:value-type="float" office:value="0.0304859000010765" calcext:value-type="float">
            <text:p>0,030485900001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.87876689494" calcext:value-type="float">
            <text:p>300,8787668949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1, 28] </text:p>
          </table:table-cell>
          <table:table-cell office:value-type="float" office:value="2.76213290000014" calcext:value-type="float">
            <text:p>2,76213290000014</text:p>
          </table:table-cell>
          <table:table-cell office:value-type="string" calcext:value-type="string">
            <text:p><text:s/>[11, 28] </text:p>
          </table:table-cell>
          <table:table-cell office:value-type="float" office:value="1.43840950000013" calcext:value-type="float">
            <text:p>1,43840950000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.026881079408" calcext:value-type="float">
            <text:p>192,02688107940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1, 12, 19] </text:p>
          </table:table-cell>
          <table:table-cell office:value-type="float" office:value="39.5703569999998" calcext:value-type="float">
            <text:p>39,5703569999998</text:p>
          </table:table-cell>
          <table:table-cell office:value-type="string" calcext:value-type="string">
            <text:p><text:s/>[11, 12, 19] </text:p>
          </table:table-cell>
          <table:table-cell office:value-type="float" office:value="20.4275427" calcext:value-type="float">
            <text:p>20,42754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3.710803013031" calcext:value-type="float">
            <text:p>193,71080301303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11, 12] </text:p>
          </table:table-cell>
          <table:table-cell office:value-type="float" office:value="37.718161" calcext:value-type="float">
            <text:p>37,718161</text:p>
          </table:table-cell>
          <table:table-cell office:value-type="string" calcext:value-type="string">
            <text:p><text:s/>[11, 7, 12] </text:p>
          </table:table-cell>
          <table:table-cell office:value-type="float" office:value="21.0042457999996" calcext:value-type="float">
            <text:p>21,00424579999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9.573984037078" calcext:value-type="float">
            <text:p>179,57398403707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11] </text:p>
          </table:table-cell>
          <table:table-cell office:value-type="float" office:value="0.839145999999892" calcext:value-type="float">
            <text:p>0,839145999999892</text:p>
          </table:table-cell>
          <table:table-cell office:value-type="string" calcext:value-type="string">
            <text:p><text:s/>[41, 11] </text:p>
          </table:table-cell>
          <table:table-cell office:value-type="float" office:value="0.748458000000392" calcext:value-type="float">
            <text:p>0,7484580000003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.1166451557" calcext:value-type="float">
            <text:p>112,116645155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1, 32] </text:p>
          </table:table-cell>
          <table:table-cell office:value-type="float" office:value="2.6817200000005" calcext:value-type="float">
            <text:p>2,6817200000005</text:p>
          </table:table-cell>
          <table:table-cell office:value-type="string" calcext:value-type="string">
            <text:p><text:s/>[11, 32] </text:p>
          </table:table-cell>
          <table:table-cell office:value-type="float" office:value="1.43730839999917" calcext:value-type="float">
            <text:p>1,437308399999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.579303370248" calcext:value-type="float">
            <text:p>186,5793033702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1, 12, 19, 32] </text:p>
          </table:table-cell>
          <table:table-cell office:value-type="float" office:value="438.9085026" calcext:value-type="float">
            <text:p>438,9085026</text:p>
          </table:table-cell>
          <table:table-cell office:value-type="string" calcext:value-type="string">
            <text:p><text:s/>[11, 12, 19, 32] </text:p>
          </table:table-cell>
          <table:table-cell office:value-type="float" office:value="292.6475727" calcext:value-type="float">
            <text:p>292,64757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9.978521451786" calcext:value-type="float">
            <text:p>149,97852145178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1, 12, 32] </text:p>
          </table:table-cell>
          <table:table-cell office:value-type="float" office:value="461.112834099999" calcext:value-type="float">
            <text:p>461,112834099999</text:p>
          </table:table-cell>
          <table:table-cell office:value-type="string" calcext:value-type="string">
            <text:p><text:s/>[11, 7, 12, 32] </text:p>
          </table:table-cell>
          <table:table-cell office:value-type="float" office:value="303.397957900001" calcext:value-type="float">
            <text:p>303,397957900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1.982840389447" calcext:value-type="float">
            <text:p>151,98284038944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11, 32] </text:p>
          </table:table-cell>
          <table:table-cell office:value-type="float" office:value="14.1275157000011" calcext:value-type="float">
            <text:p>14,1275157000011</text:p>
          </table:table-cell>
          <table:table-cell office:value-type="string" calcext:value-type="string">
            <text:p><text:s/>[41, 11, 32] </text:p>
          </table:table-cell>
          <table:table-cell office:value-type="float" office:value="17.5032380999997" calcext:value-type="float">
            <text:p>17,50323809999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.7137263361647" calcext:value-type="float">
            <text:p>80,713726336164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5] </text:p>
          </table:table-cell>
          <table:table-cell office:value-type="float" office:value="0.360004900000058" calcext:value-type="float">
            <text:p>0,360004900000058</text:p>
          </table:table-cell>
          <table:table-cell office:value-type="string" calcext:value-type="string">
            <text:p><text:s/>[35] </text:p>
          </table:table-cell>
          <table:table-cell office:value-type="float" office:value="0.0340060000002268" calcext:value-type="float">
            <text:p>0,034006000000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8.65112038363" calcext:value-type="float">
            <text:p>1058,651120383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65666100000089" calcext:value-type="float">
            <text:p>0,365666100000089</text:p>
          </table:table-cell>
          <table:table-cell office:value-type="string" calcext:value-type="string">
            <text:p><text:s/>[35] </text:p>
          </table:table-cell>
          <table:table-cell office:value-type="float" office:value="0.0348423000003095" calcext:value-type="float">
            <text:p>0,03484230000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9.48898320961" calcext:value-type="float">
            <text:p>1049,4889832096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377366099999927" calcext:value-type="float">
            <text:p>0,377366099999927</text:p>
          </table:table-cell>
          <table:table-cell office:value-type="string" calcext:value-type="string">
            <text:p><text:s/>[35] </text:p>
          </table:table-cell>
          <table:table-cell office:value-type="float" office:value="0.0342676000000211" calcext:value-type="float">
            <text:p>0,034267600000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1.2329430707" calcext:value-type="float">
            <text:p>1101,23294307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82898200000636" calcext:value-type="float">
            <text:p>0,382898200000636</text:p>
          </table:table-cell>
          <table:table-cell office:value-type="string" calcext:value-type="string">
            <text:p><text:s/>[35] </text:p>
          </table:table-cell>
          <table:table-cell office:value-type="float" office:value="0.0342678000000888" calcext:value-type="float">
            <text:p>0,0342678000000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7.3702426174" calcext:value-type="float">
            <text:p>1117,370242617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399428700000863" calcext:value-type="float">
            <text:p>0,399428700000863</text:p>
          </table:table-cell>
          <table:table-cell office:value-type="string" calcext:value-type="string">
            <text:p><text:s/>[35] </text:p>
          </table:table-cell>
          <table:table-cell office:value-type="float" office:value="0.0352251999996952" calcext:value-type="float">
            <text:p>0,035225199999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3.92883505081" calcext:value-type="float">
            <text:p>1133,928835050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17718299999251" calcext:value-type="float">
            <text:p>0,417718299999251</text:p>
          </table:table-cell>
          <table:table-cell office:value-type="string" calcext:value-type="string">
            <text:p><text:s/>[35] </text:p>
          </table:table-cell>
          <table:table-cell office:value-type="float" office:value="0.0352947000006679" calcext:value-type="float">
            <text:p>0,035294700000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3.5156553005" calcext:value-type="float">
            <text:p>1183,51565530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32504700000573" calcext:value-type="float">
            <text:p>0,432504700000573</text:p>
          </table:table-cell>
          <table:table-cell office:value-type="string" calcext:value-type="string">
            <text:p><text:s/>[35] </text:p>
          </table:table-cell>
          <table:table-cell office:value-type="float" office:value="0.0352876999997534" calcext:value-type="float">
            <text:p>0,0352876999997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5.65284788636" calcext:value-type="float">
            <text:p>1225,652847886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35291600000346" calcext:value-type="float">
            <text:p>0,435291600000346</text:p>
          </table:table-cell>
          <table:table-cell office:value-type="string" calcext:value-type="string">
            <text:p><text:s/>[35] </text:p>
          </table:table-cell>
          <table:table-cell office:value-type="float" office:value="0.0352318999997806" calcext:value-type="float">
            <text:p>0,035231899999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5.5041879747" calcext:value-type="float">
            <text:p>1235,50418797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35698900000716" calcext:value-type="float">
            <text:p>0,435698900000716</text:p>
          </table:table-cell>
          <table:table-cell office:value-type="string" calcext:value-type="string">
            <text:p><text:s/>[35] </text:p>
          </table:table-cell>
          <table:table-cell office:value-type="float" office:value="0.0487460999996983" calcext:value-type="float">
            <text:p>0,048746099999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3.812838367402" calcext:value-type="float">
            <text:p>893,8128383674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1, 32] </text:p>
          </table:table-cell>
          <table:table-cell office:value-type="float" office:value="2.80130209999916" calcext:value-type="float">
            <text:p>2,80130209999916</text:p>
          </table:table-cell>
          <table:table-cell office:value-type="string" calcext:value-type="string">
            <text:p><text:s/>[11, 32] </text:p>
          </table:table-cell>
          <table:table-cell office:value-type="float" office:value="1.48910019999894" calcext:value-type="float">
            <text:p>1,489100199998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8.120456904186" calcext:value-type="float">
            <text:p>188,12045690418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1, 28, 32] </text:p>
          </table:table-cell>
          <table:table-cell office:value-type="float" office:value="45.630505499999" calcext:value-type="float">
            <text:p>45,630505499999</text:p>
          </table:table-cell>
          <table:table-cell office:value-type="string" calcext:value-type="string">
            <text:p><text:s/>[11, 28, 32] </text:p>
          </table:table-cell>
          <table:table-cell office:value-type="float" office:value="31.1048903999996" calcext:value-type="float">
            <text:p>31,10489039999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.698814601834" calcext:value-type="float">
            <text:p>146,69881460183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1, 12, 19, 32] </text:p>
          </table:table-cell>
          <table:table-cell office:value-type="float" office:value="460.112156499999" calcext:value-type="float">
            <text:p>460,112156499999</text:p>
          </table:table-cell>
          <table:table-cell office:value-type="string" calcext:value-type="string">
            <text:p><text:s/>[11, 12, 19, 32] </text:p>
          </table:table-cell>
          <table:table-cell office:value-type="float" office:value="310.574785099999" calcext:value-type="float">
            <text:p>310,5747850999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8.14858725632" calcext:value-type="float">
            <text:p>148,148587256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11, 12, 32] </text:p>
          </table:table-cell>
          <table:table-cell office:value-type="float" office:value="460.168845300001" calcext:value-type="float">
            <text:p>460,168845300001</text:p>
          </table:table-cell>
          <table:table-cell office:value-type="string" calcext:value-type="string">
            <text:p><text:s/>[11, 7, 12, 32] </text:p>
          </table:table-cell>
          <table:table-cell office:value-type="float" office:value="331.004094200001" calcext:value-type="float">
            <text:p>331,004094200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.022100742342" calcext:value-type="float">
            <text:p>139,0221007423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11, 32] </text:p>
          </table:table-cell>
          <table:table-cell office:value-type="float" office:value="15.1044593999992" calcext:value-type="float">
            <text:p>15,1044593999992</text:p>
          </table:table-cell>
          <table:table-cell office:value-type="string" calcext:value-type="string">
            <text:p><text:s/>[41, 11, 32] </text:p>
          </table:table-cell>
          <table:table-cell office:value-type="float" office:value="18.6084220999997" calcext:value-type="float">
            <text:p>18,60842209999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.1700170967177" calcext:value-type="float">
            <text:p>81,170017096717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3] </text:p>
          </table:table-cell>
          <table:table-cell office:value-type="float" office:value="0.350426299999526" calcext:value-type="float">
            <text:p>0,350426299999526</text:p>
          </table:table-cell>
          <table:table-cell office:value-type="string" calcext:value-type="string">
            <text:p><text:s/>[33] </text:p>
          </table:table-cell>
          <table:table-cell office:value-type="float" office:value="0.0339905000000726" calcext:value-type="float">
            <text:p>0,0339905000000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0.95364881004" calcext:value-type="float">
            <text:p>1030,953648810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3] </text:p>
          </table:table-cell>
          <table:table-cell office:value-type="float" office:value="0.368482900000527" calcext:value-type="float">
            <text:p>0,368482900000527</text:p>
          </table:table-cell>
          <table:table-cell office:value-type="string" calcext:value-type="string">
            <text:p><text:s/>[33] </text:p>
          </table:table-cell>
          <table:table-cell office:value-type="float" office:value="0.0332987999994657" calcext:value-type="float">
            <text:p>0,0332987999994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6.59513257667" calcext:value-type="float">
            <text:p>1106,5951325766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3] </text:p>
          </table:table-cell>
          <table:table-cell office:value-type="float" office:value="0.0407086999999592" calcext:value-type="float">
            <text:p>0,040708699999959</text:p>
          </table:table-cell>
          <table:table-cell office:value-type="string" calcext:value-type="string">
            <text:p><text:s/>[3] </text:p>
          </table:table-cell>
          <table:table-cell office:value-type="float" office:value="0.0321115999991889" calcext:value-type="float">
            <text:p>0,032111599999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.772568171587" calcext:value-type="float">
            <text:p>126,77256817158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] </text:p>
          </table:table-cell>
          <table:table-cell office:value-type="float" office:value="0.0397485999987111" calcext:value-type="float">
            <text:p>0,039748599998711</text:p>
          </table:table-cell>
          <table:table-cell office:value-type="string" calcext:value-type="string">
            <text:p><text:s/>[3] </text:p>
          </table:table-cell>
          <table:table-cell office:value-type="float" office:value="0.0419975000011618" calcext:value-type="float">
            <text:p>0,0419975000011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645157444161" calcext:value-type="float">
            <text:p>94,64515744416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, 28] </text:p>
          </table:table-cell>
          <table:table-cell office:value-type="float" office:value="1.4752846000003" calcext:value-type="float">
            <text:p>1,4752846000003</text:p>
          </table:table-cell>
          <table:table-cell office:value-type="string" calcext:value-type="string">
            <text:p><text:s/>[3, 28] </text:p>
          </table:table-cell>
          <table:table-cell office:value-type="float" office:value="1.47292989999987" calcext:value-type="float">
            <text:p>1,472929899999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.159865041808" calcext:value-type="float">
            <text:p>100,15986504180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, 5, 19, 21] </text:p>
          </table:table-cell>
          <table:table-cell office:value-type="float" office:value="224.418545599999" calcext:value-type="float">
            <text:p>224,418545599999</text:p>
          </table:table-cell>
          <table:table-cell office:value-type="string" calcext:value-type="string">
            <text:p><text:s/>[3, 5, 19, 21] </text:p>
          </table:table-cell>
          <table:table-cell office:value-type="float" office:value="219.4158052" calcext:value-type="float">
            <text:p>219,41580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.280027364227" calcext:value-type="float">
            <text:p>102,2800273642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3, 4] </text:p>
          </table:table-cell>
          <table:table-cell office:value-type="float" office:value="12.5768637000001" calcext:value-type="float">
            <text:p>12,5768637000001</text:p>
          </table:table-cell>
          <table:table-cell office:value-type="string" calcext:value-type="string">
            <text:p><text:s/>[41, 3, 4] </text:p>
          </table:table-cell>
          <table:table-cell office:value-type="float" office:value="11.8914856999996" calcext:value-type="float">
            <text:p>11,89148569999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.763602776737" calcext:value-type="float">
            <text:p>105,76360277673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, 32] </text:p>
          </table:table-cell>
          <table:table-cell office:value-type="float" office:value="1.48828680000006" calcext:value-type="float">
            <text:p>1,48828680000006</text:p>
          </table:table-cell>
          <table:table-cell office:value-type="string" calcext:value-type="string">
            <text:p><text:s/>[3, 32] </text:p>
          </table:table-cell>
          <table:table-cell office:value-type="float" office:value="1.48127289999975" calcext:value-type="float">
            <text:p>1,481272899999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.473504915962" calcext:value-type="float">
            <text:p>100,47350491596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3, 4, 32] </text:p>
          </table:table-cell>
          <table:table-cell office:value-type="float" office:value="139.197533" calcext:value-type="float">
            <text:p>139,197533</text:p>
          </table:table-cell>
          <table:table-cell office:value-type="string" calcext:value-type="string">
            <text:p><text:s/>[41, 3, 4, 32] </text:p>
          </table:table-cell>
          <table:table-cell office:value-type="float" office:value="194.906518799999" calcext:value-type="float">
            <text:p>194,9065187999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.4175871884694" calcext:value-type="float">
            <text:p>71,417587188469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5] </text:p>
          </table:table-cell>
          <table:table-cell office:value-type="float" office:value="0.38685550000082" calcext:value-type="float">
            <text:p>0,38685550000082</text:p>
          </table:table-cell>
          <table:table-cell office:value-type="string" calcext:value-type="string">
            <text:p><text:s/>[35] </text:p>
          </table:table-cell>
          <table:table-cell office:value-type="float" office:value="0.0345928000009735" calcext:value-type="float">
            <text:p>0,0345928000009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8.31219210337" calcext:value-type="float">
            <text:p>1118,3121921033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10131399999955" calcext:value-type="float">
            <text:p>0,410131399999955</text:p>
          </table:table-cell>
          <table:table-cell office:value-type="string" calcext:value-type="string">
            <text:p><text:s/>[35] </text:p>
          </table:table-cell>
          <table:table-cell office:value-type="float" office:value="0.0355146000001696" calcext:value-type="float">
            <text:p>0,03551460000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4.82477628355" calcext:value-type="float">
            <text:p>1154,824776283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08079500000167" calcext:value-type="float">
            <text:p>0,408079500000167</text:p>
          </table:table-cell>
          <table:table-cell office:value-type="string" calcext:value-type="string">
            <text:p><text:s/>[35] </text:p>
          </table:table-cell>
          <table:table-cell office:value-type="float" office:value="0.0382199999992736" calcext:value-type="float">
            <text:p>0,038219999999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7.71193094695" calcext:value-type="float">
            <text:p>1067,7119309469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06347500000265" calcext:value-type="float">
            <text:p>0,406347500000265</text:p>
          </table:table-cell>
          <table:table-cell office:value-type="string" calcext:value-type="string">
            <text:p><text:s/>[35] </text:p>
          </table:table-cell>
          <table:table-cell office:value-type="float" office:value="0.0339924999992945" calcext:value-type="float">
            <text:p>0,033992499999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5.40339783393" calcext:value-type="float">
            <text:p>1195,4033978339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29097200000251" calcext:value-type="float">
            <text:p>0,429097200000251</text:p>
          </table:table-cell>
          <table:table-cell office:value-type="string" calcext:value-type="string">
            <text:p><text:s/>[35] </text:p>
          </table:table-cell>
          <table:table-cell office:value-type="float" office:value="0.0362232999992557" calcext:value-type="float">
            <text:p>0,036223299999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4.5889248331" calcext:value-type="float">
            <text:p>1184,58892483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38476400000218" calcext:value-type="float">
            <text:p>0,438476400000218</text:p>
          </table:table-cell>
          <table:table-cell office:value-type="string" calcext:value-type="string">
            <text:p><text:s/>[35] </text:p>
          </table:table-cell>
          <table:table-cell office:value-type="float" office:value="0.0348700000002282" calcext:value-type="float">
            <text:p>0,034870000000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7.46028103627" calcext:value-type="float">
            <text:p>1257,460281036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46194599999581" calcext:value-type="float">
            <text:p>0,446194599999581</text:p>
          </table:table-cell>
          <table:table-cell office:value-type="string" calcext:value-type="string">
            <text:p><text:s/>[35] </text:p>
          </table:table-cell>
          <table:table-cell office:value-type="float" office:value="0.0391103000001749" calcext:value-type="float">
            <text:p>0,039110300000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.86212582769" calcext:value-type="float">
            <text:p>1140,8621258276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7224819999974" calcext:value-type="float">
            <text:p>0,47224819999974</text:p>
          </table:table-cell>
          <table:table-cell office:value-type="string" calcext:value-type="string">
            <text:p><text:s/>[35] </text:p>
          </table:table-cell>
          <table:table-cell office:value-type="float" office:value="0.0363838000004762" calcext:value-type="float">
            <text:p>0,0363838000004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7.96282959328" calcext:value-type="float">
            <text:p>1297,962829593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35] </text:p>
          </table:table-cell>
          <table:table-cell office:value-type="float" office:value="0.472298199999204" calcext:value-type="float">
            <text:p>0,472298199999204</text:p>
          </table:table-cell>
          <table:table-cell office:value-type="string" calcext:value-type="string">
            <text:p><text:s/>[35] </text:p>
          </table:table-cell>
          <table:table-cell office:value-type="float" office:value="0.0363744999995106" calcext:value-type="float">
            <text:p>0,036374499999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8.43214341244" calcext:value-type="float">
            <text:p>1298,432143412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5] </text:p>
          </table:table-cell>
          <table:table-cell office:value-type="float" office:value="0.471820400000434" calcext:value-type="float">
            <text:p>0,471820400000434</text:p>
          </table:table-cell>
          <table:table-cell office:value-type="string" calcext:value-type="string">
            <text:p><text:s/>[35] </text:p>
          </table:table-cell>
          <table:table-cell office:value-type="float" office:value="0.0554206000000704" calcext:value-type="float">
            <text:p>0,055420600000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1.344806804391" calcext:value-type="float">
            <text:p>851,34480680439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, 32] </text:p>
          </table:table-cell>
          <table:table-cell office:value-type="float" office:value="1.58979689999978" calcext:value-type="float">
            <text:p>1,58979689999978</text:p>
          </table:table-cell>
          <table:table-cell office:value-type="string" calcext:value-type="string">
            <text:p><text:s/>[3, 32] </text:p>
          </table:table-cell>
          <table:table-cell office:value-type="float" office:value="1.58170240000036" calcext:value-type="float">
            <text:p>1,581702400000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.511758722717" calcext:value-type="float">
            <text:p>100,5117587227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, 32] </text:p>
          </table:table-cell>
          <table:table-cell office:value-type="float" office:value="1.64228149999981" calcext:value-type="float">
            <text:p>1,64228149999981</text:p>
          </table:table-cell>
          <table:table-cell office:value-type="string" calcext:value-type="string">
            <text:p><text:s/>[3, 32] </text:p>
          </table:table-cell>
          <table:table-cell office:value-type="float" office:value="1.9982268000007" calcext:value-type="float">
            <text:p>1,9982268000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.1869419426879" calcext:value-type="float">
            <text:p>82,186941942687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, 28, 32] </text:p>
          </table:table-cell>
          <table:table-cell office:value-type="float" office:value="29.6948556000003" calcext:value-type="float">
            <text:p>29,6948556000003</text:p>
          </table:table-cell>
          <table:table-cell office:value-type="string" calcext:value-type="string">
            <text:p><text:s/>[3, 28, 32] </text:p>
          </table:table-cell>
          <table:table-cell office:value-type="float" office:value="34.281004299999" calcext:value-type="float">
            <text:p>34,281004299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6.6218951467566" calcext:value-type="float">
            <text:p>86,621895146756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, 3, 4, 32] </text:p>
          </table:table-cell>
          <table:table-cell office:value-type="float" office:value="158.0026724" calcext:value-type="float">
            <text:p>158,0026724</text:p>
          </table:table-cell>
          <table:table-cell office:value-type="string" calcext:value-type="string">
            <text:p><text:s/>[41, 3, 4, 32] </text:p>
          </table:table-cell>
          <table:table-cell office:value-type="float" office:value="203.7648374" calcext:value-type="float">
            <text:p>203,76483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.541677168683" calcext:value-type="float">
            <text:p>77,54167716868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3] </text:p>
          </table:table-cell>
          <table:table-cell office:value-type="float" office:value="0.369647199999599" calcext:value-type="float">
            <text:p>0,369647199999599</text:p>
          </table:table-cell>
          <table:table-cell office:value-type="string" calcext:value-type="string">
            <text:p><text:s/>[33] </text:p>
          </table:table-cell>
          <table:table-cell office:value-type="float" office:value="0.0364342000000761" calcext:value-type="float">
            <text:p>0,0364342000000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.56104429033" calcext:value-type="float">
            <text:p>1014,561044290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3] </text:p>
          </table:table-cell>
          <table:table-cell office:value-type="float" office:value="0.384294799999043" calcext:value-type="float">
            <text:p>0,384294799999043</text:p>
          </table:table-cell>
          <table:table-cell office:value-type="string" calcext:value-type="string">
            <text:p><text:s/>[33] </text:p>
          </table:table-cell>
          <table:table-cell office:value-type="float" office:value="0.0338472000003094" calcext:value-type="float">
            <text:p>0,033847200000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5.38136092655" calcext:value-type="float">
            <text:p>1135,381360926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] </text:p>
          </table:table-cell>
          <table:table-cell office:value-type="float" office:value="0.0292155999995885" calcext:value-type="float">
            <text:p>0,029215599999589</text:p>
          </table:table-cell>
          <table:table-cell office:value-type="string" calcext:value-type="string">
            <text:p><text:s/>[2] </text:p>
          </table:table-cell>
          <table:table-cell office:value-type="float" office:value="0.0240766999995685" calcext:value-type="float">
            <text:p>0,0240766999995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.343871876594" calcext:value-type="float">
            <text:p>121,3438718765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289069999998901" calcext:value-type="float">
            <text:p>0,02890699999989</text:p>
          </table:table-cell>
          <table:table-cell office:value-type="string" calcext:value-type="string">
            <text:p><text:s/>[2] </text:p>
          </table:table-cell>
          <table:table-cell office:value-type="float" office:value="0.0366970000002766" calcext:value-type="float">
            <text:p>0,036697000000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.7721067108271" calcext:value-type="float">
            <text:p>78,772106710827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410772000002908" calcext:value-type="float">
            <text:p>0,041077200000291</text:p>
          </table:table-cell>
          <table:table-cell office:value-type="string" calcext:value-type="string">
            <text:p><text:s/>[2] </text:p>
          </table:table-cell>
          <table:table-cell office:value-type="float" office:value="0.0367169000004651" calcext:value-type="float">
            <text:p>0,036716900000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875457894785" calcext:value-type="float">
            <text:p>111,8754578947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30247999989661" calcext:value-type="float">
            <text:p>0,043024799998966</text:p>
          </table:table-cell>
          <table:table-cell office:value-type="string" calcext:value-type="string">
            <text:p><text:s/>[2] </text:p>
          </table:table-cell>
          <table:table-cell office:value-type="float" office:value="0.0493038999993587" calcext:value-type="float">
            <text:p>0,0493038999993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2644963167735" calcext:value-type="float">
            <text:p>87,264496316773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24553999997443" calcext:value-type="float">
            <text:p>0,042455399999744</text:p>
          </table:table-cell>
          <table:table-cell office:value-type="string" calcext:value-type="string">
            <text:p><text:s/>[2] </text:p>
          </table:table-cell>
          <table:table-cell office:value-type="float" office:value="0.0525294000006397" calcext:value-type="float">
            <text:p>0,05252940000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8221681557894" calcext:value-type="float">
            <text:p>80,822168155789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32211999999709" calcext:value-type="float">
            <text:p>0,043221199999971</text:p>
          </table:table-cell>
          <table:table-cell office:value-type="string" calcext:value-type="string">
            <text:p><text:s/>[2] </text:p>
          </table:table-cell>
          <table:table-cell office:value-type="float" office:value="0.0489904999994906" calcext:value-type="float">
            <text:p>0,048990499999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2236351954365" calcext:value-type="float">
            <text:p>88,22363519543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30529000004754" calcext:value-type="float">
            <text:p>0,043052900000475</text:p>
          </table:table-cell>
          <table:table-cell office:value-type="string" calcext:value-type="string">
            <text:p><text:s/>[2] </text:p>
          </table:table-cell>
          <table:table-cell office:value-type="float" office:value="0.0612243999989005" calcext:value-type="float">
            <text:p>0,061224399998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319839804471" calcext:value-type="float">
            <text:p>70,3198398044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34078999998746" calcext:value-type="float">
            <text:p>0,043407899999875</text:p>
          </table:table-cell>
          <table:table-cell office:value-type="string" calcext:value-type="string">
            <text:p><text:s/>[2] </text:p>
          </table:table-cell>
          <table:table-cell office:value-type="float" office:value="0.0646056999990833" calcext:value-type="float">
            <text:p>0,064605699999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1889632036965" calcext:value-type="float">
            <text:p>67,18896320369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56277000004775" calcext:value-type="float">
            <text:p>0,045627700000478</text:p>
          </table:table-cell>
          <table:table-cell office:value-type="string" calcext:value-type="string">
            <text:p><text:s/>[2] </text:p>
          </table:table-cell>
          <table:table-cell office:value-type="float" office:value="0.0526301000005333" calcext:value-type="float">
            <text:p>0,052630100000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950661313871" calcext:value-type="float">
            <text:p>86,695066131387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16904000012437" calcext:value-type="float">
            <text:p>0,041690400001244</text:p>
          </table:table-cell>
          <table:table-cell office:value-type="string" calcext:value-type="string">
            <text:p><text:s/>[2] </text:p>
          </table:table-cell>
          <table:table-cell office:value-type="float" office:value="0.0489050999996834" calcext:value-type="float">
            <text:p>0,048905099999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2475508720226" calcext:value-type="float">
            <text:p>85,24755087202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] </text:p>
          </table:table-cell>
          <table:table-cell office:value-type="float" office:value="0.0281371999997646" calcext:value-type="float">
            <text:p>0,028137199999765</text:p>
          </table:table-cell>
          <table:table-cell office:value-type="string" calcext:value-type="string">
            <text:p><text:s/>[2] </text:p>
          </table:table-cell>
          <table:table-cell office:value-type="float" office:value="0.02385740000027" calcext:value-type="float">
            <text:p>0,02385740000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.939088079364" calcext:value-type="float">
            <text:p>117,93908807936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287968999997247" calcext:value-type="float">
            <text:p>0,028796899999725</text:p>
          </table:table-cell>
          <table:table-cell office:value-type="string" calcext:value-type="string">
            <text:p><text:s/>[2] </text:p>
          </table:table-cell>
          <table:table-cell office:value-type="float" office:value="0.0368179999990389" calcext:value-type="float">
            <text:p>0,036817999999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.2141887133371" calcext:value-type="float">
            <text:p>78,21418871333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8, 41] </text:p>
          </table:table-cell>
          <table:table-cell office:value-type="float" office:value="6.79576090000046" calcext:value-type="float">
            <text:p>6,79576090000046</text:p>
          </table:table-cell>
          <table:table-cell office:value-type="string" calcext:value-type="string">
            <text:p><text:s/>[41, 28] </text:p>
          </table:table-cell>
          <table:table-cell office:value-type="float" office:value="1.24041589999979" calcext:value-type="float">
            <text:p>1,240415899999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7.861479363624" calcext:value-type="float">
            <text:p>547,8614793636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430350000009639" calcext:value-type="float">
            <text:p>0,043035000000964</text:p>
          </table:table-cell>
          <table:table-cell office:value-type="string" calcext:value-type="string">
            <text:p><text:s/>[2] </text:p>
          </table:table-cell>
          <table:table-cell office:value-type="float" office:value="0.0372677999999723" calcext:value-type="float">
            <text:p>0,037267799999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47502133476" calcext:value-type="float">
            <text:p>115,475021334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2210999999952" calcext:value-type="float">
            <text:p>0,042210999999952</text:p>
          </table:table-cell>
          <table:table-cell office:value-type="string" calcext:value-type="string">
            <text:p><text:s/>[2] </text:p>
          </table:table-cell>
          <table:table-cell office:value-type="float" office:value="0.0499677999992855" calcext:value-type="float">
            <text:p>0,049967799999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4764028045174" calcext:value-type="float">
            <text:p>84,476402804517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23643000001903" calcext:value-type="float">
            <text:p>0,04236430000019</text:p>
          </table:table-cell>
          <table:table-cell office:value-type="string" calcext:value-type="string">
            <text:p><text:s/>[2] </text:p>
          </table:table-cell>
          <table:table-cell office:value-type="float" office:value="0.0514462999999523" calcext:value-type="float">
            <text:p>0,051446299999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346641061125" calcext:value-type="float">
            <text:p>82,3466410611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48542999991332" calcext:value-type="float">
            <text:p>0,044854299999133</text:p>
          </table:table-cell>
          <table:table-cell office:value-type="string" calcext:value-type="string">
            <text:p><text:s/>[2] </text:p>
          </table:table-cell>
          <table:table-cell office:value-type="float" office:value="0.050906299999042" calcext:value-type="float">
            <text:p>0,050906299999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1114911120576" calcext:value-type="float">
            <text:p>88,11149111205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30413000009139" calcext:value-type="float">
            <text:p>0,043041300000914</text:p>
          </table:table-cell>
          <table:table-cell office:value-type="string" calcext:value-type="string">
            <text:p><text:s/>[2] </text:p>
          </table:table-cell>
          <table:table-cell office:value-type="float" office:value="0.0635122000006959" calcext:value-type="float">
            <text:p>0,063512200000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7685547035724" calcext:value-type="float">
            <text:p>67,76855470357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40946999995504" calcext:value-type="float">
            <text:p>0,04409469999955</text:p>
          </table:table-cell>
          <table:table-cell office:value-type="string" calcext:value-type="string">
            <text:p><text:s/>[2] </text:p>
          </table:table-cell>
          <table:table-cell office:value-type="float" office:value="0.0630925000004936" calcext:value-type="float">
            <text:p>0,0630925000004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8889725390584" calcext:value-type="float">
            <text:p>69,888972539058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64465000011842" calcext:value-type="float">
            <text:p>0,046446500001184</text:p>
          </table:table-cell>
          <table:table-cell office:value-type="string" calcext:value-type="string">
            <text:p><text:s/>[2] </text:p>
          </table:table-cell>
          <table:table-cell office:value-type="float" office:value="0.0514575000008335" calcext:value-type="float">
            <text:p>0,0514575000008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2618665897718" calcext:value-type="float">
            <text:p>90,26186658977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28039999998873" calcext:value-type="float">
            <text:p>0,042803999999887</text:p>
          </table:table-cell>
          <table:table-cell office:value-type="string" calcext:value-type="string">
            <text:p><text:s/>[2] </text:p>
          </table:table-cell>
          <table:table-cell office:value-type="float" office:value="0.0632933000000776" calcext:value-type="float">
            <text:p>0,063293300000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6280111794374" calcext:value-type="float">
            <text:p>67,62801117943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37756999992416" calcext:value-type="float">
            <text:p>0,043775699999242</text:p>
          </table:table-cell>
          <table:table-cell office:value-type="string" calcext:value-type="string">
            <text:p><text:s/>[2] </text:p>
          </table:table-cell>
          <table:table-cell office:value-type="float" office:value="0.0628907000005711" calcext:value-type="float">
            <text:p>0,062890700000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6059989773434" calcext:value-type="float">
            <text:p>69,60599897734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68684000006761" calcext:value-type="float">
            <text:p>0,046868400000676</text:p>
          </table:table-cell>
          <table:table-cell office:value-type="string" calcext:value-type="string">
            <text:p><text:s/>[2] </text:p>
          </table:table-cell>
          <table:table-cell office:value-type="float" office:value="0.0524025999999139" calcext:value-type="float">
            <text:p>0,0524025999999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439073635188" calcext:value-type="float">
            <text:p>89,4390736351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8, 32, 41] </text:p>
          </table:table-cell>
          <table:table-cell office:value-type="float" office:value="96.2679363999996" calcext:value-type="float">
            <text:p>96,2679363999996</text:p>
          </table:table-cell>
          <table:table-cell office:value-type="string" calcext:value-type="string">
            <text:p><text:s/>[41, 28, 32] </text:p>
          </table:table-cell>
          <table:table-cell office:value-type="float" office:value="32.1560752000005" calcext:value-type="float">
            <text:p>32,1560752000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9.377134184579" calcext:value-type="float">
            <text:p>299,37713418457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45504999996047" calcext:value-type="float">
            <text:p>0,044550499999605</text:p>
          </table:table-cell>
          <table:table-cell office:value-type="string" calcext:value-type="string">
            <text:p><text:s/>[2] </text:p>
          </table:table-cell>
          <table:table-cell office:value-type="float" office:value="0.0498041999991983" calcext:value-type="float">
            <text:p>0,049804199999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4512912572068" calcext:value-type="float">
            <text:p>89,451291257206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, 33] </text:p>
          </table:table-cell>
          <table:table-cell office:value-type="float" office:value="1.90372919999936" calcext:value-type="float">
            <text:p>1,90372919999936</text:p>
          </table:table-cell>
          <table:table-cell office:value-type="string" calcext:value-type="string">
            <text:p><text:s/>[33, 2] </text:p>
          </table:table-cell>
          <table:table-cell office:value-type="float" office:value="1.03620579999988" calcext:value-type="float">
            <text:p>1,036205799999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.721148829661" calcext:value-type="float">
            <text:p>183,7211488296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9, 41] </text:p>
          </table:table-cell>
          <table:table-cell office:value-type="float" office:value="5.9252204000004" calcext:value-type="float">
            <text:p>5,9252204000004</text:p>
          </table:table-cell>
          <table:table-cell office:value-type="string" calcext:value-type="string">
            <text:p><text:s/>[41, 19] </text:p>
          </table:table-cell>
          <table:table-cell office:value-type="float" office:value="1.15044000000053" calcext:value-type="float">
            <text:p>1,150440000000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5.039497931025" calcext:value-type="float">
            <text:p>515,0394979310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438439000005019" calcext:value-type="float">
            <text:p>0,043843900000502</text:p>
          </table:table-cell>
          <table:table-cell office:value-type="string" calcext:value-type="string">
            <text:p><text:s/>[2] </text:p>
          </table:table-cell>
          <table:table-cell office:value-type="float" office:value="0.0394092000002274" calcext:value-type="float">
            <text:p>0,039409200000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252956163152" calcext:value-type="float">
            <text:p>111,2529561631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29380000001402" calcext:value-type="float">
            <text:p>0,04293800000014</text:p>
          </table:table-cell>
          <table:table-cell office:value-type="string" calcext:value-type="string">
            <text:p><text:s/>[2] </text:p>
          </table:table-cell>
          <table:table-cell office:value-type="float" office:value="0.052872900001239" calcext:value-type="float">
            <text:p>0,052872900001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2098447392406" calcext:value-type="float">
            <text:p>81,20984473924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30910999988555" calcext:value-type="float">
            <text:p>0,043091099998856</text:p>
          </table:table-cell>
          <table:table-cell office:value-type="string" calcext:value-type="string">
            <text:p><text:s/>[2] </text:p>
          </table:table-cell>
          <table:table-cell office:value-type="float" office:value="0.0652271999992081" calcext:value-type="float">
            <text:p>0,065227199999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063084111197" calcext:value-type="float">
            <text:p>66,0630841111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40607999989879" calcext:value-type="float">
            <text:p>0,044060799998988</text:p>
          </table:table-cell>
          <table:table-cell office:value-type="string" calcext:value-type="string">
            <text:p><text:s/>[2] </text:p>
          </table:table-cell>
          <table:table-cell office:value-type="float" office:value="0.0521238000001176" calcext:value-type="float">
            <text:p>0,052123800000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5310587464623" calcext:value-type="float">
            <text:p>84,53105874646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32, 41] </text:p>
          </table:table-cell>
          <table:table-cell office:value-type="float" office:value="85.949463999999" calcext:value-type="float">
            <text:p>85,949463999999</text:p>
          </table:table-cell>
          <table:table-cell office:value-type="string" calcext:value-type="string">
            <text:p><text:s/>[41, 19, 32] </text:p>
          </table:table-cell>
          <table:table-cell office:value-type="float" office:value="29.5985721999998" calcext:value-type="float">
            <text:p>29,59857219999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0.383817905918" calcext:value-type="float">
            <text:p>290,3838179059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, 19] </text:p>
          </table:table-cell>
          <table:table-cell office:value-type="float" office:value="1.69218780000083" calcext:value-type="float">
            <text:p>1,69218780000083</text:p>
          </table:table-cell>
          <table:table-cell office:value-type="string" calcext:value-type="string">
            <text:p><text:s/>[35, 2] </text:p>
          </table:table-cell>
          <table:table-cell office:value-type="float" office:value="0.988028599999961" calcext:value-type="float">
            <text:p>0,9880285999999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.269111035945" calcext:value-type="float">
            <text:p>171,26911103594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, 19] </text:p>
          </table:table-cell>
          <table:table-cell office:value-type="float" office:value="1.79786279999971" calcext:value-type="float">
            <text:p>1,79786279999971</text:p>
          </table:table-cell>
          <table:table-cell office:value-type="string" calcext:value-type="string">
            <text:p><text:s/>[35, 2] </text:p>
          </table:table-cell>
          <table:table-cell office:value-type="float" office:value="1.06254209999897" calcext:value-type="float">
            <text:p>1,062542099998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9.20391201454" calcext:value-type="float">
            <text:p>169,203912014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, 35] </text:p>
          </table:table-cell>
          <table:table-cell office:value-type="float" office:value="2.0671159000005" calcext:value-type="float">
            <text:p>2,0671159000005</text:p>
          </table:table-cell>
          <table:table-cell office:value-type="string" calcext:value-type="string">
            <text:p><text:s/>[35, 2] </text:p>
          </table:table-cell>
          <table:table-cell office:value-type="float" office:value="1.10547310000111" calcext:value-type="float">
            <text:p>1,105473100001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.989253741084" calcext:value-type="float">
            <text:p>186,98925374108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0, 35] </text:p>
          </table:table-cell>
          <table:table-cell office:value-type="float" office:value="9.24552850000037" calcext:value-type="float">
            <text:p>9,24552850000037</text:p>
          </table:table-cell>
          <table:table-cell office:value-type="string" calcext:value-type="string">
            <text:p><text:s/>[35, 20] </text:p>
          </table:table-cell>
          <table:table-cell office:value-type="float" office:value="1.13404389999923" calcext:value-type="float">
            <text:p>1,134043899999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5.270775673377" calcext:value-type="float">
            <text:p>815,2707756733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71240999992006" calcext:value-type="float">
            <text:p>0,047124099999201</text:p>
          </table:table-cell>
          <table:table-cell office:value-type="string" calcext:value-type="string">
            <text:p><text:s/>[2] </text:p>
          </table:table-cell>
          <table:table-cell office:value-type="float" office:value="0.0519088999993983" calcext:value-type="float">
            <text:p>0,051908899999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7823128591567" calcext:value-type="float">
            <text:p>90,78231285915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, 19] </text:p>
          </table:table-cell>
          <table:table-cell office:value-type="float" office:value="2.10850659999996" calcext:value-type="float">
            <text:p>2,10850659999996</text:p>
          </table:table-cell>
          <table:table-cell office:value-type="string" calcext:value-type="string">
            <text:p><text:s/>[35, 2] </text:p>
          </table:table-cell>
          <table:table-cell office:value-type="float" office:value="1.63773780000047" calcext:value-type="float">
            <text:p>1,637737800000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.745065296738" calcext:value-type="float">
            <text:p>128,7450652967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19, 32, 41] </text:p>
          </table:table-cell>
          <table:table-cell office:value-type="float" office:value="93.0292239999995" calcext:value-type="float">
            <text:p>93,0292239999995</text:p>
          </table:table-cell>
          <table:table-cell office:value-type="string" calcext:value-type="string">
            <text:p><text:s/>[41, 19, 32] </text:p>
          </table:table-cell>
          <table:table-cell office:value-type="float" office:value="31.8064418000009" calcext:value-type="float">
            <text:p>31,80644180000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.485480095409" calcext:value-type="float">
            <text:p>292,4854800954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, 19] </text:p>
          </table:table-cell>
          <table:table-cell office:value-type="float" office:value="1.74726720000035" calcext:value-type="float">
            <text:p>1,74726720000035</text:p>
          </table:table-cell>
          <table:table-cell office:value-type="string" calcext:value-type="string">
            <text:p><text:s/>[33, 2] </text:p>
          </table:table-cell>
          <table:table-cell office:value-type="float" office:value="1.01558329999971" calcext:value-type="float">
            <text:p>1,015583299999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2.045680546426" calcext:value-type="float">
            <text:p>172,0456805464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7, 41] </text:p>
          </table:table-cell>
          <table:table-cell office:value-type="float" office:value="3.37349580000155" calcext:value-type="float">
            <text:p>3,37349580000155</text:p>
          </table:table-cell>
          <table:table-cell office:value-type="string" calcext:value-type="string">
            <text:p><text:s/>[41, 7] </text:p>
          </table:table-cell>
          <table:table-cell office:value-type="float" office:value="1.01999269999797" calcext:value-type="float">
            <text:p>1,019992699997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0.737249394851" calcext:value-type="float">
            <text:p>330,73724939485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440349000011338" calcext:value-type="float">
            <text:p>0,044034900001134</text:p>
          </table:table-cell>
          <table:table-cell office:value-type="string" calcext:value-type="string">
            <text:p><text:s/>[2] </text:p>
          </table:table-cell>
          <table:table-cell office:value-type="float" office:value="0.04268560000055" calcext:value-type="float">
            <text:p>0,04268560000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161019174069" calcext:value-type="float">
            <text:p>103,1610191740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25305000011576" calcext:value-type="float">
            <text:p>0,042530500001158</text:p>
          </table:table-cell>
          <table:table-cell office:value-type="string" calcext:value-type="string">
            <text:p><text:s/>[2] </text:p>
          </table:table-cell>
          <table:table-cell office:value-type="float" office:value="0.057192399998894" calcext:value-type="float">
            <text:p>0,057192399998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363901500864" calcext:value-type="float">
            <text:p>74,3639015008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52097000001231" calcext:value-type="float">
            <text:p>0,045209700000123</text:p>
          </table:table-cell>
          <table:table-cell office:value-type="string" calcext:value-type="string">
            <text:p><text:s/>[2] </text:p>
          </table:table-cell>
          <table:table-cell office:value-type="float" office:value="0.0641441999992821" calcext:value-type="float">
            <text:p>0,064144199999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4813529526116" calcext:value-type="float">
            <text:p>70,4813529526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58364999998594" calcext:value-type="float">
            <text:p>0,045836499999859</text:p>
          </table:table-cell>
          <table:table-cell office:value-type="string" calcext:value-type="string">
            <text:p><text:s/>[2] </text:p>
          </table:table-cell>
          <table:table-cell office:value-type="float" office:value="0.0531709000002593" calcext:value-type="float">
            <text:p>0,053170900000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2059886133879" calcext:value-type="float">
            <text:p>86,20598861338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37281999998959" calcext:value-type="float">
            <text:p>0,043728199999896</text:p>
          </table:table-cell>
          <table:table-cell office:value-type="string" calcext:value-type="string">
            <text:p><text:s/>[2] </text:p>
          </table:table-cell>
          <table:table-cell office:value-type="float" office:value="0.0624027000012575" calcext:value-type="float">
            <text:p>0,062402700001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0742115309349" calcext:value-type="float">
            <text:p>70,07421153093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72149999986868" calcext:value-type="float">
            <text:p>0,047214999998687</text:p>
          </table:table-cell>
          <table:table-cell office:value-type="string" calcext:value-type="string">
            <text:p><text:s/>[2] </text:p>
          </table:table-cell>
          <table:table-cell office:value-type="float" office:value="0.0643248999986099" calcext:value-type="float">
            <text:p>0,06432489999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4008136813383" calcext:value-type="float">
            <text:p>73,40081368133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32, 41] </text:p>
          </table:table-cell>
          <table:table-cell office:value-type="float" office:value="57.3637931000005" calcext:value-type="float">
            <text:p>57,3637931000005</text:p>
          </table:table-cell>
          <table:table-cell office:value-type="string" calcext:value-type="string">
            <text:p><text:s/>[41, 7, 32] </text:p>
          </table:table-cell>
          <table:table-cell office:value-type="float" office:value="27.948031699998" calcext:value-type="float">
            <text:p>27,9480316999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5.251638883767" calcext:value-type="float">
            <text:p>205,2516388837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, 7] </text:p>
          </table:table-cell>
          <table:table-cell office:value-type="float" office:value="1.62291679999908" calcext:value-type="float">
            <text:p>1,62291679999908</text:p>
          </table:table-cell>
          <table:table-cell office:value-type="string" calcext:value-type="string">
            <text:p><text:s/>[35, 2] </text:p>
          </table:table-cell>
          <table:table-cell office:value-type="float" office:value="1.00921620000154" calcext:value-type="float">
            <text:p>1,009216200001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.809626321555" calcext:value-type="float">
            <text:p>160,8096263215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, 7] </text:p>
          </table:table-cell>
          <table:table-cell office:value-type="float" office:value="1.73197770000261" calcext:value-type="float">
            <text:p>1,73197770000261</text:p>
          </table:table-cell>
          <table:table-cell office:value-type="string" calcext:value-type="string">
            <text:p><text:s/>[35, 2] </text:p>
          </table:table-cell>
          <table:table-cell office:value-type="float" office:value="1.0813661000022" calcext:value-type="float">
            <text:p>1,08136610000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.165710761516" calcext:value-type="float">
            <text:p>160,1657107615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, 35] </text:p>
          </table:table-cell>
          <table:table-cell office:value-type="float" office:value="2.1387681000022" calcext:value-type="float">
            <text:p>2,1387681000022</text:p>
          </table:table-cell>
          <table:table-cell office:value-type="string" calcext:value-type="string">
            <text:p><text:s/>[35, 2] </text:p>
          </table:table-cell>
          <table:table-cell office:value-type="float" office:value="1.1212812999991" calcext:value-type="float">
            <text:p>1,1212812999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0.743223846141" calcext:value-type="float">
            <text:p>190,7432238461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9, 35] </text:p>
          </table:table-cell>
          <table:table-cell office:value-type="float" office:value="5.45639570000058" calcext:value-type="float">
            <text:p>5,45639570000058</text:p>
          </table:table-cell>
          <table:table-cell office:value-type="string" calcext:value-type="string">
            <text:p><text:s/>[35, 9] </text:p>
          </table:table-cell>
          <table:table-cell office:value-type="float" office:value="1.15827619999764" calcext:value-type="float">
            <text:p>1,158276199997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1.07897926347" calcext:value-type="float">
            <text:p>471,078979263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, 35] </text:p>
          </table:table-cell>
          <table:table-cell office:value-type="float" office:value="2.28577769999974" calcext:value-type="float">
            <text:p>2,28577769999974</text:p>
          </table:table-cell>
          <table:table-cell office:value-type="string" calcext:value-type="string">
            <text:p><text:s/>[35, 2] </text:p>
          </table:table-cell>
          <table:table-cell office:value-type="float" office:value="1.1445676000003" calcext:value-type="float">
            <text:p>1,1445676000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.706657780558" calcext:value-type="float">
            <text:p>199,7066577805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9, 35] </text:p>
          </table:table-cell>
          <table:table-cell office:value-type="float" office:value="6.13407510000106" calcext:value-type="float">
            <text:p>6,13407510000106</text:p>
          </table:table-cell>
          <table:table-cell office:value-type="string" calcext:value-type="string">
            <text:p><text:s/>[35, 9] </text:p>
          </table:table-cell>
          <table:table-cell office:value-type="float" office:value="1.17246330000053" calcext:value-type="float">
            <text:p>1,172463300000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3.17843125651" calcext:value-type="float">
            <text:p>523,1784312565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6269200000097" calcext:value-type="float">
            <text:p>0,046269200000097</text:p>
          </table:table-cell>
          <table:table-cell office:value-type="string" calcext:value-type="string">
            <text:p><text:s/>[2] </text:p>
          </table:table-cell>
          <table:table-cell office:value-type="float" office:value="0.0540877000021283" calcext:value-type="float">
            <text:p>0,054087700002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5447726530735" calcext:value-type="float">
            <text:p>85,54477265307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, 7] </text:p>
          </table:table-cell>
          <table:table-cell office:value-type="float" office:value="2.01534059999976" calcext:value-type="float">
            <text:p>2,01534059999976</text:p>
          </table:table-cell>
          <table:table-cell office:value-type="string" calcext:value-type="string">
            <text:p><text:s/>[35, 2] </text:p>
          </table:table-cell>
          <table:table-cell office:value-type="float" office:value="1.67709000000032" calcext:value-type="float">
            <text:p>1,677090000000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.168899701231" calcext:value-type="float">
            <text:p>120,1688997012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7, 32, 41] </text:p>
          </table:table-cell>
          <table:table-cell office:value-type="float" office:value="61.4333587999979" calcext:value-type="float">
            <text:p>61,4333587999979</text:p>
          </table:table-cell>
          <table:table-cell office:value-type="string" calcext:value-type="string">
            <text:p><text:s/>[41, 7, 32] </text:p>
          </table:table-cell>
          <table:table-cell office:value-type="float" office:value="29.3821360000002" calcext:value-type="float">
            <text:p>29,3821360000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9.084046170086" calcext:value-type="float">
            <text:p>209,08404617008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, 7] </text:p>
          </table:table-cell>
          <table:table-cell office:value-type="float" office:value="1.68351859999821" calcext:value-type="float">
            <text:p>1,68351859999821</text:p>
          </table:table-cell>
          <table:table-cell office:value-type="string" calcext:value-type="string">
            <text:p><text:s/>[33, 2] </text:p>
          </table:table-cell>
          <table:table-cell office:value-type="float" office:value="1.03309890000091" calcext:value-type="float">
            <text:p>1,033098900000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2.958125305981" calcext:value-type="float">
            <text:p>162,95812530598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3] </text:p>
          </table:table-cell>
          <table:table-cell office:value-type="float" office:value="0.475328500001342" calcext:value-type="float">
            <text:p>0,475328500001342</text:p>
          </table:table-cell>
          <table:table-cell office:value-type="string" calcext:value-type="string">
            <text:p><text:s/>[43] </text:p>
          </table:table-cell>
          <table:table-cell office:value-type="float" office:value="0.0352574999997159" calcext:value-type="float">
            <text:p>0,0352574999997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8.16280225533" calcext:value-type="float">
            <text:p>1348,162802255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4] </text:p>
          </table:table-cell>
          <table:table-cell office:value-type="float" office:value="0.291093100002035" calcext:value-type="float">
            <text:p>0,291093100002035</text:p>
          </table:table-cell>
          <table:table-cell office:value-type="string" calcext:value-type="string">
            <text:p><text:s/>[24] </text:p>
          </table:table-cell>
          <table:table-cell office:value-type="float" office:value="0.03428530000092" calcext:value-type="float">
            <text:p>0,03428530000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9.031800784081" calcext:value-type="float">
            <text:p>849,0318007840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22] </text:p>
          </table:table-cell>
          <table:table-cell office:value-type="float" office:value="0.276577600001474" calcext:value-type="float">
            <text:p>0,276577600001474</text:p>
          </table:table-cell>
          <table:table-cell office:value-type="string" calcext:value-type="string">
            <text:p><text:s/>[22] </text:p>
          </table:table-cell>
          <table:table-cell office:value-type="float" office:value="0.0342723000008846" calcext:value-type="float">
            <text:p>0,0342723000008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7.00040555882" calcext:value-type="float">
            <text:p>807,0004055588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2, 43] </text:p>
          </table:table-cell>
          <table:table-cell office:value-type="float" office:value="8.15320300000021" calcext:value-type="float">
            <text:p>8,15320300000021</text:p>
          </table:table-cell>
          <table:table-cell office:value-type="string" calcext:value-type="string">
            <text:p><text:s/>[22, 43] </text:p>
          </table:table-cell>
          <table:table-cell office:value-type="float" office:value="0.87474499999953" calcext:value-type="float">
            <text:p>0,874744999999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2.066259310381" calcext:value-type="float">
            <text:p>932,0662593103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2, 24] </text:p>
          </table:table-cell>
          <table:table-cell office:value-type="float" office:value="8.30499130000244" calcext:value-type="float">
            <text:p>8,30499130000244</text:p>
          </table:table-cell>
          <table:table-cell office:value-type="string" calcext:value-type="string">
            <text:p><text:s/>[22, 24] </text:p>
          </table:table-cell>
          <table:table-cell office:value-type="float" office:value="0.88661570000113" calcext:value-type="float">
            <text:p>0,886615700001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6.706997179483" calcext:value-type="float">
            <text:p>936,70699717948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38] </text:p>
          </table:table-cell>
          <table:table-cell office:value-type="float" office:value="0.490945800000918" calcext:value-type="float">
            <text:p>0,490945800000918</text:p>
          </table:table-cell>
          <table:table-cell office:value-type="string" calcext:value-type="string">
            <text:p><text:s/>[38] </text:p>
          </table:table-cell>
          <table:table-cell office:value-type="float" office:value="0.0360054999997374" calcext:value-type="float">
            <text:p>0,036005499999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3.53001626001" calcext:value-type="float">
            <text:p>1363,53001626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8, 10] </text:p>
          </table:table-cell>
          <table:table-cell office:value-type="float" office:value="4.27369560000079" calcext:value-type="float">
            <text:p>4,27369560000079</text:p>
          </table:table-cell>
          <table:table-cell office:value-type="string" calcext:value-type="string">
            <text:p><text:s/>[8, 10] </text:p>
          </table:table-cell>
          <table:table-cell office:value-type="float" office:value="0.913934799999697" calcext:value-type="float">
            <text:p>0,9139347999996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7.614932706601" calcext:value-type="float">
            <text:p>467,6149327066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8, 10, 38] </text:p>
          </table:table-cell>
          <table:table-cell office:value-type="float" office:value="85.5493430000002" calcext:value-type="float">
            <text:p>85,5493430000002</text:p>
          </table:table-cell>
          <table:table-cell office:value-type="string" calcext:value-type="string">
            <text:p><text:s/>[8, 38, 10] </text:p>
          </table:table-cell>
          <table:table-cell office:value-type="float" office:value="19.2469005999999" calcext:value-type="float">
            <text:p>19,2469005999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4.483736773704" calcext:value-type="float">
            <text:p>444,4837367737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3] </text:p>
          </table:table-cell>
          <table:table-cell office:value-type="float" office:value="0.494139799999539" calcext:value-type="float">
            <text:p>0,494139799999539</text:p>
          </table:table-cell>
          <table:table-cell office:value-type="string" calcext:value-type="string">
            <text:p><text:s/>[43] </text:p>
          </table:table-cell>
          <table:table-cell office:value-type="float" office:value="0.04447789999831" calcext:value-type="float">
            <text:p>0,04447789999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0.97826115512" calcext:value-type="float">
            <text:p>1110,978261155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4] </text:p>
          </table:table-cell>
          <table:table-cell office:value-type="float" office:value="0.291567200000281" calcext:value-type="float">
            <text:p>0,291567200000281</text:p>
          </table:table-cell>
          <table:table-cell office:value-type="string" calcext:value-type="string">
            <text:p><text:s/>[24] </text:p>
          </table:table-cell>
          <table:table-cell office:value-type="float" office:value="0.0459789999993518" calcext:value-type="float">
            <text:p>0,045978999999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4.131233833689" calcext:value-type="float">
            <text:p>634,1312338336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2, 32] </text:p>
          </table:table-cell>
          <table:table-cell office:value-type="float" office:value="8.05950920000032" calcext:value-type="float">
            <text:p>8,05950920000032</text:p>
          </table:table-cell>
          <table:table-cell office:value-type="string" calcext:value-type="string">
            <text:p><text:s/>[22, 32] </text:p>
          </table:table-cell>
          <table:table-cell office:value-type="float" office:value="1.85338740000152" calcext:value-type="float">
            <text:p>1,853387400001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4.852918499053" calcext:value-type="float">
            <text:p>434,8529184990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2, 32, 43] </text:p>
          </table:table-cell>
          <table:table-cell office:value-type="float" office:value="127.762384300001" calcext:value-type="float">
            <text:p>127,762384300001</text:p>
          </table:table-cell>
          <table:table-cell office:value-type="string" calcext:value-type="string">
            <text:p><text:s/>[22, 43, 32] </text:p>
          </table:table-cell>
          <table:table-cell office:value-type="float" office:value="25.3054135999992" calcext:value-type="float">
            <text:p>25,30541359999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4.881628569806" calcext:value-type="float">
            <text:p>504,8816285698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2, 24, 32] </text:p>
          </table:table-cell>
          <table:table-cell office:value-type="float" office:value="135.725719599999" calcext:value-type="float">
            <text:p>135,725719599999</text:p>
          </table:table-cell>
          <table:table-cell office:value-type="string" calcext:value-type="string">
            <text:p><text:s/>[22, 24, 32] </text:p>
          </table:table-cell>
          <table:table-cell office:value-type="float" office:value="26.3767546999996" calcext:value-type="float">
            <text:p>26,37675469999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4.565651247465" calcext:value-type="float">
            <text:p>514,5656512474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1, 32, 38] </text:p>
          </table:table-cell>
          <table:table-cell office:value-type="float" office:value="35.4111837999983" calcext:value-type="float">
            <text:p>35,4111837999983</text:p>
          </table:table-cell>
          <table:table-cell office:value-type="string" calcext:value-type="string">
            <text:p><text:s/>[38, 1, 32] </text:p>
          </table:table-cell>
          <table:table-cell office:value-type="float" office:value="29.5908137999999" calcext:value-type="float">
            <text:p>29,5908137999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9.669516490278" calcext:value-type="float">
            <text:p>119,6695164902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8, 10, 32] </text:p>
          </table:table-cell>
          <table:table-cell office:value-type="float" office:value="85.7474989999988" calcext:value-type="float">
            <text:p>85,7474989999988</text:p>
          </table:table-cell>
          <table:table-cell office:value-type="string" calcext:value-type="string">
            <text:p><text:s/>[8, 10, 32] </text:p>
          </table:table-cell>
          <table:table-cell office:value-type="float" office:value="28.5668042999983" calcext:value-type="float">
            <text:p>28,56680429999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0.164828027347" calcext:value-type="float">
            <text:p>300,1648280273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[42] </text:p>
          </table:table-cell>
          <table:table-cell office:value-type="float" office:value="0.57067420000094" calcext:value-type="float">
            <text:p>0,57067420000094</text:p>
          </table:table-cell>
          <table:table-cell office:value-type="string" calcext:value-type="string">
            <text:p><text:s/>[42] </text:p>
          </table:table-cell>
          <table:table-cell office:value-type="float" office:value="0.0367056000017328" calcext:value-type="float">
            <text:p>0,0367056000017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4.73333762151" calcext:value-type="float">
            <text:p>1554,733337621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42] </text:p>
          </table:table-cell>
          <table:table-cell office:value-type="float" office:value="0.58960880000086" calcext:value-type="float">
            <text:p>0,58960880000086</text:p>
          </table:table-cell>
          <table:table-cell office:value-type="string" calcext:value-type="string">
            <text:p><text:s/>[42] </text:p>
          </table:table-cell>
          <table:table-cell office:value-type="float" office:value="0.0361480999999912" calcext:value-type="float">
            <text:p>0,0361480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1.09209059675" calcext:value-type="float">
            <text:p>1631,092090596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2, 32] </text:p>
          </table:table-cell>
          <table:table-cell office:value-type="float" office:value="8.42054360000184" calcext:value-type="float">
            <text:p>8,42054360000184</text:p>
          </table:table-cell>
          <table:table-cell office:value-type="string" calcext:value-type="string">
            <text:p><text:s/>[22, 32] </text:p>
          </table:table-cell>
          <table:table-cell office:value-type="float" office:value="1.89758520000032" calcext:value-type="float">
            <text:p>1,897585200000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3.750488779129" calcext:value-type="float">
            <text:p>443,7504887791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3] </text:p>
          </table:table-cell>
          <table:table-cell office:value-type="float" office:value="0.443987599998945" calcext:value-type="float">
            <text:p>0,443987599998945</text:p>
          </table:table-cell>
          <table:table-cell office:value-type="string" calcext:value-type="string">
            <text:p><text:s/>[33] </text:p>
          </table:table-cell>
          <table:table-cell office:value-type="float" office:value="0.0426261999993585" calcext:value-type="float">
            <text:p>0,0426261999993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1.58381466241" calcext:value-type="float">
            <text:p>1041,583814662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3] </text:p>
          </table:table-cell>
          <table:table-cell office:value-type="float" office:value="0.463620799998171" calcext:value-type="float">
            <text:p>0,463620799998171</text:p>
          </table:table-cell>
          <table:table-cell office:value-type="string" calcext:value-type="string">
            <text:p><text:s/>[33] </text:p>
          </table:table-cell>
          <table:table-cell office:value-type="float" office:value="0.0408183999999892" calcext:value-type="float">
            <text:p>0,0408183999999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5.81326068218" calcext:value-type="float">
            <text:p>1135,813260682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4] </text:p>
          </table:table-cell>
          <table:table-cell office:value-type="float" office:value="0.328096499998355" calcext:value-type="float">
            <text:p>0,328096499998355</text:p>
          </table:table-cell>
          <table:table-cell office:value-type="string" calcext:value-type="string">
            <text:p><text:s/>[33] </text:p>
          </table:table-cell>
          <table:table-cell office:value-type="float" office:value="0.0418907999992371" calcext:value-type="float">
            <text:p>0,041890799999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3.218510996044" calcext:value-type="float">
            <text:p>783,2185109960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3] </text:p>
          </table:table-cell>
          <table:table-cell office:value-type="float" office:value="0.484668299998157" calcext:value-type="float">
            <text:p>0,484668299998157</text:p>
          </table:table-cell>
          <table:table-cell office:value-type="string" calcext:value-type="string">
            <text:p><text:s/>[33] </text:p>
          </table:table-cell>
          <table:table-cell office:value-type="float" office:value="0.0427601000003051" calcext:value-type="float">
            <text:p>0,042760100000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3.45922950297" calcext:value-type="float">
            <text:p>1133,459229502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, 33] </text:p>
          </table:table-cell>
          <table:table-cell office:value-type="float" office:value="2.44340460000094" calcext:value-type="float">
            <text:p>2,44340460000094</text:p>
          </table:table-cell>
          <table:table-cell office:value-type="string" calcext:value-type="string">
            <text:p><text:s/>[33, 2] </text:p>
          </table:table-cell>
          <table:table-cell office:value-type="float" office:value="1.30246360000165" calcext:value-type="float">
            <text:p>1,302463600001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7.598686059085" calcext:value-type="float">
            <text:p>187,5986860590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3] </text:p>
          </table:table-cell>
          <table:table-cell office:value-type="float" office:value="0.528537200001301" calcext:value-type="float">
            <text:p>0,528537200001301</text:p>
          </table:table-cell>
          <table:table-cell office:value-type="string" calcext:value-type="string">
            <text:p><text:s/>[33] </text:p>
          </table:table-cell>
          <table:table-cell office:value-type="float" office:value="0.0410403999994742" calcext:value-type="float">
            <text:p>0,041040399999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7.84612237715" calcext:value-type="float">
            <text:p>1287,84612237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33] </text:p>
          </table:table-cell>
          <table:table-cell office:value-type="float" office:value="0.524936499999603" calcext:value-type="float">
            <text:p>0,524936499999603</text:p>
          </table:table-cell>
          <table:table-cell office:value-type="string" calcext:value-type="string">
            <text:p><text:s/>[33] </text:p>
          </table:table-cell>
          <table:table-cell office:value-type="float" office:value="0.0424956000002567" calcext:value-type="float">
            <text:p>0,042495600000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5.27259291887" calcext:value-type="float">
            <text:p>1235,272592918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AVERAGE([.B1:.B527])" office:value-type="float" office:value="3.87855787476281" calcext:value-type="float">
            <text:p>3,87855787476281</text:p>
          </table:table-cell>
          <table:table-cell/>
          <table:table-cell table:formula="of:=AVERAGE([.D1:.D527])" office:value-type="float" office:value="15.9261840185958" calcext:value-type="float">
            <text:p>15,9261840185958</text:p>
          </table:table-cell>
          <table:table-cell/>
          <table:table-cell table:formula="of:=AVERAGE([.F1:.F527])" office:value-type="float" office:value="10.5917614375712" calcext:value-type="float">
            <text:p>10,5917614375712</text:p>
          </table:table-cell>
          <table:table-cell table:number-columns-repeated="3"/>
          <table:table-cell table:formula="of:=AVERAGE([.J1:.J527])" office:value-type="float" office:value="323.441303745243" calcext:value-type="float">
            <text:p>323,441303745243</text:p>
          </table:table-cell>
          <table:table-cell table:formula="of:=AVERAGE([.K1:.K527])" office:value-type="float" office:value="3.87855787476281" calcext:value-type="float">
            <text:p>3,87855787476281</text:p>
          </table:table-cell>
          <table:table-cell table:formula="of:=AVERAGE([.L1:.L527])" office:value-type="float" office:value="21.2106261859583" calcext:value-type="float">
            <text:p>21,2106261859583</text:p>
          </table:table-cell>
          <table:table-cell table:formula="of:=AVERAGE([.M1:.M527])" office:value-type="float" office:value="21.9108159392789" calcext:value-type="float">
            <text:p>21,9108159392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9T06:38:39.791128000</dc:date>
    <meta:editing-duration>PT5M</meta:editing-duration>
    <meta:editing-cycles>2</meta:editing-cycles>
    <meta:generator>LibreOffice/6.0.6.2$MacOSX_X86_64 LibreOffice_project/0c292870b25a325b5ed35f6b45599d2ea4458e77</meta:generator>
    <meta:document-statistic meta:table-count="1" meta:cell-count="6858" meta:object-count="0"/>
  </office:meta>
</office:document-meta>
</file>